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ndale Mono" svg:font-family="'Andale Mono'" style:font-pitch="fixed"/>
    <style:font-face style:name="Arial" svg:font-family="Arial" style:font-family-generic="swiss"/>
    <style:font-face style:name="Arial1" svg:font-family="Arial" style:font-family-generic="swiss" style:font-pitch="variable"/>
    <style:font-face style:name="Arial2" svg:font-family="Arial" style:font-adornments="Regular"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Century Gothic1" svg:font-family="'Century Gothic', 'Century Gothic'" style:font-family-generic="swiss" style:font-pitch="variable"/>
    <style:font-face style:name="Courier New" svg:font-family="'Courier New'" style:font-family-generic="modern"/>
    <style:font-face style:name="OpenSymbol" svg:font-family="OpenSymbol"/>
    <style:font-face style:name="SimSun" svg:font-family="SimSun" style:font-family-generic="system" style:font-pitch="variable"/>
    <style:font-face style:name="Symbol" svg:font-family="Symbol" style:font-family-generic="roman" style:font-pitch="variable" style:font-charset="x-symbol"/>
    <style:font-face style:name="Symbol1" svg:font-family="Symbol" style:font-family-generic="roman" style:font-pitch="variable"/>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Ubuntu Light" svg:font-family="'Ubuntu Light'" style:font-adornments="Light" style:font-pitch="variable"/>
    <style:font-face style:name="Wingdings" svg:font-family="Wingdings" style:font-pitch="variable" style:font-charset="x-symbol"/>
  </office:font-face-decls>
  <office:automatic-styles>
    <style:style style:name="Tabella3" style:family="table">
      <style:table-properties style:width="19.001cm" table:align="margins"/>
    </style:style>
    <style:style style:name="Tabella3.A" style:family="table-column">
      <style:table-column-properties style:column-width="3.097cm" style:rel-column-width="10683*"/>
    </style:style>
    <style:style style:name="Tabella3.B" style:family="table-column">
      <style:table-column-properties style:column-width="3.194cm" style:rel-column-width="11017*"/>
    </style:style>
    <style:style style:name="Tabella3.C" style:family="table-column">
      <style:table-column-properties style:column-width="3.214cm" style:rel-column-width="11084*"/>
    </style:style>
    <style:style style:name="Tabella3.D" style:family="table-column">
      <style:table-column-properties style:column-width="0.586cm" style:rel-column-width="2019*"/>
    </style:style>
    <style:style style:name="Tabella3.E" style:family="table-column">
      <style:table-column-properties style:column-width="8.001cm" style:rel-column-width="27596*"/>
    </style:style>
    <style:style style:name="Tabella3.F" style:family="table-column">
      <style:table-column-properties style:column-width="0.908cm" style:rel-column-width="3136*"/>
    </style:style>
    <style:style style:name="Tabella3.1" style:family="table-row">
      <style:table-row-properties style:min-row-height="0.49cm"/>
    </style:style>
    <style:style style:name="Tabella3.A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ella3.B1" style:family="table-cell">
      <style:table-cell-properties fo:background-color="transparent" fo:padding="0.097cm" fo:border-left="none" fo:border-right="0.05pt solid #000000" fo:border-top="0.05pt solid #000000" fo:border-bottom="none">
        <style:background-image/>
      </style:table-cell-properties>
    </style:style>
    <style:style style:name="Tabella3.C1" style:family="table-cell">
      <style:table-cell-properties fo:background-color="transparent" fo:padding="0.097cm" fo:border-left="1pt solid #000000" fo:border-right="1pt solid #000000" fo:border-top="1pt solid #000000" fo:border-bottom="none">
        <style:background-image/>
      </style:table-cell-properties>
    </style:style>
    <style:style style:name="Tabella3.D1" style:family="table-cell">
      <style:table-cell-properties style:vertical-align="" fo:background-color="transparent" fo:padding="0.097cm" fo:border="none">
        <style:background-image/>
      </style:table-cell-properties>
    </style:style>
    <style:style style:name="Tabella3.2" style:family="table-row">
      <style:table-row-properties style:min-row-height="0.651cm"/>
    </style:style>
    <style:style style:name="Tabella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B2" style:family="table-cell">
      <style:table-cell-properties fo:background-color="transparent" fo:padding="0.097cm" fo:border-left="none" fo:border-right="0.05pt solid #000000" fo:border-top="none" fo:border-bottom="0.05pt solid #000000">
        <style:background-image/>
      </style:table-cell-properties>
    </style:style>
    <style:style style:name="Tabella3.C2" style:family="table-cell">
      <style:table-cell-properties fo:background-color="transparent" fo:padding="0.097cm" fo:border-left="1pt solid #000000" fo:border-right="1pt solid #000000" fo:border-top="none" fo:border-bottom="none">
        <style:background-image/>
      </style:table-cell-properties>
    </style:style>
    <style:style style:name="Tabella3.3" style:family="table-row">
      <style:table-row-properties style:row-height="0.499cm"/>
    </style:style>
    <style:style style:name="Tabella3.A3" style:family="table-cell">
      <style:table-cell-properties fo:background-color="transparent" fo:padding="0.097cm" fo:border-left="0.05pt solid #000000" fo:border-right="0.05pt solid #000000" fo:border-top="none" fo:border-bottom="none">
        <style:background-image/>
      </style:table-cell-properties>
    </style:style>
    <style:style style:name="Tabella3.C3" style:family="table-cell">
      <style:table-cell-properties fo:background-color="transparent" fo:padding="0.097cm" fo:border-left="1pt solid #000000" fo:border-right="1pt solid #000000" fo:border-top="none" fo:border-bottom="none">
        <style:background-image/>
      </style:table-cell-properties>
    </style:style>
    <style:style style:name="Tabella3.4" style:family="table-row">
      <style:table-row-properties style:row-height="0.651cm"/>
    </style:style>
    <style:style style:name="Tabella3.A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C4" style:family="table-cell">
      <style:table-cell-properties fo:background-color="transparent" fo:padding="0.097cm" fo:border-left="1pt solid #000000" fo:border-right="1pt solid #000000" fo:border-top="none" fo:border-bottom="none">
        <style:background-image/>
      </style:table-cell-properties>
    </style:style>
    <style:style style:name="Tabella3.5" style:family="table-row">
      <style:table-row-properties style:row-height="0.584cm"/>
    </style:style>
    <style:style style:name="Tabella3.A5" style:family="table-cell">
      <style:table-cell-properties fo:background-color="transparent" fo:padding="0.097cm" fo:border-left="0.05pt solid #000000" fo:border-right="none" fo:border-top="none" fo:border-bottom="none">
        <style:background-image/>
      </style:table-cell-properties>
    </style:style>
    <style:style style:name="Tabella3.B5" style:family="table-cell">
      <style:table-cell-properties fo:background-color="transparent" fo:padding="0.097cm" fo:border-left="0.05pt solid #000000" fo:border-right="0.05pt solid #000000" fo:border-top="none" fo:border-bottom="none">
        <style:background-image/>
      </style:table-cell-properties>
    </style:style>
    <style:style style:name="Tabella3.C5" style:family="table-cell">
      <style:table-cell-properties fo:background-color="transparent" fo:padding="0.097cm" fo:border-left="1pt solid #000000" fo:border-right="1pt solid #000000" fo:border-top="none" fo:border-bottom="none">
        <style:background-image/>
      </style:table-cell-properties>
    </style:style>
    <style:style style:name="Tabella3.6" style:family="table-row">
      <style:table-row-properties style:row-height="1.187cm"/>
    </style:style>
    <style:style style:name="Tabella3.A6"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ella3.B6"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ella3.C6"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la3.7" style:family="table-row">
      <style:table-row-properties style:row-height="0.709cm"/>
    </style:style>
    <style:style style:name="Tabella3.A7" style:family="table-cell">
      <style:table-cell-properties fo:background-color="transparent" fo:padding="0.097cm" fo:border="0.05pt solid #000000">
        <style:background-image/>
      </style:table-cell-properties>
    </style:style>
    <style:style style:name="Tabella1" style:family="table">
      <style:table-properties style:width="19.001cm" table:align="margins"/>
    </style:style>
    <style:style style:name="Tabella1.A" style:family="table-column">
      <style:table-column-properties style:column-width="0.397cm" style:rel-column-width="1368*"/>
    </style:style>
    <style:style style:name="Tabella1.B" style:family="table-column">
      <style:table-column-properties style:column-width="2.508cm" style:rel-column-width="8651*"/>
    </style:style>
    <style:style style:name="Tabella1.C" style:family="table-column">
      <style:table-column-properties style:column-width="6.084cm" style:rel-column-width="20983*"/>
    </style:style>
    <style:style style:name="Tabella1.D" style:family="table-column">
      <style:table-column-properties style:column-width="2.002cm" style:rel-column-width="6905*"/>
    </style:style>
    <style:style style:name="Tabella1.E" style:family="table-column">
      <style:table-column-properties style:column-width="0.803cm" style:rel-column-width="2768*"/>
    </style:style>
    <style:style style:name="Tabella1.F" style:family="table-column">
      <style:table-column-properties style:column-width="1.102cm" style:rel-column-width="3802*"/>
    </style:style>
    <style:style style:name="Tabella1.G" style:family="table-column">
      <style:table-column-properties style:column-width="1.609cm" style:rel-column-width="5548*"/>
    </style:style>
    <style:style style:name="Tabella1.H" style:family="table-column">
      <style:table-column-properties style:column-width="1.588cm" style:rel-column-width="5475*"/>
    </style:style>
    <style:style style:name="Tabella1.I" style:family="table-column">
      <style:table-column-properties style:column-width="1.984cm" style:rel-column-width="6844*"/>
    </style:style>
    <style:style style:name="Tabella1.J" style:family="table-column">
      <style:table-column-properties style:column-width="0.926cm" style:rel-column-width="3191*"/>
    </style:style>
    <style:style style:name="Tabella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ella1.J1" style:family="table-cell">
      <style:table-cell-properties style:vertical-align="middle" fo:background-color="#e6e6ff" fo:padding="0.097cm" fo:border="0.05pt solid #000000">
        <style:background-image/>
      </style:table-cell-properties>
    </style:style>
    <style:style style:name="Tabella1.2" style:family="table-row">
      <style:table-row-properties style:min-row-height="0.635cm"/>
    </style:style>
    <style:style style:name="Tabella1.A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C3" style:family="table-cell">
      <style:table-cell-properties fo:padding="0.097cm" fo:border-left="none" fo:border-right="none" fo:border-top="none" fo:border-bottom="0.05pt solid #000000"/>
    </style:style>
    <style:style style:name="Tabella1.E3" style:family="table-cell">
      <style:table-cell-properties fo:padding="0.097cm" fo:border-left="none" fo:border-right="0.05pt solid #000000" fo:border-top="none" fo:border-bottom="0.05pt solid #000000"/>
    </style:style>
    <style:style style:name="Tabella1.A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0.05pt solid #000000" fo:border-top="none" fo:border-bottom="0.05pt solid #000000"/>
    </style:style>
    <style:style style:name="Tabella1.6" style:family="table-row">
      <style:table-row-properties style:min-row-height="0.011cm"/>
    </style:style>
    <style:style style:name="Tabella1.A6" style:family="table-cell">
      <style:table-cell-properties style:vertical-align="middle" fo:padding="0.049cm" fo:border-left="0.05pt solid #000000" fo:border-right="none" fo:border-top="none" fo:border-bottom="0.05pt solid #000000"/>
    </style:style>
    <style:style style:name="Tabella1.B6" style:family="table-cell">
      <style:table-cell-properties style:vertical-align="middle" fo:padding="0.049cm" fo:border-left="0.05pt solid #000000" fo:border-right="none" fo:border-top="none" fo:border-bottom="0.05pt solid #000000"/>
    </style:style>
    <style:style style:name="Tabella1.C6" style:family="table-cell">
      <style:table-cell-properties fo:padding="0.049cm" fo:border-left="0.05pt solid #000000" fo:border-right="none" fo:border-top="none" fo:border-bottom="none"/>
    </style:style>
    <style:style style:name="Tabella1.D6" style:family="table-cell">
      <style:table-cell-properties fo:padding="0.049cm" fo:border-left="none" fo:border-right="none" fo:border-top="none" fo:border-bottom="0.05pt solid #000000"/>
    </style:style>
    <style:style style:name="Tabella1.E6" style:family="table-cell">
      <style:table-cell-properties fo:padding="0.049cm" fo:border-left="0.05pt solid #000000" fo:border-right="none" fo:border-top="none" fo:border-bottom="0.05pt solid #000000"/>
    </style:style>
    <style:style style:name="Tabella1.F6" style:family="table-cell">
      <style:table-cell-properties fo:padding="0.049cm" fo:border-left="0.05pt solid #000000" fo:border-right="none" fo:border-top="none" fo:border-bottom="0.05pt solid #000000"/>
    </style:style>
    <style:style style:name="Tabella1.G6" style:family="table-cell">
      <style:table-cell-properties fo:padding="0.049cm" fo:border-left="0.05pt solid #000000" fo:border-right="none" fo:border-top="none" fo:border-bottom="0.05pt solid #000000"/>
    </style:style>
    <style:style style:name="Tabella1.H6" style:family="table-cell">
      <style:table-cell-properties fo:padding="0.049cm" fo:border-left="0.05pt solid #000000" fo:border-right="none" fo:border-top="none" fo:border-bottom="0.05pt solid #000000"/>
    </style:style>
    <style:style style:name="Tabella1.I6" style:family="table-cell">
      <style:table-cell-properties fo:padding="0.049cm" fo:border-left="0.05pt solid #000000" fo:border-right="none" fo:border-top="none" fo:border-bottom="0.05pt solid #000000"/>
    </style:style>
    <style:style style:name="Tabella1.J6" style:family="table-cell">
      <style:table-cell-properties fo:padding="0.049cm" fo:border-left="0.05pt solid #000000" fo:border-right="0.05pt solid #000000" fo:border-top="none" fo:border-bottom="0.05pt solid #000000"/>
    </style:style>
    <style:style style:name="Tabella1.7" style:family="table-row">
      <style:table-row-properties style:min-row-height="0.159cm"/>
    </style:style>
    <style:style style:name="Tabella1.A7" style:family="table-cell">
      <style:table-cell-properties style:vertical-align="middle" fo:padding="0.049cm" fo:border-left="0.05pt solid #000000" fo:border-right="none" fo:border-top="none" fo:border-bottom="0.05pt solid #000000"/>
    </style:style>
    <style:style style:name="Tabella1.B7" style:family="table-cell">
      <style:table-cell-properties style:vertical-align="middle" fo:padding="0.049cm" fo:border-left="0.05pt solid #000000" fo:border-right="none" fo:border-top="none" fo:border-bottom="0.05pt solid #000000"/>
    </style:style>
    <style:style style:name="Tabella1.C7" style:family="table-cell">
      <style:table-cell-properties fo:padding="0.049cm" fo:border-left="0.05pt solid #000000" fo:border-right="none" fo:border-top="none" fo:border-bottom="0.05pt solid #000000"/>
    </style:style>
    <style:style style:name="Tabella1.D7" style:family="table-cell">
      <style:table-cell-properties fo:padding="0.049cm" fo:border-left="none" fo:border-right="none" fo:border-top="none" fo:border-bottom="0.05pt solid #000000"/>
    </style:style>
    <style:style style:name="Tabella1.E7" style:family="table-cell">
      <style:table-cell-properties fo:padding="0.049cm" fo:border-left="0.05pt solid #000000" fo:border-right="none" fo:border-top="none" fo:border-bottom="0.05pt solid #000000"/>
    </style:style>
    <style:style style:name="Tabella1.F7" style:family="table-cell">
      <style:table-cell-properties fo:padding="0.049cm" fo:border-left="0.05pt solid #000000" fo:border-right="none" fo:border-top="none" fo:border-bottom="0.05pt solid #000000"/>
    </style:style>
    <style:style style:name="Tabella1.G7" style:family="table-cell">
      <style:table-cell-properties fo:padding="0.049cm" fo:border-left="0.05pt solid #000000" fo:border-right="none" fo:border-top="none" fo:border-bottom="0.05pt solid #000000"/>
    </style:style>
    <style:style style:name="Tabella1.H7" style:family="table-cell">
      <style:table-cell-properties fo:padding="0.049cm" fo:border-left="0.05pt solid #000000" fo:border-right="none" fo:border-top="none" fo:border-bottom="0.05pt solid #000000"/>
    </style:style>
    <style:style style:name="Tabella1.I7" style:family="table-cell">
      <style:table-cell-properties fo:padding="0.049cm" fo:border-left="0.05pt solid #000000" fo:border-right="none" fo:border-top="none" fo:border-bottom="0.05pt solid #000000"/>
    </style:style>
    <style:style style:name="Tabella1.J7" style:family="table-cell">
      <style:table-cell-properties fo:padding="0.049cm" fo:border-left="0.05pt solid #000000" fo:border-right="0.05pt solid #000000" fo:border-top="none" fo:border-bottom="0.05pt solid #000000"/>
    </style:style>
    <style:style style:name="Tabella1.A8" style:family="table-cell">
      <style:table-cell-properties fo:padding="0.097cm" fo:border-left="0.05pt solid #000000" fo:border-right="0.05pt solid #000000" fo:border-top="none" fo:border-bottom="0.05pt solid #000000"/>
    </style:style>
    <style:style style:name="Tabella2" style:family="table">
      <style:table-properties style:width="19.001cm" table:align="margins"/>
    </style:style>
    <style:style style:name="Tabella2.A" style:family="table-column">
      <style:table-column-properties style:column-width="1.392cm" style:rel-column-width="4800*"/>
    </style:style>
    <style:style style:name="Tabella2.B" style:family="table-column">
      <style:table-column-properties style:column-width="2.494cm" style:rel-column-width="8602*"/>
    </style:style>
    <style:style style:name="Tabella2.C" style:family="table-column">
      <style:table-column-properties style:column-width="0.861cm" style:rel-column-width="2969*"/>
    </style:style>
    <style:style style:name="Tabella2.D" style:family="table-column">
      <style:table-column-properties style:column-width="1.842cm" style:rel-column-width="6351*"/>
    </style:style>
    <style:style style:name="Tabella2.E" style:family="table-column">
      <style:table-column-properties style:column-width="2.905cm" style:rel-column-width="10020*"/>
    </style:style>
    <style:style style:name="Tabella2.F" style:family="table-column">
      <style:table-column-properties style:column-width="4.747cm" style:rel-column-width="16371*"/>
    </style:style>
    <style:style style:name="Tabella2.G" style:family="table-column">
      <style:table-column-properties style:column-width="4.761cm" style:rel-column-width="16422*"/>
    </style:style>
    <style:style style:name="Tabella2.1" style:family="table-row">
      <style:table-row-properties style:min-row-height="0.492cm"/>
    </style:style>
    <style:style style:name="Tabella2.A1" style:family="table-cell">
      <style:table-cell-properties fo:padding="0.097cm" fo:border-left="0.05pt solid #000000" fo:border-right="none" fo:border-top="0.05pt solid #000000" fo:border-bottom="0.05pt solid #000000"/>
    </style:style>
    <style:style style:name="Tabella2.E1" style:family="table-cell">
      <style:table-cell-properties fo:padding="0.097cm" fo:border-left="0.05pt solid #000000" fo:border-right="none" fo:border-top="0.05pt solid #000000" fo:border-bottom="none"/>
    </style:style>
    <style:style style:name="Tabella2.G1" style:family="table-cell">
      <style:table-cell-properties fo:padding="0.049cm" fo:border-left="0.05pt solid #000000" fo:border-right="0.05pt solid #000000" fo:border-top="0.05pt solid #000000" fo:border-bottom="none"/>
    </style:style>
    <style:style style:name="Tabella2.2" style:family="table-row">
      <style:table-row-properties style:row-height="0.603cm"/>
    </style:style>
    <style:style style:name="Tabella2.A2" style:family="table-cell">
      <style:table-cell-properties fo:padding="0.097cm" fo:border-left="0.05pt solid #000000" fo:border-right="none" fo:border-top="none" fo:border-bottom="0.05pt solid #000000"/>
    </style:style>
    <style:style style:name="Tabella2.G2" style:family="table-cell">
      <style:table-cell-properties fo:padding="0.049cm" fo:border-left="0.05pt solid #000000" fo:border-right="0.05pt solid #000000" fo:border-top="none" fo:border-bottom="0.05pt solid #000000"/>
    </style:style>
    <style:style style:name="Tabella2.3" style:family="table-row">
      <style:table-row-properties style:row-height="0.512cm"/>
    </style:style>
    <style:style style:name="Tabella2.E3" style:family="table-cell">
      <style:table-cell-properties fo:padding="0.097cm" fo:border-left="0.05pt solid #000000" fo:border-right="0.05pt solid #000000" fo:border-top="none" fo:border-bottom="none"/>
    </style:style>
    <style:style style:name="Tabella2.G3" style:family="table-cell">
      <style:table-cell-properties fo:padding="0.049cm" fo:border-left="0.05pt solid #000000" fo:border-right="0.05pt solid #000000" fo:border-top="none" fo:border-bottom="none"/>
    </style:style>
    <style:style style:name="Tabella2.4" style:family="table-row">
      <style:table-row-properties style:row-height="0.586cm"/>
    </style:style>
    <style:style style:name="Tabella2.E4" style:family="table-cell">
      <style:table-cell-properties fo:padding="0.097cm" fo:border-left="0.05pt solid #000000" fo:border-right="0.05pt solid #000000" fo:border-top="none" fo:border-bottom="0.05pt solid #000000"/>
    </style:style>
    <style:style style:name="Tabella2.5" style:family="table-row">
      <style:table-row-properties style:row-height="0.399cm"/>
    </style:style>
    <style:style style:name="Tabella2.F5" style:family="table-cell">
      <style:table-cell-properties fo:padding="0.097cm" fo:border-left="0.05pt solid #000000" fo:border-right="0.05pt solid #000000" fo:border-top="0.05pt solid #000000" fo:border-bottom="none"/>
    </style:style>
    <style:style style:name="Tabella2.6" style:family="table-row">
      <style:table-row-properties style:row-height="0.716cm"/>
    </style:style>
    <style:style style:name="Tabella2.G6" style:family="table-cell">
      <style:table-cell-properties style:vertical-align="middle" fo:padding="0.049cm" fo:border-left="0.05pt solid #000000" fo:border-right="0.05pt solid #000000" fo:border-top="none" fo:border-bottom="0.05pt solid #000000"/>
    </style:style>
    <style:style style:name="Tabella2.7" style:family="table-row">
      <style:table-row-properties style:row-height="0.199cm"/>
    </style:style>
    <style:style style:name="Tabella2.A7" style:family="table-cell">
      <style:table-cell-properties fo:padding="0.097cm" fo:border="none"/>
    </style:style>
    <style:style style:name="Tabella2.8" style:family="table-row">
      <style:table-row-properties style:row-height="0.478cm"/>
    </style:style>
    <style:style style:name="Tabella2.9" style:family="table-row">
      <style:table-row-properties style:row-height="0.527cm"/>
    </style:style>
    <style:style style:name="Tabella2.10" style:family="table-row">
      <style:table-row-properties style:min-row-height="0.011cm"/>
    </style:style>
    <style:style style:name="Tabella2.11" style:family="table-row">
      <style:table-row-properties style:row-height="0.561cm"/>
    </style:style>
    <style:style style:name="Tabella6" style:family="table">
      <style:table-properties style:width="6.406cm" fo:margin-left="0cm" table:align="left"/>
    </style:style>
    <style:style style:name="Tabella6.A" style:family="table-column">
      <style:table-column-properties style:column-width="1.304cm"/>
    </style:style>
    <style:style style:name="Tabella6.B" style:family="table-column">
      <style:table-column-properties style:column-width="2.496cm"/>
    </style:style>
    <style:style style:name="Tabella6.C" style:family="table-column">
      <style:table-column-properties style:column-width="2.607cm"/>
    </style:style>
    <style:style style:name="Tabella6.A1" style:family="table-cell">
      <style:table-cell-properties fo:padding="0.097cm" fo:border-left="none" fo:border-right="0.05pt solid #000000" fo:border-top="none" fo:border-bottom="0.05pt solid #000000"/>
    </style:style>
    <style:style style:name="Tabella6.3" style:family="table-row">
      <style:table-row-properties style:row-height="0.503cm"/>
    </style:style>
    <style:style style:name="Tabella6.A3" style:family="table-cell">
      <style:table-cell-properties fo:padding="0.097cm" fo:border-left="none" fo:border-right="none" fo:border-top="none" fo:border-bottom="0.05pt solid #000000"/>
    </style:style>
    <style:style style:name="Tabella6.B3" style:family="table-cell">
      <style:table-cell-properties fo:padding="0.097cm" fo:border-left="0.05pt solid #000000" fo:border-right="none" fo:border-top="none" fo:border-bottom="0.05pt solid #000000"/>
    </style:style>
    <style:style style:name="Tabella6.A4" style:family="table-cell">
      <style:table-cell-properties fo:padding="0.097cm" fo:border-left="none" fo:border-right="0.05pt solid #000000" fo:border-top="none" fo:border-bottom="none"/>
    </style:style>
    <style:style style:name="Tabella7" style:family="table">
      <style:table-properties style:width="19.001cm" table:align="margins"/>
    </style:style>
    <style:style style:name="Tabella7.A" style:family="table-column">
      <style:table-column-properties style:column-width="16.889cm" style:rel-column-width="58252*"/>
    </style:style>
    <style:style style:name="Tabella7.B" style:family="table-column">
      <style:table-column-properties style:column-width="2.111cm" style:rel-column-width="7283*"/>
    </style:style>
    <style:style style:name="Tabella7.A1" style:family="table-cell">
      <style:table-cell-properties fo:padding="0.097cm" fo:border="none"/>
    </style:style>
    <style:style style:name="Tabella5" style:family="table">
      <style:table-properties style:width="19.001cm" table:align="margins"/>
    </style:style>
    <style:style style:name="Tabella5.A" style:family="table-column">
      <style:table-column-properties style:column-width="2.91cm" style:rel-column-width="10038*"/>
    </style:style>
    <style:style style:name="Tabella5.B" style:family="table-column">
      <style:table-column-properties style:column-width="11.598cm" style:rel-column-width="40001*"/>
    </style:style>
    <style:style style:name="Tabella5.C" style:family="table-column">
      <style:table-column-properties style:column-width="4.493cm" style:rel-column-width="15496*"/>
    </style:style>
    <style:style style:name="Tabella5.1" style:family="table-row">
      <style:table-row-properties style:min-row-height="0.318cm"/>
    </style:style>
    <style:style style:name="Tabella5.A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none" fo:border-right="0.05pt solid #000000" fo:border-top="none" fo:border-bottom="0.05pt solid #000000"/>
    </style:style>
    <style:style style:name="Tabella5.4" style:family="table-row">
      <style:table-row-properties style:min-row-height="0.011cm"/>
    </style:style>
    <style:style style:name="Tabella5.A4" style:family="table-cell">
      <style:table-cell-properties style:vertical-align="middle" fo:padding="0.049cm" fo:border-left="0.05pt solid #000000" fo:border-right="none" fo:border-top="none" fo:border-bottom="0.05pt solid #000000"/>
    </style:style>
    <style:style style:name="Tabella5.B4" style:family="table-cell">
      <style:table-cell-properties fo:padding="0.049cm" fo:border-left="0.05pt solid #000000" fo:border-right="none" fo:border-top="none" fo:border-bottom="none"/>
    </style:style>
    <style:style style:name="Tabella5.C4" style:family="table-cell">
      <style:table-cell-properties fo:padding="0.049cm" fo:border-left="none" fo:border-right="0.05pt solid #000000" fo:border-top="none" fo:border-bottom="0.05pt solid #000000"/>
    </style:style>
    <style:style style:name="Tabella5.5" style:family="table-row">
      <style:table-row-properties style:min-row-height="0.159cm"/>
    </style:style>
    <style:style style:name="Tabella5.B5" style:family="table-cell">
      <style:table-cell-properties fo:padding="0.049cm" fo:border-left="0.05pt solid #000000" fo:border-right="none" fo:border-top="none" fo:border-bottom="0.05pt solid #000000"/>
    </style:style>
    <style:style style:name="Tabella5.C5" style:family="table-cell">
      <style:table-cell-properties fo:padding="0.049cm" fo:border-left="none" fo:border-right="0.05pt solid #000000" fo:border-top="none" fo:border-bottom="0.05pt solid #000000"/>
    </style:style>
    <style:style style:name="Tabella5.A6"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style:use-window-font-color="true" loext:opacity="0%" style:font-name="Andale Mono" fo:font-size="3pt" fo:font-style="normal" style:text-underline-style="none" fo:font-weight="bold" officeooo:paragraph-rsid="0251e9bb" style:font-name-asian="SimSun" style:font-size-asian="3pt" style:font-style-asian="normal" style:font-weight-asian="bold" style:font-name-complex="Tahoma2" style:font-size-complex="3pt" style:font-style-complex="normal" style:font-weight-complex="bold"/>
    </style:style>
    <style:style style:name="P2" style:family="paragraph" style:parent-style-name="Header">
      <style:paragraph-properties fo:text-align="start" style:justify-single-word="false"/>
      <style:text-properties style:use-window-font-color="true" loext:opacity="0%" style:font-name="ARIAL" fo:font-size="6pt" fo:font-style="normal" style:text-underline-style="none" fo:font-weight="bold" officeooo:paragraph-rsid="0251e9bb" style:font-name-asian="SimSun" style:font-size-asian="6pt" style:font-style-asian="normal" style:font-weight-asian="bold" style:font-name-complex="Tahoma2" style:font-size-complex="6pt" style:font-style-complex="normal" style:font-weight-complex="bold"/>
    </style:style>
    <style:style style:name="P3"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loext:opacity="0%" style:font-name="Arial" fo:font-size="5pt" fo:font-style="normal" style:text-underline-style="none" fo:font-weight="bold" officeooo:rsid="0002ba08" officeooo:paragraph-rsid="01a7776d" style:font-name-asian="SimSun" style:font-size-asian="5pt" style:font-style-asian="normal" style:font-weight-asian="bold" style:font-name-complex="Tahoma2" style:font-size-complex="5pt" style:font-style-complex="normal" style:font-weight-complex="bold"/>
    </style:style>
    <style:style style:name="P4"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loext:opacity="0%" style:font-name="Arial" fo:font-size="5pt" fo:font-style="normal" style:text-underline-style="none" fo:font-weight="bold" officeooo:rsid="0002ba08" officeooo:paragraph-rsid="01a77818" style:font-name-asian="SimSun" style:font-size-asian="5pt" style:font-style-asian="normal" style:font-weight-asian="bold" style:font-name-complex="Tahoma2" style:font-size-complex="5pt" style:font-style-complex="normal" style:font-weight-complex="bold"/>
    </style:style>
    <style:style style:name="P5"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loext:opacity="0%" style:font-name="Arial" fo:font-size="7pt" fo:font-style="normal" style:text-underline-style="none" fo:font-weight="bold" officeooo:rsid="0002ba08" officeooo:paragraph-rsid="01a77818" style:font-name-asian="SimSun" style:font-size-asian="7pt" style:font-style-asian="normal" style:font-weight-asian="bold" style:font-name-complex="Tahoma2" style:font-size-complex="7pt" style:font-style-complex="normal" style:font-weight-complex="bold"/>
    </style:style>
    <style:style style:name="P6" style:family="paragraph" style:parent-style-name="Table_20_Contents">
      <style:paragraph-properties fo:text-align="start" style:justify-single-word="false"/>
      <style:text-properties style:font-name="Arial" fo:font-size="9pt" style:font-size-asian="9pt" style:font-size-complex="9pt"/>
    </style:style>
    <style:style style:name="P7"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loext:opacity="0%" style:font-name="Arial" fo:font-size="7pt" fo:font-style="normal" style:text-underline-style="none" fo:font-weight="bold" officeooo:rsid="0002ba08" officeooo:paragraph-rsid="01f0abd4" style:font-name-asian="SimSun" style:font-size-asian="7pt" style:font-style-asian="normal" style:font-weight-asian="bold" style:font-name-complex="Tahoma2" style:font-size-complex="7pt" style:font-style-complex="normal" style:font-weight-complex="bold"/>
    </style:style>
    <style:style style:name="P8" style:family="paragraph" style:parent-style-name="Standard">
      <style:paragraph-properties fo:margin-left="0cm" fo:margin-right="0cm" fo:line-height="150%" fo:text-align="start" style:justify-single-word="false" fo:text-indent="0cm" style:auto-text-indent="false" fo:padding="0cm" fo:border="none" style:shadow="none"/>
      <style:text-properties style:use-window-font-color="true" loext:opacity="0%" style:font-name="Arial" fo:font-size="7pt" fo:font-style="normal" style:text-underline-style="none" fo:font-weight="normal" officeooo:paragraph-rsid="01e1ad17" style:font-name-asian="SimSun" style:font-size-asian="7pt" style:font-style-asian="normal" style:font-weight-asian="normal" style:font-name-complex="Tahoma2" style:font-size-complex="7pt" style:font-style-complex="normal" style:font-weight-complex="normal"/>
    </style:style>
    <style:style style:name="P9" style:family="paragraph" style:parent-style-name="Standard" style:master-page-name="">
      <style:paragraph-properties fo:margin-left="0cm" fo:margin-right="0cm" fo:margin-top="0.011cm" fo:margin-bottom="0.011cm" style: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loext:opacity="0%" style:font-name="Arial" fo:font-size="8pt" fo:font-style="normal" style:text-underline-style="none" fo:font-weight="bold" officeooo:rsid="00bfe88c" officeooo:paragraph-rsid="00bfe88c" style:font-name-asian="SimSun" style:font-size-asian="8pt" style:font-style-asian="normal" style:font-weight-asian="bold" style:font-name-complex="Tahoma2" style:font-size-complex="8pt" style:font-style-complex="normal" style:font-weight-complex="bold"/>
    </style:style>
    <style:style style:name="P10"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loext:opacity="0%" style:font-name="Arial" fo:font-size="7pt" fo:font-style="normal" style:text-underline-style="none" fo:font-weight="normal" officeooo:rsid="0002ba08" officeooo:paragraph-rsid="00bfe88c" style:font-name-asian="SimSun" style:font-size-asian="7pt" style:font-style-asian="normal" style:font-weight-asian="normal" style:font-name-complex="Tahoma2" style:font-size-complex="7pt" style:font-style-complex="normal" style:font-weight-complex="normal"/>
    </style:style>
    <style:style style:name="P11" style:family="paragraph" style:parent-style-name="Standard">
      <style:paragraph-properties fo:margin-top="0.011cm" fo:margin-bottom="0.011cm" style:contextual-spacing="false" fo:line-height="150%" fo:text-align="center" style:justify-single-word="false">
        <style:tab-stops>
          <style:tab-stop style:position="6.191cm"/>
        </style:tab-stops>
      </style:paragraph-properties>
      <style:text-properties style:use-window-font-color="true" loext:opacity="0%" style:font-name="Arial" fo:font-size="8pt" fo:font-style="normal" style:text-underline-style="none" fo:font-weight="bold" officeooo:rsid="00738a85" officeooo:paragraph-rsid="0161e767" style:font-name-asian="SimSun" style:font-size-asian="8pt" style:font-style-asian="normal" style:font-weight-asian="bold" style:font-name-complex="Tahoma2" style:font-size-complex="8pt" style:font-style-complex="normal" style:font-weight-complex="bold"/>
    </style:style>
    <style:style style:name="P12"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style:use-window-font-color="true" loext:opacity="0%" style:font-name="Arial" fo:font-size="9pt" fo:font-style="normal" style:text-underline-style="solid" style:text-underline-width="auto" style:text-underline-color="font-color" fo:font-weight="normal" officeooo:rsid="000fe5cf" officeooo:paragraph-rsid="00c04714" style:font-name-asian="SimSun" style:font-size-asian="9pt" style:font-style-asian="normal" style:font-weight-asian="normal" style:font-name-complex="Tahoma2" style:font-size-complex="9pt" style:font-style-complex="normal" style:font-weight-complex="normal"/>
    </style:style>
    <style:style style:name="P13"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fo:color="#000000" loext:opacity="100%" style:font-name="Arial" fo:font-size="9pt" fo:font-style="normal" style:text-underline-style="none" fo:font-weight="normal" officeooo:rsid="000fe5cf" officeooo:paragraph-rsid="00c04714" style:font-name-asian="SimSun" style:font-size-asian="9pt" style:font-style-asian="normal" style:font-weight-asian="normal" style:font-name-complex="Tahoma2" style:font-size-complex="9pt" style:font-style-complex="normal" style:font-weight-complex="normal"/>
    </style:style>
    <style:style style:name="P14"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loext:opacity="0%" style:font-name="Arial" fo:font-size="5pt" fo:font-style="normal" style:text-underline-style="none" fo:font-weight="bold" officeooo:rsid="0002ba08" officeooo:paragraph-rsid="01a876c3" style:font-name-asian="SimSun" style:font-size-asian="5pt" style:font-style-asian="normal" style:font-weight-asian="bold" style:font-name-complex="Tahoma2" style:font-size-complex="5pt" style:font-style-complex="normal" style:font-weight-complex="bold"/>
    </style:style>
    <style:style style:name="P15" style:family="paragraph" style:parent-style-name="Standard" style:master-page-name="">
      <style:paragraph-properties fo:margin-top="0.011cm" fo:margin-bottom="0.011cm" style:contextual-spacing="false" fo:line-height="150%" fo:text-align="start" style:justify-single-word="false" style:page-number="auto">
        <style:tab-stops>
          <style:tab-stop style:position="6.191cm"/>
        </style:tab-stops>
      </style:paragraph-properties>
      <style:text-properties style:use-window-font-color="true" loext:opacity="0%" style:font-name="Arial" fo:font-size="5pt" fo:font-style="normal" style:text-underline-style="none" fo:font-weight="bold" officeooo:rsid="0002ba08" officeooo:paragraph-rsid="01a77818" style:font-name-asian="SimSun" style:font-size-asian="5pt" style:font-style-asian="normal" style:font-weight-asian="bold" style:font-name-complex="Tahoma2" style:font-size-complex="5pt" style:font-style-complex="normal" style:font-weight-complex="bold"/>
    </style:style>
    <style:style style:name="P16" style:family="paragraph" style:parent-style-name="Standard" style:master-page-name="">
      <style:paragraph-properties fo:margin-top="0.011cm" fo:margin-bottom="0.011cm" style:contextual-spacing="false" fo:line-height="150%" fo:text-align="start" style:justify-single-word="false" style:page-number="auto"/>
      <style:text-properties style:use-window-font-color="true" loext:opacity="0%" style:font-name="Arial" fo:font-size="7pt" fo:font-style="normal" style:text-underline-style="none" fo:font-weight="bold" officeooo:rsid="007ccb36" officeooo:paragraph-rsid="01a77818" style:font-name-asian="SimSun" style:font-size-asian="7pt" style:font-style-asian="normal" style:font-weight-asian="bold" style:font-name-complex="Tahoma2" style:font-size-complex="7pt" style:font-style-complex="normal" style:font-weight-complex="bold"/>
    </style:style>
    <style:style style:name="P17" style:family="paragraph" style:parent-style-name="Table_20_Contents">
      <style:paragraph-properties fo:text-align="start" style:justify-single-word="false"/>
      <style:text-properties style:font-name="Arial"/>
    </style:style>
    <style:style style:name="P18" style:family="paragraph" style:parent-style-name="Standard">
      <style:paragraph-properties fo:margin-left="0cm" fo:margin-right="0cm" fo:margin-top="0.011cm" fo:margin-bottom="0.011cm" style:contextual-spacing="false" fo:line-height="150%" fo:text-align="start" style:justify-single-word="false" fo:text-indent="0cm" style:auto-text-indent="false" fo:padding="0cm" fo:border="none" style:shadow="none">
        <style:tab-stops>
          <style:tab-stop style:position="6.191cm"/>
        </style:tab-stops>
      </style:paragraph-properties>
      <style:text-properties style:use-window-font-color="true" loext:opacity="0%" style:font-name="Arial" fo:font-size="7pt" fo:font-style="normal" style:text-underline-style="none" fo:font-weight="normal" officeooo:rsid="0002ba08" officeooo:paragraph-rsid="01675e9d" style:font-name-asian="SimSun" style:font-size-asian="7pt" style:font-style-asian="normal" style:font-weight-asian="normal" style:font-name-complex="Tahoma2" style:font-size-complex="7pt" style:font-style-complex="normal" style:font-weight-complex="normal"/>
    </style:style>
    <style:style style:name="P19" style:family="paragraph" style:parent-style-name="Standard">
      <style:paragraph-properties fo:margin-left="0cm" fo:margin-right="0cm" fo:margin-top="0.011cm" fo:margin-bottom="0.011cm" style:contextual-spacing="false" fo:line-height="150%" fo:text-align="center" style:justify-single-word="false" fo:text-indent="0cm" style:auto-text-indent="false" fo:padding="0cm" fo:border="none" style:shadow="none">
        <style:tab-stops>
          <style:tab-stop style:position="6.191cm"/>
        </style:tab-stops>
      </style:paragraph-properties>
      <style:text-properties style:use-window-font-color="true" loext:opacity="0%" style:font-name="Arial" fo:font-size="8pt" fo:font-style="normal" style:text-underline-style="none" fo:font-weight="bold" officeooo:rsid="00738a85" officeooo:paragraph-rsid="01675e9d" style:font-name-asian="SimSun" style:font-size-asian="8pt" style:font-style-asian="normal" style:font-weight-asian="bold" style:font-name-complex="Tahoma2" style:font-size-complex="8pt" style:font-style-complex="normal" style:font-weight-complex="bold"/>
    </style:style>
    <style:style style:name="P20" style:family="paragraph" style:parent-style-name="Standard">
      <style:paragraph-properties fo:text-align="center" style:justify-single-word="false">
        <style:tab-stops>
          <style:tab-stop style:position="6.191cm"/>
        </style:tab-stops>
      </style:paragraph-properties>
      <style:text-properties style:use-window-font-color="true" loext:opacity="0%" style:font-name="Arial" fo:font-size="8pt" fo:font-style="normal" style:text-underline-style="none" fo:font-weight="bold" officeooo:rsid="00738a85" officeooo:paragraph-rsid="00bfe88c" style:font-name-asian="SimSun" style:font-size-asian="8pt" style:font-style-asian="normal" style:font-weight-asian="bold" style:font-name-complex="Tahoma2" style:font-size-complex="8pt" style:font-style-complex="normal" style:font-weight-complex="bold"/>
    </style:style>
    <style:style style:name="P21" style:family="paragraph" style:parent-style-name="Header">
      <style:paragraph-properties fo:text-align="start" style:justify-single-word="false">
        <style:tab-stops>
          <style:tab-stop style:position="6.191cm"/>
        </style:tab-stops>
      </style:paragraph-properties>
      <style:text-properties style:use-window-font-color="true" loext:opacity="0%" style:font-name="Arial" fo:font-size="5pt" fo:font-style="normal" style:text-underline-style="none" fo:font-weight="bold" officeooo:rsid="018991a1" officeooo:paragraph-rsid="01a876c3" style:font-name-asian="SimSun" style:font-size-asian="5pt" style:font-style-asian="normal" style:font-weight-asian="bold" style:font-name-complex="Tahoma2" style:font-size-complex="5pt" style:font-style-complex="normal" style:font-weight-complex="bold"/>
    </style:style>
    <style:style style:name="P22" style:family="paragraph" style:parent-style-name="Text_20_body" style:master-page-name="">
      <style:paragraph-properties fo:margin-left="0cm" fo:margin-right="0cm" fo:margin-top="0.011cm" fo:margin-bottom="0.011cm" style:contextual-spacing="false" fo:line-height="150%" fo:text-align="start" style:justify-single-word="false" fo:text-indent="0cm" style:auto-text-indent="false" style:page-number="auto" fo:padding="0cm" fo:border="none" style:shadow="none"/>
      <style:text-properties style:use-window-font-color="true" loext:opacity="0%" style:font-name="Arial" fo:font-size="10pt" fo:font-style="normal" style:text-underline-style="none" fo:font-weight="normal" officeooo:rsid="007ccb36" officeooo:paragraph-rsid="011293af" style:font-name-asian="SimSun" style:font-size-asian="10pt" style:font-style-asian="normal" style:font-weight-asian="normal" style:font-name-complex="Tahoma2" style:font-size-complex="10pt" style:font-style-complex="normal" style:font-weight-complex="normal"/>
    </style:style>
    <style:style style:name="P23" style:family="paragraph" style:parent-style-name="Text_20_body">
      <style:text-properties style:font-name="ARIAL" fo:font-size="6pt" style:font-size-asian="5.25pt" style:font-size-complex="6pt"/>
    </style:style>
    <style:style style:name="P24" style:family="paragraph" style:parent-style-name="Standard" style:master-page-name="">
      <style:paragraph-properties fo:margin-left="0cm" fo:margin-right="0cm" fo:margin-top="0.011cm" fo:margin-bottom="0.011cm" style: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loext:opacity="0%" style:font-name="Arial" fo:font-size="5pt" fo:font-style="normal" style:text-underline-style="none" fo:font-weight="bold" officeooo:rsid="0002ba08" officeooo:paragraph-rsid="02300750" style:font-name-asian="SimSun" style:font-size-asian="5pt" style:font-style-asian="normal" style:font-weight-asian="bold" style:font-name-complex="Tahoma2" style:font-size-complex="5pt" style:font-style-complex="normal" style:font-weight-complex="bold"/>
    </style:style>
    <style:style style:name="P25" style:family="paragraph" style:parent-style-name="Standard" style:master-page-name="">
      <style:paragraph-properties fo:margin-left="0cm" fo:margin-right="0cm" fo:margin-top="0.011cm" fo:margin-bottom="0.011cm" style: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loext:opacity="0%" style:font-name="Arial" fo:font-size="5pt" fo:font-style="normal" style:text-underline-style="none" fo:font-weight="bold" officeooo:rsid="0002ba08" officeooo:paragraph-rsid="01a77818" style:font-name-asian="SimSun" style:font-size-asian="5pt" style:font-style-asian="normal" style:font-weight-asian="bold" style:font-name-complex="Tahoma2" style:font-size-complex="5pt" style:font-style-complex="normal" style:font-weight-complex="bold"/>
    </style:style>
    <style:style style:name="P26" style:family="paragraph" style:parent-style-name="Standard" style:master-page-name="">
      <style:paragraph-properties fo:margin-left="0cm" fo:margin-right="0cm" fo:margin-top="0.011cm" fo:margin-bottom="0.011cm" style: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loext:opacity="0%" style:font-name="Arial" fo:font-size="5pt" fo:font-style="normal" style:text-underline-style="none" fo:font-weight="bold" officeooo:rsid="0002ba08" officeooo:paragraph-rsid="01c6057c" style:font-name-asian="SimSun" style:font-size-asian="5pt" style:font-style-asian="normal" style:font-weight-asian="bold" style:font-name-complex="Tahoma2" style:font-size-complex="5pt" style:font-style-complex="normal" style:font-weight-complex="bold"/>
    </style:style>
    <style:style style:name="P27" style:family="paragraph" style:parent-style-name="Standard" style:master-page-name="">
      <style:paragraph-properties fo:margin-top="0.011cm" fo:margin-bottom="0.011cm" style:contextual-spacing="false" fo:line-height="150%" fo:text-align="center" style:justify-single-word="false" style:page-number="auto"/>
      <style:text-properties style:use-window-font-color="true" loext:opacity="0%" style:font-name="Arial" fo:font-size="5pt" fo:font-style="normal" style:text-underline-style="none" fo:font-weight="bold" officeooo:rsid="00038142" officeooo:paragraph-rsid="00038142" style:font-name-asian="SimSun" style:font-size-asian="5pt" style:font-style-asian="normal" style:font-weight-asian="bold" style:font-name-complex="Tahoma2" style:font-size-complex="5pt" style:font-style-complex="normal" style:font-weight-complex="bold"/>
    </style:style>
    <style:style style:name="P28" style:family="paragraph" style:parent-style-name="Standard" style:master-page-name="">
      <style:paragraph-properties fo:margin-left="0cm" fo:margin-right="0cm" fo:margin-top="0.011cm" fo:margin-bottom="0.011cm" style: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loext:opacity="0%" style:font-name="Arial" fo:font-size="5pt" fo:font-style="normal" style:text-underline-style="none" fo:font-weight="bold" officeooo:rsid="01d09ff2" officeooo:paragraph-rsid="01a77818" style:font-name-asian="SimSun" style:font-size-asian="5pt" style:font-style-asian="normal" style:font-weight-asian="bold" style:font-name-complex="Tahoma2" style:font-size-complex="5pt" style:font-style-complex="normal" style:font-weight-complex="bold"/>
    </style:style>
    <style:style style:name="P29" style:family="paragraph" style:parent-style-name="Standard" style:master-page-name="">
      <style:paragraph-properties fo:margin-left="0.199cm" fo:margin-right="0cm" fo:margin-top="0.011cm" fo:margin-bottom="0.011cm" style:contextual-spacing="false" fo:line-height="150%" fo:text-align="start" style:justify-single-word="false" fo:text-indent="0cm" style:auto-text-indent="false" style:page-number="auto" style:vertical-align="middle"/>
      <style:text-properties style:use-window-font-color="true" loext:opacity="0%" style:font-name="Arial" fo:font-size="9pt" fo:font-style="normal" style:text-underline-style="none" fo:font-weight="normal" officeooo:paragraph-rsid="012fbea5" style:font-name-asian="SimSun" style:font-size-asian="9pt" style:font-style-asian="normal" style:font-weight-asian="normal" style:font-name-complex="Tahoma2" style:font-size-complex="9pt" style:font-style-complex="normal" style:font-weight-complex="normal"/>
    </style:style>
    <style:style style:name="P30" style:family="paragraph" style:parent-style-name="Standard" style:master-page-name="">
      <style:paragraph-properties fo:margin-top="0.011cm" fo:margin-bottom="0.011cm" style:contextual-spacing="false" fo:line-height="150%" fo:text-align="center" style:justify-single-word="false" style:page-number="auto"/>
      <style:text-properties style:use-window-font-color="true" loext:opacity="0%" style:font-name="Arial" fo:font-size="9pt" fo:font-style="normal" style:text-underline-style="none" fo:font-weight="bold" officeooo:paragraph-rsid="003a5fe7" style:font-name-asian="SimSun" style:font-size-asian="9pt" style:font-style-asian="normal" style:font-weight-asian="bold" style:font-name-complex="Tahoma2" style:font-size-complex="9pt" style:font-style-complex="normal" style:font-weight-complex="bold"/>
    </style:style>
    <style:style style:name="P31" style:family="paragraph" style:parent-style-name="Table_20_Contents" style:master-page-name="">
      <style:paragraph-properties fo:margin-left="0cm" fo:margin-right="0cm" fo:margin-top="0.011cm" fo:margin-bottom="0.011cm" style:contextual-spacing="false" fo:line-height="150%" fo:text-align="start" style:justify-single-word="false" fo:text-indent="0cm" style:auto-text-indent="false" style:page-number="auto" text:number-lines="false" text:line-number="0" style:vertical-align="middle"/>
      <style:text-properties style:use-window-font-color="true" loext:opacity="0%" style:font-name="Arial" fo:font-size="8pt" fo:font-style="normal" style:text-underline-style="none" fo:font-weight="normal" officeooo:paragraph-rsid="020fd519" style:font-name-asian="SimSun" style:font-size-asian="8pt" style:font-style-asian="normal" style:font-weight-asian="normal" style:font-name-complex="Tahoma2" style:font-size-complex="8pt" style:font-style-complex="normal" style:font-weight-complex="normal"/>
    </style:style>
    <style:style style:name="P32" style:family="paragraph" style:parent-style-name="Standard" style:master-page-name="">
      <style:paragraph-properties fo:margin-top="0.011cm" fo:margin-bottom="0.011cm" style:contextual-spacing="false" fo:line-height="150%" fo:text-align="center" style:justify-single-word="false" style:page-number="auto"/>
      <style:text-properties style:use-window-font-color="true" loext:opacity="0%" style:font-name="Arial" fo:font-size="9pt" fo:font-style="normal" style:text-underline-style="none" fo:font-weight="normal" officeooo:paragraph-rsid="00444b09" style:font-name-asian="SimSun" style:font-size-asian="9pt" style:font-style-asian="normal" style:font-weight-asian="normal" style:font-name-complex="Tahoma2" style:font-size-complex="9pt" style:font-style-complex="normal" style:font-weight-complex="normal"/>
    </style:style>
    <style:style style:name="P33" style:family="paragraph" style:parent-style-name="Header" style:master-page-name="">
      <style:paragraph-properties fo:margin-top="0.011cm" fo:margin-bottom="0.011cm" style:contextual-spacing="false" fo:line-height="150%" fo:text-align="start" style:justify-single-word="false" style:page-number="auto"/>
      <style:text-properties style:use-window-font-color="true" loext:opacity="0%" style:font-name="Arial" fo:font-size="10pt" fo:font-style="normal" style:text-underline-style="none" fo:font-weight="bold" officeooo:paragraph-rsid="020ef29e" style:font-name-asian="SimSun" style:font-size-asian="10pt" style:font-style-asian="normal" style:font-weight-asian="bold" style:font-name-complex="Tahoma2" style:font-size-complex="10pt" style:font-style-complex="normal" style:font-weight-complex="bold"/>
    </style:style>
    <style:style style:name="P34" style:family="paragraph" style:parent-style-name="Standard" style:master-page-name="">
      <style:paragraph-properties fo:margin-left="0cm" fo:margin-right="0cm" fo:margin-top="0cm" fo:margin-bottom="0cm" style:contextual-spacing="false" fo:line-height="150%" fo:text-align="center" style:justify-single-word="false" fo:text-indent="0cm" style:auto-text-indent="false" style:page-number="auto"/>
      <style:text-properties style:use-window-font-color="true" loext:opacity="0%" style:font-name="Arial" fo:font-size="5pt" fo:font-style="normal" style:text-underline-style="none" fo:font-weight="normal" officeooo:paragraph-rsid="02300750" style:font-name-asian="SimSun" style:font-size-asian="5pt" style:font-style-asian="normal" style:font-weight-asian="normal" style:font-name-complex="Tahoma2" style:font-size-complex="5pt" style:font-style-complex="normal" style:font-weight-complex="normal"/>
    </style:style>
    <style:style style:name="P35" style:family="paragraph" style:parent-style-name="Standard" style:master-page-name="">
      <style:paragraph-properties fo:margin-left="0cm" fo:margin-right="0cm" fo:margin-top="0cm" fo:margin-bottom="0cm" style:contextual-spacing="false" fo:line-height="150%" fo:text-align="start" style:justify-single-word="false" fo:text-indent="0cm" style:auto-text-indent="false" style:page-number="auto"/>
      <style:text-properties style:use-window-font-color="true" loext:opacity="0%" style:font-name="Arial" fo:font-size="9pt" fo:font-style="normal" style:text-underline-style="none" fo:font-weight="bold" officeooo:paragraph-rsid="02300750" style:font-name-asian="SimSun" style:font-size-asian="9pt" style:font-style-asian="normal" style:font-weight-asian="bold" style:font-name-complex="Tahoma2" style:font-size-complex="9pt" style:font-style-complex="normal" style:font-weight-complex="bold"/>
    </style:style>
    <style:style style:name="P36"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style:font-name="Arial" fo:font-size="8pt" officeooo:paragraph-rsid="01944927" style:font-size-asian="8pt" style:font-size-complex="8pt"/>
    </style:style>
    <style:style style:name="P37"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color="#000000" loext:opacity="100%" style:font-name="Arial" fo:font-size="7pt" fo:font-style="italic" officeooo:paragraph-rsid="019bb07d" style:font-size-asian="7pt" style:font-style-asian="italic" style:font-size-complex="7pt" style:font-style-complex="italic"/>
    </style:style>
    <style:style style:name="P38"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color="#000000" loext:opacity="100%" style:font-name="Arial" fo:font-size="7pt" fo:font-style="italic" officeooo:paragraph-rsid="01d1d37e" style:font-size-asian="7pt" style:font-style-asian="italic" style:font-size-complex="7pt" style:font-style-complex="italic"/>
    </style:style>
    <style:style style:name="P39" style:family="paragraph" style:parent-style-name="Standard" style:master-page-name="">
      <style:paragraph-properties fo:margin-left="0cm" fo:margin-right="0cm" fo:margin-top="0cm" fo:margin-bottom="0cm" style:contextual-spacing="false" fo:line-height="150%" fo:text-align="center" style:justify-single-word="false" fo:text-indent="0cm" style:auto-text-indent="false" style:page-number="auto"/>
      <style:text-properties style:use-window-font-color="true" loext:opacity="0%" style:font-name="Arial" fo:font-size="8pt" fo:font-style="normal" style:text-underline-style="none" fo:font-weight="normal" officeooo:paragraph-rsid="00444b09" style:font-name-asian="SimSun" style:font-size-asian="8pt" style:font-style-asian="normal" style:font-weight-asian="normal" style:font-name-complex="Tahoma2" style:font-size-complex="8pt" style:font-style-complex="normal" style:font-weight-complex="normal"/>
    </style:style>
    <style:style style:name="P40" style:family="paragraph" style:parent-style-name="Standard" style:master-page-name="">
      <style:paragraph-properties fo:margin-left="0cm" fo:margin-right="0.101cm" fo:margin-top="0cm" fo:margin-bottom="0cm" style:contextual-spacing="false" fo:line-height="150%" fo:text-align="end" style:justify-single-word="false" fo:text-indent="0cm" style:auto-text-indent="false" style:page-number="auto" style:vertical-align="middle"/>
      <style:text-properties style:use-window-font-color="true" loext:opacity="0%" style:font-name="Arial" fo:font-size="8pt" fo:font-style="normal" style:text-underline-style="none" fo:font-weight="normal" officeooo:paragraph-rsid="017d85d6" style:font-name-asian="SimSun" style:font-size-asian="8pt" style:font-style-asian="normal" style:font-weight-asian="normal" style:font-name-complex="Tahoma2" style:font-size-complex="8pt" style:font-style-complex="normal" style:font-weight-complex="normal"/>
    </style:style>
    <style:style style:name="P41" style:family="paragraph" style:parent-style-name="Standard" style:master-page-name="">
      <style:paragraph-properties fo:margin-left="0cm" fo:margin-right="0cm" fo:margin-top="0cm" fo:margin-bottom="0cm" style:contextual-spacing="false" fo:line-height="150%" fo:text-align="end" style:justify-single-word="false" fo:text-indent="0cm" style:auto-text-indent="false" style:page-number="auto" style:vertical-align="middle"/>
      <style:text-properties style:use-window-font-color="true" loext:opacity="0%" style:font-name="Arial" fo:font-size="9pt" fo:font-style="normal" style:text-underline-style="none" fo:font-weight="normal" officeooo:paragraph-rsid="0149c945" style:font-name-asian="SimSun" style:font-size-asian="9pt" style:font-style-asian="normal" style:font-weight-asian="normal" style:font-name-complex="Tahoma2" style:font-size-complex="9pt" style:font-style-complex="normal" style:font-weight-complex="normal"/>
    </style:style>
    <style:style style:name="P42" style:family="paragraph" style:parent-style-name="Standard" style:master-page-name="">
      <style:paragraph-properties fo:margin-left="0cm" fo:margin-right="0cm" fo:margin-top="0cm" fo:margin-bottom="0cm" style:contextual-spacing="false" fo:line-height="150%" fo:text-align="center" style:justify-single-word="false" fo:text-indent="0cm" style:auto-text-indent="false" style:page-number="auto" style:vertical-align="middle"/>
      <style:text-properties style:use-window-font-color="true" loext:opacity="0%" style:font-name="Arial" fo:font-size="8pt" fo:font-style="normal" style:text-underline-style="none" fo:font-weight="normal" officeooo:paragraph-rsid="00b4dab6" style:font-name-asian="SimSun" style:font-size-asian="8pt" style:font-style-asian="normal" style:font-weight-asian="normal" style:font-name-complex="Tahoma2" style:font-size-complex="8pt" style:font-style-complex="normal" style:font-weight-complex="normal"/>
    </style:style>
    <style:style style:name="P43"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style:font-name="Arial" fo:font-size="8pt" officeooo:paragraph-rsid="020c153e" style:font-size-asian="8pt" style:font-size-complex="8pt"/>
    </style:style>
    <style:style style:name="P44" style:family="paragraph" style:parent-style-name="Standard" style:master-page-name="">
      <style:paragraph-properties fo:margin-top="0.011cm" fo:margin-bottom="0.011cm" style:contextual-spacing="false" fo:line-height="150%" fo:text-align="start" style:justify-single-word="false" style:page-number="auto"/>
      <style:text-properties style:use-window-font-color="true" loext:opacity="0%" style:font-name="Arial" fo:font-size="10pt" fo:font-style="normal" style:text-underline-style="none" fo:font-weight="bold" officeooo:paragraph-rsid="00be425e" style:font-name-asian="SimSun" style:font-size-asian="10pt" style:font-style-asian="normal" style:font-weight-asian="bold" style:font-name-complex="Tahoma2" style:font-size-complex="10pt" style:font-style-complex="normal" style:font-weight-complex="bold"/>
    </style:style>
    <style:style style:name="P45" style:family="paragraph" style:parent-style-name="Standard">
      <style:paragraph-properties fo:text-align="start" style:justify-single-word="false"/>
      <style:text-properties style:font-name="ARIAL"/>
    </style:style>
    <style:style style:name="P46" style:family="paragraph" style:parent-style-name="Standard" style:master-page-name="">
      <style:paragraph-properties fo:margin-left="0cm" fo:margin-right="0cm" fo:margin-top="0.011cm" fo:margin-bottom="0.011cm" style: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loext:opacity="0%" style:font-name="Arial" fo:font-size="5pt" fo:font-style="normal" style:text-underline-style="none" fo:font-weight="bold" officeooo:rsid="0002ba08" officeooo:paragraph-rsid="01a77818" style:font-name-asian="SimSun" style:font-size-asian="5pt" style:font-style-asian="normal" style:font-weight-asian="bold" style:font-name-complex="Tahoma2" style:font-size-complex="5pt" style:font-style-complex="normal" style:font-weight-complex="bold"/>
    </style:style>
    <style:style style:name="P47"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loext:opacity="0%" style:font-name="Arial" fo:font-size="5pt" fo:font-style="normal" style:text-underline-style="none" fo:font-weight="bold" officeooo:rsid="0002ba08" officeooo:paragraph-rsid="01a77818" style:font-name-asian="SimSun" style:font-size-asian="5pt" style:font-style-asian="normal" style:font-weight-asian="bold" style:font-name-complex="Tahoma2" style:font-size-complex="5pt" style:font-style-complex="normal" style:font-weight-complex="bold"/>
    </style:style>
    <style:style style:name="P48"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loext:opacity="0%" style:font-name="Arial" fo:font-size="5pt" fo:font-style="normal" style:text-underline-style="none" fo:font-weight="bold" officeooo:rsid="0002ba08" officeooo:paragraph-rsid="021f32a0" style:font-name-asian="SimSun" style:font-size-asian="5pt" style:font-style-asian="normal" style:font-weight-asian="bold" style:font-name-complex="Tahoma2" style:font-size-complex="5pt" style:font-style-complex="normal" style:font-weight-complex="bold"/>
    </style:style>
    <style:style style:name="P49" style:family="paragraph" style:parent-style-name="Table_20_Contents" style:master-page-name="">
      <style:paragraph-properties fo:margin-left="0cm" fo:margin-right="0cm" fo:margin-top="0cm" fo:margin-bottom="0cm" style:contextual-spacing="false" fo:line-height="150%" fo:text-align="justify" style:justify-single-word="false" fo:text-indent="0cm" style:auto-text-indent="false" style:page-number="auto"/>
      <style:text-properties style:use-window-font-color="true" loext:opacity="0%" style:font-name="Arial" fo:font-size="7pt" fo:font-style="normal" style:text-underline-style="none" fo:font-weight="normal" officeooo:rsid="001a116f" officeooo:paragraph-rsid="02198adc" style:font-name-asian="SimSun" style:font-size-asian="7pt" style:font-style-asian="normal" style:font-weight-asian="normal" style:font-name-complex="Tahoma2" style:font-size-complex="7pt" style:font-style-complex="normal" style:font-weight-complex="normal"/>
    </style:style>
    <style:style style:name="P50" style:family="paragraph" style:parent-style-name="Standard" style:master-page-name="">
      <style:paragraph-properties fo:margin-left="0cm" fo:margin-right="0cm" fo:margin-top="0cm" fo:margin-bottom="0cm" style:contextual-spacing="false" fo:line-height="150%" fo:text-align="center" style:justify-single-word="false" fo:text-indent="0cm" style:auto-text-indent="false" style:page-number="auto" style:vertical-align="middle"/>
      <style:text-properties style:use-window-font-color="true" loext:opacity="0%" style:font-name="Arial" fo:font-size="8pt" fo:font-style="normal" style:text-underline-style="none" fo:font-weight="normal" officeooo:paragraph-rsid="0152aac6" style:font-name-asian="SimSun" style:font-size-asian="8pt" style:font-style-asian="normal" style:font-weight-asian="normal" style:font-name-complex="Tahoma2" style:font-size-complex="8pt" style:font-style-complex="normal" style:font-weight-complex="normal"/>
    </style:style>
    <style:style style:name="P51" style:family="paragraph" style:parent-style-name="Standard" style:master-page-name="">
      <style:paragraph-properties fo:margin-left="0cm" fo:margin-right="0cm" fo:margin-top="0cm" fo:margin-bottom="0cm" style:contextual-spacing="false" fo:line-height="150%" fo:text-align="end" style:justify-single-word="false" fo:text-indent="0cm" style:auto-text-indent="false" style:page-number="auto" style:vertical-align="middle"/>
      <style:text-properties style:use-window-font-color="true" loext:opacity="0%" style:font-name="Arial" fo:font-size="8pt" fo:font-style="normal" style:text-underline-style="none" fo:font-weight="normal" officeooo:paragraph-rsid="015a1911" style:font-name-asian="SimSun" style:font-size-asian="8pt" style:font-style-asian="normal" style:font-weight-asian="normal" style:font-name-complex="Tahoma2" style:font-size-complex="8pt" style:font-style-complex="normal" style:font-weight-complex="normal"/>
    </style:style>
    <style:style style:name="P52" style:family="paragraph" style:parent-style-name="Table_20_Contents" style:master-page-name="">
      <style:paragraph-properties fo:margin-left="0cm" fo:margin-right="0cm" fo:margin-top="0cm" fo:margin-bottom="0cm" style:contextual-spacing="false" fo:line-height="150%" fo:text-align="justify" style:justify-single-word="false" fo:text-indent="0cm" style:auto-text-indent="false" style:page-number="auto"/>
      <style:text-properties style:use-window-font-color="true" loext:opacity="0%" style:font-name="Arial" fo:font-size="7pt" fo:font-style="normal" style:text-underline-style="none" fo:font-weight="normal" officeooo:rsid="001a116f" officeooo:paragraph-rsid="0218cefd" style:font-name-asian="SimSun" style:font-size-asian="7pt" style:font-style-asian="normal" style:font-weight-asian="normal" style:font-name-complex="Tahoma2" style:font-size-complex="7pt" style:font-style-complex="normal" style:font-weight-complex="normal"/>
    </style:style>
    <style:style style:name="P53" style:family="paragraph" style:parent-style-name="Table_20_Contents">
      <style:paragraph-properties fo:margin-top="0.011cm" fo:margin-bottom="0.011cm" style:contextual-spacing="false" fo:line-height="150%" fo:text-align="justify" style:justify-single-word="false"/>
      <style:text-properties style:use-window-font-color="true" loext:opacity="0%" style:font-name="Arial" fo:font-size="7pt" fo:font-style="normal" style:text-underline-style="none" fo:font-weight="normal" officeooo:rsid="001a116f" officeooo:paragraph-rsid="014b2859" style:font-name-asian="SimSun" style:font-size-asian="7pt" style:font-style-asian="normal" style:font-weight-asian="normal" style:font-name-complex="Tahoma2" style:font-size-complex="7pt" style:font-style-complex="normal" style:font-weight-complex="normal"/>
    </style:style>
    <style:style style:name="P54" style:family="paragraph" style:parent-style-name="Standard" style:master-page-name="">
      <style:paragraph-properties fo:margin-top="0.011cm" fo:margin-bottom="0.011cm" style:contextual-spacing="false" fo:line-height="150%" fo:text-align="start" style:justify-single-word="false" style:page-number="auto"/>
      <style:text-properties style:use-window-font-color="true" loext:opacity="0%" style:font-name="Arial" fo:font-size="9pt" fo:font-style="normal" style:text-underline-style="none" fo:font-weight="normal" officeooo:rsid="007771e8" officeooo:paragraph-rsid="01087dcb" style:font-name-asian="SimSun" style:font-size-asian="9pt" style:font-style-asian="normal" style:font-weight-asian="normal" style:font-name-complex="Tahoma2" style:font-size-complex="9pt" style:font-style-complex="normal" style:font-weight-complex="normal"/>
    </style:style>
    <style:style style:name="P55" style:family="paragraph" style:parent-style-name="Standard" style:master-page-name="">
      <style:paragraph-properties fo:margin-left="0cm" fo:margin-right="0.199cm" fo:margin-top="0.011cm" fo:margin-bottom="0.011cm" style:contextual-spacing="false" fo:line-height="150%" fo:text-align="end" style:justify-single-word="false" fo:text-indent="0cm" style:auto-text-indent="false" style:page-number="auto" style:vertical-align="middle"/>
      <style:text-properties style:use-window-font-color="true" loext:opacity="0%" style:font-name="Arial" fo:font-size="9pt" fo:font-style="normal" style:text-underline-style="none" fo:font-weight="normal" officeooo:rsid="007771e8" officeooo:paragraph-rsid="022f0795" style:font-name-asian="SimSun" style:font-size-asian="9pt" style:font-style-asian="normal" style:font-weight-asian="normal" style:font-name-complex="Tahoma2" style:font-size-complex="9pt" style:font-style-complex="normal" style:font-weight-complex="normal"/>
    </style:style>
    <style:style style:name="P56"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loext:opacity="0%" style:font-name="Arial" fo:font-size="5pt" fo:font-style="normal" style:text-underline-style="none" fo:font-weight="bold" officeooo:rsid="0002ba08" officeooo:paragraph-rsid="021ab89b" style:font-name-asian="SimSun" style:font-size-asian="5pt" style:font-style-asian="normal" style:font-weight-asian="bold" style:font-name-complex="Tahoma2" style:font-size-complex="5pt" style:font-style-complex="normal" style:font-weight-complex="bold"/>
    </style:style>
    <style:style style:name="P57" style:family="paragraph" style:parent-style-name="Standard">
      <style:text-properties style:font-name="Arial"/>
    </style:style>
    <style:style style:name="P58" style:family="paragraph" style:parent-style-name="Standard" style:master-page-name="">
      <style:paragraph-properties fo:margin-left="0cm" fo:margin-right="0cm" fo:margin-top="0.011cm" fo:margin-bottom="0.011cm" style: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loext:opacity="0%" style:font-name="Arial" fo:font-size="5pt" fo:font-style="normal" style:text-underline-style="none" fo:font-weight="bold" officeooo:rsid="01fa5b17" officeooo:paragraph-rsid="01fa5b17" style:font-name-asian="SimSun" style:font-size-asian="5pt" style:font-style-asian="normal" style:font-weight-asian="bold" style:font-name-complex="Tahoma2" style:font-size-complex="5pt" style:font-style-complex="normal" style:font-weight-complex="bold"/>
    </style:style>
    <style:style style:name="P59" style:family="paragraph" style:parent-style-name="Standard" style:master-page-name="">
      <style:paragraph-properties fo:margin-left="0cm" fo:margin-right="0cm" fo:margin-top="0.011cm" fo:margin-bottom="0.011cm" style: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loext:opacity="0%" style:font-name="Arial" fo:font-size="5pt" fo:font-style="normal" style:text-underline-style="none" fo:font-weight="bold" officeooo:rsid="0002ba08" officeooo:paragraph-rsid="01f957f3" style:font-name-asian="SimSun" style:font-size-asian="5pt" style:font-style-asian="normal" style:font-weight-asian="bold" style:font-name-complex="Tahoma2" style:font-size-complex="5pt" style:font-style-complex="normal" style:font-weight-complex="bold"/>
    </style:style>
    <style:style style:name="P60" style:family="paragraph" style:parent-style-name="Standard" style:master-page-name="">
      <style:paragraph-properties fo:margin-left="0cm" fo:margin-right="0cm" fo:margin-top="0.011cm" fo:margin-bottom="0.011cm" style:contextual-spacing="false" fo:line-height="150%" fo:text-align="start" style:justify-single-word="false" fo:text-indent="0cm" style:auto-text-indent="false" style:page-number="auto" fo:padding="0cm" fo:border="none" style:shadow="none" text:number-lines="false" text:line-number="0" style:vertical-align="middle">
        <style:tab-stops>
          <style:tab-stop style:position="6.191cm"/>
        </style:tab-stops>
      </style:paragraph-properties>
      <style:text-properties style:use-window-font-color="true" loext:opacity="0%" style:font-name="Arial" fo:font-size="5pt" fo:font-style="normal" style:text-underline-style="none" fo:font-weight="bold" officeooo:rsid="0002ba08" officeooo:paragraph-rsid="01a77818" style:font-name-asian="SimSun" style:font-size-asian="5pt" style:font-style-asian="normal" style:font-weight-asian="bold" style:font-name-complex="Tahoma2" style:font-size-complex="5pt" style:font-style-complex="normal" style:font-weight-complex="bold"/>
    </style:style>
    <style:style style:name="P61" style:family="paragraph" style:parent-style-name="Header" style:master-page-name="">
      <style:paragraph-properties fo:margin-left="0cm" fo:margin-right="0cm" fo:margin-top="0.011cm" fo:margin-bottom="0.011cm" style:contextual-spacing="false"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loext:opacity="0%" style:font-name="Arial" fo:font-size="9pt" fo:font-style="normal" style:text-underline-style="none" fo:font-weight="bold" officeooo:rsid="0002ba08" officeooo:paragraph-rsid="01fbb5f0" style:font-name-asian="SimSun" style:font-size-asian="9pt" style:font-style-asian="normal" style:font-weight-asian="bold" style:font-name-complex="Tahoma2" style:font-size-complex="9pt" style:font-style-complex="normal" style:font-weight-complex="bold"/>
    </style:style>
    <style:style style:name="P62" style:family="paragraph" style:parent-style-name="Standard">
      <style:paragraph-properties fo:margin-left="0cm" fo:margin-right="0.199cm" fo:margin-top="0.011cm" fo:margin-bottom="0.011cm" style:contextual-spacing="false" fo:line-height="150%" fo:text-align="end" style:justify-single-word="false" fo:text-indent="0cm" style:auto-text-indent="false" style:vertical-align="middle"/>
      <style:text-properties style:use-window-font-color="true" loext:opacity="0%" style:font-name="Arial" fo:font-size="11pt" fo:font-style="normal" style:text-underline-style="none" fo:font-weight="bold" officeooo:rsid="007771e8" officeooo:paragraph-rsid="022f0795" style:font-name-asian="SimSun" style:font-size-asian="11pt" style:font-style-asian="normal" style:font-weight-asian="bold" style:font-name-complex="Tahoma2" style:font-size-complex="11pt" style:font-style-complex="normal" style:font-weight-complex="bold"/>
    </style:style>
    <style:style style:name="P63" style:family="paragraph" style:parent-style-name="Table_20_Contents" style:master-page-name="">
      <style:paragraph-properties fo:margin-top="0.011cm" fo:margin-bottom="0.011cm" style:contextual-spacing="false" fo:line-height="150%" fo:text-align="start" style:justify-single-word="false" style:page-number="auto"/>
      <style:text-properties style:use-window-font-color="true" loext:opacity="0%" style:font-name="Arial" fo:font-size="5pt" fo:font-style="normal" style:text-underline-style="none" fo:font-weight="bold" officeooo:rsid="0002ba08" officeooo:paragraph-rsid="01a77818" style:font-name-asian="SimSun" style:font-size-asian="5pt" style:font-style-asian="normal" style:font-weight-asian="bold" style:font-name-complex="Tahoma2" style:font-size-complex="5pt" style:font-style-complex="normal" style:font-weight-complex="bold"/>
    </style:style>
    <style:style style:name="P64" style:family="paragraph" style:parent-style-name="Table_20_Contents" style:master-page-name="">
      <style:paragraph-properties fo:margin-top="0.011cm" fo:margin-bottom="0.011cm" style:contextual-spacing="false" fo:line-height="150%" fo:text-align="start" style:justify-single-word="false" style:page-number="auto"/>
      <style:text-properties style:use-window-font-color="true" loext:opacity="0%" style:font-name="Arial" fo:font-size="5pt" fo:font-style="normal" style:text-underline-style="none" fo:font-weight="bold" officeooo:rsid="0002ba08" officeooo:paragraph-rsid="021c8895" style:font-name-asian="SimSun" style:font-size-asian="5pt" style:font-style-asian="normal" style:font-weight-asian="bold" style:font-name-complex="Tahoma2" style:font-size-complex="5pt" style:font-style-complex="normal" style:font-weight-complex="bold"/>
    </style:style>
    <style:style style:name="P65" style:family="paragraph" style:parent-style-name="Standard" style:master-page-name="">
      <style:paragraph-properties fo:margin-left="0cm" fo:margin-right="0cm" fo:margin-top="0.011cm" fo:margin-bottom="0.011cm" style:contextual-spacing="false" fo:line-height="150%" fo:text-align="start" style:justify-single-word="false" fo:text-indent="0cm" style:auto-text-indent="false" style:page-number="auto" style:vertical-align="middle"/>
      <style:text-properties style:use-window-font-color="true" loext:opacity="0%" style:font-name="Arial" fo:font-size="9pt" fo:font-style="normal" style:text-underline-style="none" fo:font-weight="normal" officeooo:rsid="0002ba08" officeooo:paragraph-rsid="01acb652" style:font-name-asian="SimSun" style:font-size-asian="9pt" style:font-style-asian="normal" style:font-weight-asian="normal" style:font-name-complex="Tahoma2" style:font-size-complex="9pt" style:font-style-complex="normal" style:font-weight-complex="normal"/>
    </style:style>
    <style:style style:name="P66" style:family="paragraph" style:parent-style-name="Table_20_Contents" style:master-page-name="">
      <style:paragraph-properties fo:margin-left="0cm" fo:margin-right="0cm" fo:margin-top="0.011cm" fo:margin-bottom="0.011cm" style:contextual-spacing="false" fo:line-height="150%" fo:text-align="start" style:justify-single-word="false" fo:text-indent="0cm" style:auto-text-indent="false" style:page-number="auto" text:number-lines="false" text:line-number="0" style:vertical-align="middle"/>
      <style:text-properties style:use-window-font-color="true" loext:opacity="0%" style:font-name="Arial" fo:font-size="8pt" fo:font-style="normal" style:text-underline-style="none" fo:font-weight="normal" officeooo:rsid="0002ba08" officeooo:paragraph-rsid="01acb652" style:font-name-asian="SimSun" style:font-size-asian="8pt" style:font-style-asian="normal" style:font-weight-asian="normal" style:font-name-complex="Tahoma2" style:font-size-complex="8pt" style:font-style-complex="normal" style:font-weight-complex="normal"/>
    </style:style>
    <style:style style:name="P67" style:family="paragraph" style:parent-style-name="Table_20_Contents" style:master-page-name="">
      <style:paragraph-properties fo:margin-left="0cm" fo:margin-right="0cm" fo:margin-top="0.011cm" fo:margin-bottom="0.011cm" style:contextual-spacing="false" fo:line-height="150%" fo:text-align="start" style:justify-single-word="false" fo:text-indent="0cm" style:auto-text-indent="false" style:page-number="auto" style:vertical-align="middle"/>
      <style:text-properties style:use-window-font-color="true" loext:opacity="0%" style:font-name="Arial" fo:font-size="8pt" fo:font-style="normal" style:text-underline-style="none" fo:font-weight="bold" officeooo:rsid="001a116f" officeooo:paragraph-rsid="0203ee45" style:font-name-asian="SimSun" style:font-size-asian="8pt" style:font-style-asian="normal" style:font-weight-asian="bold" style:font-name-complex="Tahoma2" style:font-size-complex="8pt" style:font-style-complex="normal" style:font-weight-complex="bold"/>
    </style:style>
    <style:style style:name="P68" style:family="paragraph" style:parent-style-name="Table_20_Contents" style:master-page-name="">
      <style:paragraph-properties fo:margin-left="0cm" fo:margin-right="0cm" fo:margin-top="0.011cm" fo:margin-bottom="0.011cm" style:contextual-spacing="false" fo:line-height="100%" fo:text-align="start" style:justify-single-word="false" fo:text-indent="0cm" style:auto-text-indent="false" style:page-number="auto" style:vertical-align="middle">
        <style:tab-stops/>
      </style:paragraph-properties>
      <style:text-properties style:use-window-font-color="true" loext:opacity="0%" style:font-name="Arial" fo:font-size="5pt" fo:font-style="normal" style:text-underline-style="none" fo:font-weight="bold" officeooo:rsid="02424761" officeooo:paragraph-rsid="0237727c" style:font-name-asian="SimSun" style:font-size-asian="5pt" style:font-style-asian="normal" style:font-weight-asian="bold" style:font-name-complex="Tahoma2" style:font-size-complex="5pt" style:font-style-complex="normal" style:font-weight-complex="bold"/>
    </style:style>
    <style:style style:name="P69" style:family="paragraph" style:parent-style-name="Standard">
      <style:paragraph-properties fo:margin-top="0.011cm" fo:margin-bottom="0.011cm" style:contextual-spacing="false" fo:line-height="150%" fo:text-align="start" style:justify-single-word="false"/>
      <style:text-properties style:use-window-font-color="true" loext:opacity="0%" style:font-name="Arial" fo:font-size="5pt" fo:font-style="normal" style:text-underline-style="none" fo:font-weight="bold" officeooo:rsid="016e2875" officeooo:paragraph-rsid="00c240ef" style:font-name-asian="SimSun" style:font-size-asian="5pt" style:font-style-asian="normal" style:font-weight-asian="bold" style:font-name-complex="Tahoma2" style:font-size-complex="5pt" style:font-style-complex="normal" style:font-weight-complex="bold"/>
    </style:style>
    <style:style style:name="P70" style:family="paragraph" style:parent-style-name="Standard" style:master-page-name="">
      <style:paragraph-properties fo:margin-left="0cm" fo:margin-right="0cm" fo:margin-top="0.011cm" fo:margin-bottom="0.011cm" style:contextual-spacing="false" fo:line-height="150%" fo:text-align="justify" style:justify-single-word="false" fo:text-indent="0cm" style:auto-text-indent="false" style:page-number="auto" fo:padding="0cm" fo:border="none" style:shadow="none">
        <style:tab-stops>
          <style:tab-stop style:position="6.191cm"/>
        </style:tab-stops>
      </style:paragraph-properties>
      <style:text-properties style:use-window-font-color="true" loext:opacity="0%" style:font-name="Arial" fo:font-size="8pt" fo:font-style="normal" style:text-underline-style="none" fo:font-weight="normal" officeooo:rsid="0002ba08" officeooo:paragraph-rsid="024f99af" style:font-name-asian="SimSun" style:font-size-asian="8pt" style:font-style-asian="normal" style:font-weight-asian="normal" style:font-name-complex="Tahoma2" style:font-size-complex="8pt" style:font-style-complex="normal" style:font-weight-complex="normal"/>
    </style:style>
    <style:style style:name="P71" style:family="paragraph" style:parent-style-name="Header">
      <style:paragraph-properties fo:margin-left="0.199cm" fo:margin-right="0cm" fo:margin-top="0.011cm" fo:margin-bottom="0.011cm" style:contextual-spacing="false" fo:line-height="150%" fo:text-align="start" style:justify-single-word="false" fo:text-indent="0cm" style:auto-text-indent="false" style:vertical-align="middle">
        <style:tab-stops>
          <style:tab-stop style:position="2.963cm"/>
        </style:tab-stops>
      </style:paragraph-properties>
      <style:text-properties style:use-window-font-color="true" loext:opacity="0%" style:font-name="Arial" fo:font-size="6pt" fo:font-style="normal" style:text-underline-style="none" fo:font-weight="bold" officeooo:paragraph-rsid="01ff4a5e" style:font-name-asian="SimSun" style:font-size-asian="6pt" style:font-style-asian="normal" style:font-weight-asian="bold" style:font-name-complex="Tahoma2" style:font-size-complex="6pt" style:font-style-complex="normal" style:font-weight-complex="bold"/>
    </style:style>
    <style:style style:name="P72"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loext:opacity="0%" style:font-name="Arial" fo:font-size="9pt" fo:font-style="normal" style:text-underline-style="none" fo:font-weight="normal" officeooo:rsid="0002ba08" officeooo:paragraph-rsid="01ff4a5e" style:font-name-asian="SimSun" style:font-size-asian="9pt" style:font-style-asian="normal" style:font-weight-asian="normal" style:font-name-complex="Tahoma2" style:font-size-complex="9pt" style:font-style-complex="normal" style:font-weight-complex="normal"/>
    </style:style>
    <style:style style:name="P73" style:family="paragraph" style:parent-style-name="Standard" style:master-page-name="">
      <style:paragraph-properties fo:margin-left="0cm" fo:margin-right="0cm" fo:margin-top="0.011cm" fo:margin-bottom="0.011cm" style: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loext:opacity="0%" style:font-name="Arial" fo:font-size="9pt" fo:font-style="normal" style:text-underline-style="none" fo:font-weight="normal" officeooo:rsid="0002ba08" officeooo:paragraph-rsid="01ed2474" style:font-name-asian="SimSun" style:font-size-asian="9pt" style:font-style-asian="normal" style:font-weight-asian="normal" style:font-name-complex="Tahoma2" style:font-size-complex="9pt" style:font-style-complex="normal" style:font-weight-complex="normal"/>
    </style:style>
    <style:style style:name="P74" style:family="paragraph" style:parent-style-name="Header">
      <style:paragraph-properties fo:margin-left="0cm" fo:margin-right="0cm" fo:margin-top="0.011cm" fo:margin-bottom="0.011cm" style:contextual-spacing="false" fo:line-height="150%" fo:text-align="start" style:justify-single-word="false" fo:text-indent="0cm" style:auto-text-indent="false" fo:break-before="page" style:vertical-align="middle">
        <style:tab-stops>
          <style:tab-stop style:position="2.963cm"/>
        </style:tab-stops>
      </style:paragraph-properties>
      <style:text-properties style:use-window-font-color="true" loext:opacity="0%" style:font-name="Arial" fo:font-size="6pt" fo:font-style="normal" style:text-underline-style="none" fo:font-weight="bold" officeooo:paragraph-rsid="0178a9a7" style:font-name-asian="SimSun" style:font-size-asian="6pt" style:font-style-asian="normal" style:font-weight-asian="bold" style:font-name-complex="Tahoma2" style:font-size-complex="6pt" style:font-style-complex="normal" style:font-weight-complex="bold"/>
    </style:style>
    <style:style style:name="P75" style:family="paragraph" style:parent-style-name="Standard" style:master-page-name="">
      <style:paragraph-properties fo:margin-left="0cm" fo:margin-right="0cm" fo:margin-top="0.011cm" fo:margin-bottom="0.011cm" style: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loext:opacity="0%" style:font-name="Arial" fo:font-size="9pt" fo:font-style="normal" style:text-underline-style="none" fo:font-weight="bold" officeooo:rsid="01ed92de" officeooo:paragraph-rsid="01ed92de" style:font-name-asian="SimSun" style:font-size-asian="9pt" style:font-style-asian="normal" style:font-weight-asian="bold" style:font-name-complex="Tahoma2" style:font-size-complex="9pt" style:font-style-complex="normal" style:font-weight-complex="bold"/>
    </style:style>
    <style:style style:name="P76" style:family="paragraph" style:parent-style-name="Standard" style:master-page-name="">
      <style:paragraph-properties fo:margin-left="0cm" fo:margin-right="0cm" fo:margin-top="0.011cm" fo:margin-bottom="0.011cm" style: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loext:opacity="0%" style:font-name="Arial" fo:font-size="5pt" fo:font-style="normal" style:text-underline-style="none" fo:font-weight="bold" officeooo:rsid="0002ba08" officeooo:paragraph-rsid="01d66bb2" style:font-name-asian="SimSun" style:font-size-asian="5pt" style:font-style-asian="normal" style:font-weight-asian="bold" style:font-name-complex="Tahoma2" style:font-size-complex="5pt" style:font-style-complex="normal" style:font-weight-complex="bold"/>
    </style:style>
    <style:style style:name="P77" style:family="paragraph" style:parent-style-name="Header" style:master-page-name="">
      <style:paragraph-properties fo:margin-left="0cm" fo:margin-right="0cm" fo:margin-top="0.011cm" fo:margin-bottom="0.011cm" style:contextual-spacing="false" fo:line-height="150%" fo:text-align="center" style:justify-single-word="false" fo:text-indent="0cm" style:auto-text-indent="false" style:page-number="auto" style:vertical-align="middle"/>
      <style:text-properties style:use-window-font-color="true" loext:opacity="0%" style:font-name="Arial" fo:font-size="5pt" fo:font-style="normal" style:text-underline-style="none" fo:font-weight="bold" officeooo:rsid="01d66bb2" officeooo:paragraph-rsid="01d66bb2" style:font-name-asian="SimSun" style:font-size-asian="5pt" style:font-style-asian="normal" style:font-weight-asian="bold" style:font-name-complex="Tahoma2" style:font-size-complex="5pt" style:font-style-complex="normal" style:font-weight-complex="bold"/>
    </style:style>
    <style:style style:name="P78" style:family="paragraph" style:parent-style-name="Header" style:master-page-name="">
      <style:paragraph-properties fo:margin-left="0cm" fo:margin-right="0cm" fo:margin-top="0.011cm" fo:margin-bottom="0.011cm" style:contextual-spacing="false" fo:line-height="150%" fo:text-align="start" style:justify-single-word="false" fo:text-indent="0cm" style:auto-text-indent="false" style:page-number="auto" style:vertical-align="middle"/>
      <style:text-properties style:use-window-font-color="true" loext:opacity="0%" style:font-name="Arial" fo:font-size="10pt" fo:font-style="normal" style:text-underline-style="none" fo:font-weight="bold" officeooo:rsid="0002ba08" officeooo:paragraph-rsid="01d4dec0" style:font-name-asian="SimSun" style:font-size-asian="10pt" style:font-style-asian="normal" style:font-weight-asian="bold" style:font-name-complex="Tahoma2" style:font-size-complex="10pt" style:font-style-complex="normal" style:font-weight-complex="bold"/>
    </style:style>
    <style:style style:name="P79" style:family="paragraph" style:parent-style-name="Standard" style:master-page-name="">
      <style:paragraph-properties fo:margin-left="0cm" fo:margin-right="0cm" fo:margin-top="0cm" fo:margin-bottom="0cm" style:contextual-spacing="false" fo:line-height="150%" fo:text-align="start" style:justify-single-word="false" fo:text-indent="0cm" style:auto-text-indent="false" style:page-number="auto"/>
      <style:text-properties style:use-window-font-color="true" loext:opacity="0%" style:font-name="Arial" fo:font-size="9pt" fo:font-style="normal" style:text-underline-style="none" fo:font-weight="bold" officeooo:paragraph-rsid="01d31228" style:font-name-asian="SimSun" style:font-size-asian="9pt" style:font-style-asian="normal" style:font-weight-asian="bold" style:font-name-complex="Tahoma2" style:font-size-complex="9pt" style:font-style-complex="normal" style:font-weight-complex="bold"/>
    </style:style>
    <style:style style:name="P80"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style:font-name="Arial" fo:font-size="8pt" officeooo:paragraph-rsid="01d31228" style:font-size-asian="8pt" style:font-size-complex="8pt"/>
    </style:style>
    <style:style style:name="P81"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color="#000000" loext:opacity="100%" style:font-name="Arial" fo:font-size="8pt" fo:font-style="italic" officeooo:paragraph-rsid="01d31228" style:font-size-asian="8pt" style:font-style-asian="italic" style:font-size-complex="8pt" style:font-style-complex="italic"/>
    </style:style>
    <style:style style:name="P82" style:family="paragraph" style:parent-style-name="Standard" style:master-page-name="">
      <style:paragraph-properties fo:margin-top="0.011cm" fo:margin-bottom="0.011cm" style:contextual-spacing="false" fo:line-height="150%" fo:text-align="start" style:justify-single-word="false" style:page-number="auto"/>
      <style:text-properties style:use-window-font-color="true" loext:opacity="0%" style:font-name="Arial" fo:font-size="10pt" fo:font-style="normal" style:text-underline-style="none" fo:font-weight="bold" officeooo:paragraph-rsid="01d42dca" style:font-name-asian="SimSun" style:font-size-asian="10pt" style:font-style-asian="normal" style:font-weight-asian="bold" style:font-name-complex="Tahoma2" style:font-size-complex="10pt" style:font-style-complex="normal" style:font-weight-complex="bold"/>
    </style:style>
    <style:style style:name="P83" style:family="paragraph" style:parent-style-name="Standard" style:master-page-name="">
      <style:paragraph-properties fo:margin-top="0.011cm" fo:margin-bottom="0.011cm" style:contextual-spacing="false" fo:line-height="150%" fo:text-align="start" style:justify-single-word="false" style:page-number="auto"/>
      <style:text-properties style:use-window-font-color="true" loext:opacity="0%" style:font-name="Arial" fo:font-size="9pt" fo:font-style="normal" style:text-underline-style="none" fo:font-weight="normal" officeooo:rsid="0002ba08" officeooo:paragraph-rsid="01ed2474" style:font-name-asian="SimSun" style:font-size-asian="9pt" style:font-style-asian="normal" style:font-weight-asian="normal" style:font-name-complex="Tahoma2" style:font-size-complex="9pt" style:font-style-complex="normal" style:font-weight-complex="normal"/>
    </style:style>
    <style:style style:name="P84" style:family="paragraph" style:parent-style-name="Standard" style:master-page-name="">
      <style:paragraph-properties fo:margin-left="0cm" fo:margin-right="0cm" fo:margin-top="0.011cm" fo:margin-bottom="0.011cm" style: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loext:opacity="0%" style:font-name="Arial" fo:font-size="9pt" fo:font-style="normal" style:text-underline-style="none" fo:font-weight="normal" officeooo:rsid="0002ba08" officeooo:paragraph-rsid="023801ef" style:font-name-asian="SimSun" style:font-size-asian="9pt" style:font-style-asian="normal" style:font-weight-asian="normal" style:font-name-complex="Tahoma2" style:font-size-complex="9pt" style:font-style-complex="normal" style:font-weight-complex="normal"/>
    </style:style>
    <style:style style:name="P85" style:family="paragraph" style:parent-style-name="Standard">
      <style:paragraph-properties fo:margin-left="0cm" fo:margin-right="0cm" fo:margin-top="0.011cm" fo:margin-bottom="0.011cm" style:contextual-spacing="false" fo:line-height="150%" fo:text-align="start" style:justify-single-word="false" fo:text-indent="0cm" style:auto-text-indent="false" fo:break-before="page" fo:padding="0cm" fo:border="none" style:shadow="none" style:vertical-align="middle">
        <style:tab-stops>
          <style:tab-stop style:position="6.191cm"/>
        </style:tab-stops>
      </style:paragraph-properties>
      <style:text-properties style:use-window-font-color="true" loext:opacity="0%" style:font-name="Arial" fo:font-size="9pt" fo:font-style="normal" style:text-underline-style="none" fo:font-weight="normal" officeooo:rsid="0002ba08" officeooo:paragraph-rsid="023801ef" style:font-name-asian="SimSun" style:font-size-asian="9pt" style:font-style-asian="normal" style:font-weight-asian="normal" style:font-name-complex="Tahoma2" style:font-size-complex="9pt" style:font-style-complex="normal" style:font-weight-complex="normal"/>
    </style:style>
    <style:style style:name="P86" style:family="paragraph" style:parent-style-name="Standard" style:master-page-name="Standard">
      <style:paragraph-properties fo:margin-left="0cm" fo:margin-right="0cm" fo:margin-top="0.011cm" fo:margin-bottom="0.011cm" style:contextual-spacing="false" fo:line-height="150%" fo:text-align="start" style:justify-single-word="false" fo:text-indent="0cm" style:auto-text-indent="false" style:page-number="auto" fo:break-before="page" fo:padding="0cm" fo:border="none" style:shadow="none" style:vertical-align="middle">
        <style:tab-stops>
          <style:tab-stop style:position="6.191cm"/>
        </style:tab-stops>
      </style:paragraph-properties>
      <style:text-properties style:use-window-font-color="true" loext:opacity="0%" style:font-name="Arial" fo:font-size="9pt" fo:font-style="normal" style:text-underline-style="none" fo:font-weight="normal" officeooo:rsid="0002ba08" officeooo:paragraph-rsid="023ae714" style:font-name-asian="SimSun" style:font-size-asian="9pt" style:font-style-asian="normal" style:font-weight-asian="normal" style:font-name-complex="Tahoma2" style:font-size-complex="9pt" style:font-style-complex="normal" style:font-weight-complex="normal"/>
    </style:style>
    <style:style style:name="P87" style:family="paragraph" style:parent-style-name="Standard">
      <style:paragraph-properties fo:text-align="center" style:justify-single-word="false"/>
      <style:text-properties style:font-name="Century Gothic1" fo:font-size="10pt" fo:font-weight="bold" officeooo:paragraph-rsid="023801ef" style:font-size-asian="10pt" style:font-weight-asian="bold" style:font-name-complex="Tahoma1" style:font-size-complex="10pt"/>
    </style:style>
    <style:style style:name="P88" style:family="paragraph" style:parent-style-name="Standard">
      <style:paragraph-properties fo:text-align="center" style:justify-single-word="false"/>
      <style:text-properties officeooo:paragraph-rsid="023801ef"/>
    </style:style>
    <style:style style:name="P89" style:family="paragraph" style:parent-style-name="Standard">
      <style:paragraph-properties fo:text-align="center" style:justify-single-word="false"/>
      <style:text-properties style:font-name="Century Gothic1" fo:font-size="8pt" fo:font-weight="bold" officeooo:paragraph-rsid="023801ef" style:font-size-asian="8pt" style:font-weight-asian="bold" style:font-name-complex="Tahoma1" style:font-size-complex="10pt"/>
    </style:style>
    <style:style style:name="P90" style:family="paragraph" style:parent-style-name="Standard">
      <style:paragraph-properties fo:text-align="justify" style:justify-single-word="false"/>
      <style:text-properties style:font-name="Century Gothic1" fo:font-size="9pt" officeooo:paragraph-rsid="023801ef" style:font-size-asian="9pt" style:font-name-complex="Tahoma1" style:font-size-complex="10pt"/>
    </style:style>
    <style:style style:name="P91" style:family="paragraph" style:parent-style-name="Standard">
      <style:paragraph-properties fo:text-align="justify" style:justify-single-word="false"/>
      <style:text-properties style:font-name="Century Gothic1" fo:font-size="9pt" fo:font-weight="bold" officeooo:paragraph-rsid="023801ef" style:font-size-asian="9pt" style:font-weight-asian="bold" style:font-name-complex="Tahoma1" style:font-size-complex="10pt"/>
    </style:style>
    <style:style style:name="P92" style:family="paragraph" style:parent-style-name="Standard">
      <style:paragraph-properties fo:text-align="justify" style:justify-single-word="false"/>
      <style:text-properties style:font-name="Century Gothic1" fo:font-size="4pt" fo:font-weight="bold" officeooo:paragraph-rsid="023801ef" style:font-size-asian="4pt" style:font-weight-asian="bold" style:font-name-complex="Tahoma1" style:font-size-complex="5pt"/>
    </style:style>
    <style:style style:name="P93" style:family="paragraph" style:parent-style-name="Standard" style:list-style-name="WW8Num5">
      <style:paragraph-properties fo:text-align="justify" style:justify-single-word="false"/>
      <style:text-properties style:font-name="Century Gothic1" fo:font-size="9pt" officeooo:paragraph-rsid="023801ef" style:font-size-asian="9pt" style:font-name-complex="Tahoma1" style:font-size-complex="10pt"/>
    </style:style>
    <style:style style:name="P94" style:family="paragraph" style:parent-style-name="Standard">
      <style:paragraph-properties fo:text-align="justify" style:justify-single-word="false"/>
      <style:text-properties style:font-name="Century Gothic1" fo:font-size="4pt" officeooo:paragraph-rsid="023801ef" style:font-size-asian="4pt" style:font-name-complex="Tahoma1" style:font-size-complex="5pt"/>
    </style:style>
    <style:style style:name="P95" style:family="paragraph" style:parent-style-name="Standard">
      <style:paragraph-properties fo:text-align="justify" style:justify-single-word="false"/>
      <style:text-properties officeooo:paragraph-rsid="023801ef"/>
    </style:style>
    <style:style style:name="P96" style:family="paragraph" style:parent-style-name="Standard">
      <style:paragraph-properties fo:text-align="justify" style:justify-single-word="false"/>
      <style:text-properties fo:color="#ff0000" loext:opacity="100%" style:font-name="Century Gothic1" fo:font-size="4pt" fo:font-weight="bold" officeooo:paragraph-rsid="023801ef" style:font-size-asian="4pt" style:font-weight-asian="bold" style:font-name-complex="Tahoma1" style:font-size-complex="5pt"/>
    </style:style>
    <style:style style:name="P97" style:family="paragraph" style:parent-style-name="Standard">
      <style:paragraph-properties fo:text-align="justify" style:justify-single-word="false"/>
      <style:text-properties style:font-name="Century Gothic1" fo:font-size="4pt" officeooo:paragraph-rsid="023801ef" style:font-size-asian="4pt" style:font-name-complex="Tahoma1" style:font-size-complex="4pt"/>
    </style:style>
    <style:style style:name="P98" style:family="paragraph" style:parent-style-name="Standard" style:list-style-name="WW8Num8">
      <style:paragraph-properties fo:text-align="justify" style:justify-single-word="false"/>
      <style:text-properties officeooo:paragraph-rsid="023801ef"/>
    </style:style>
    <style:style style:name="P99" style:family="paragraph" style:parent-style-name="Standard" style:list-style-name="WW8Num8">
      <style:paragraph-properties fo:text-align="justify" style:justify-single-word="false"/>
      <style:text-properties style:font-name="Century Gothic1" fo:font-size="9pt" officeooo:paragraph-rsid="023801ef" style:font-size-asian="9pt" style:font-name-complex="Tahoma1" style:font-size-complex="10pt"/>
    </style:style>
    <style:style style:name="P100" style:family="paragraph" style:parent-style-name="Standard">
      <style:paragraph-properties fo:text-align="justify" style:justify-single-word="false"/>
      <style:text-properties style:font-name="Century Gothic1" fo:font-size="4pt" fo:font-weight="bold" officeooo:paragraph-rsid="023801ef" style:font-size-asian="4pt" style:font-weight-asian="bold" style:font-name-complex="Tahoma1" style:font-size-complex="4pt"/>
    </style:style>
    <style:style style:name="P101" style:family="paragraph" style:parent-style-name="Standard">
      <loext:graphic-properties draw:fill="solid" draw:fill-color="#ffffff" draw:opacity="100%"/>
      <style:paragraph-properties fo:text-align="justify" style:justify-single-word="false" fo:background-color="#ffffff" style:vertical-align="baseline"/>
      <style:text-properties fo:color="#000000" loext:opacity="100%" style:font-name="Century Gothic1" fo:font-size="9pt" officeooo:paragraph-rsid="023801ef" style:font-size-asian="9pt" style:font-name-complex="Calibri" style:font-size-complex="10pt"/>
    </style:style>
    <style:style style:name="P102" style:family="paragraph" style:parent-style-name="Paragrafo_20_elenco" style:list-style-name="WW8Num15">
      <loext:graphic-properties draw:fill="solid" draw:fill-color="#ffffff" draw:opacity="100%"/>
      <style:paragraph-properties fo:margin-top="0cm" fo:margin-bottom="0cm" style:contextual-spacing="true" fo:line-height="100%" fo:text-align="justify" style:justify-single-word="false" fo:background-color="#ffffff" style:vertical-align="baseline"/>
      <style:text-properties fo:color="#000000" loext:opacity="100%" style:font-name="Century Gothic1" fo:font-size="9pt" officeooo:paragraph-rsid="023801ef" style:font-name-asian="Times New Roman" style:font-size-asian="9pt" style:language-asian="it" style:country-asian="IT" style:font-name-complex="Calibri" style:font-size-complex="10pt"/>
    </style:style>
    <style:style style:name="P103" style:family="paragraph" style:parent-style-name="Paragrafo_20_elenco" style:list-style-name="WW8Num11">
      <loext:graphic-properties draw:fill="solid" draw:fill-color="#ffffff" draw:opacity="100%"/>
      <style:paragraph-properties fo:margin-top="0cm" fo:margin-bottom="0cm" style:contextual-spacing="true" fo:line-height="100%" fo:text-align="justify" style:justify-single-word="false" fo:background-color="#ffffff" style:vertical-align="baseline"/>
      <style:text-properties fo:color="#000000" loext:opacity="100%" style:font-name="Century Gothic1" fo:font-size="9pt" officeooo:paragraph-rsid="023801ef" style:font-name-asian="Times New Roman" style:font-size-asian="9pt" style:language-asian="it" style:country-asian="IT" style:font-name-complex="Calibri" style:font-size-complex="10pt"/>
    </style:style>
    <style:style style:name="P104" style:family="paragraph" style:parent-style-name="Header">
      <loext:graphic-properties draw:fill="solid" draw:fill-color="#ffffff" draw:opacity="100%"/>
      <style:paragraph-properties fo:text-align="start" style:justify-single-word="false" fo:background-color="#ffffff">
        <style:tab-stops>
          <style:tab-stop style:position="2.963cm"/>
        </style:tab-stops>
      </style:paragraph-properties>
      <style:text-properties style:use-window-font-color="true" loext:opacity="0%" style:font-name="Arial" fo:font-size="10pt" fo:font-style="normal" style:text-underline-style="none" fo:font-weight="bold" officeooo:paragraph-rsid="02395a1a" style:font-name-asian="SimSun" style:font-size-asian="10pt" style:font-style-asian="normal" style:font-weight-asian="bold" style:font-name-complex="Tahoma2" style:font-size-complex="10pt" style:font-style-complex="normal" style:font-weight-complex="bold"/>
    </style:style>
    <style:style style:name="P105" style:family="paragraph" style:parent-style-name="Header">
      <loext:graphic-properties draw:fill="solid" draw:fill-color="#ffffff" draw:opacity="100%"/>
      <style:paragraph-properties fo:text-align="start" style:justify-single-word="false" fo:background-color="#ffffff">
        <style:tab-stops>
          <style:tab-stop style:position="2.963cm"/>
        </style:tab-stops>
      </style:paragraph-properties>
      <style:text-properties style:use-window-font-color="true" loext:opacity="0%" style:font-name="Arial" fo:font-size="10pt" fo:font-style="normal" style:text-underline-style="none" fo:font-weight="normal" officeooo:paragraph-rsid="02395a1a" style:font-name-asian="SimSun" style:font-size-asian="10pt" style:font-style-asian="normal" style:font-weight-asian="normal" style:font-name-complex="Tahoma2" style:font-size-complex="10pt" style:font-style-complex="normal" style:font-weight-complex="normal"/>
    </style:style>
    <style:style style:name="P106" style:family="paragraph" style:parent-style-name="Standard">
      <style:paragraph-properties fo:text-align="center" style:justify-single-word="false"/>
      <style:text-properties style:font-name="Century Gothic1" fo:font-size="9pt" officeooo:paragraph-rsid="023801ef" style:font-size-asian="9pt" style:font-name-complex="Tahoma1" style:font-size-complex="10pt"/>
    </style:style>
    <style:style style:name="P107" style:family="paragraph" style:parent-style-name="Standard">
      <loext:graphic-properties draw:fill="solid" draw:fill-color="#ffffff" draw:opacity="100%"/>
      <style:paragraph-properties fo:text-align="justify" style:justify-single-word="false" fo:background-color="#ffffff" style:vertical-align="baseline"/>
      <style:text-properties style:font-name="Century Gothic1" fo:font-size="4pt" officeooo:paragraph-rsid="023801ef" style:font-size-asian="4pt" style:font-name-complex="Tahoma1" style:font-size-complex="4pt"/>
    </style:style>
    <style:style style:name="P108" style:family="paragraph" style:parent-style-name="Standard">
      <style:paragraph-properties fo:text-align="justify" style:justify-single-word="false"/>
      <style:text-properties style:font-name="Century Gothic1" fo:font-size="9pt" officeooo:paragraph-rsid="023801ef" style:font-size-asian="9pt" style:font-name-complex="Tahoma1" style:font-size-complex="9pt"/>
    </style:style>
    <style:style style:name="P109" style:family="paragraph" style:parent-style-name="Standard">
      <style:paragraph-properties fo:margin-left="4.995cm" fo:margin-right="0cm" fo:text-indent="1.249cm" style:auto-text-indent="false"/>
      <style:text-properties style:font-name="Century Gothic1" fo:font-size="9pt" officeooo:paragraph-rsid="023801ef" style:font-size-asian="9pt" style:font-name-complex="Tahoma1" style:font-size-complex="9pt"/>
    </style:style>
    <style:style style:name="P110" style:family="paragraph" style:parent-style-name="Standard">
      <style:paragraph-properties fo:margin-left="0cm" fo:margin-right="0cm" fo:margin-top="0.011cm" fo:margin-bottom="0.011cm" style:contextual-spacing="false" fo:line-height="150%" fo:text-align="justify" style:justify-single-word="false" fo:text-indent="0cm" style:auto-text-indent="false" fo:padding="0cm" fo:border="none" style:shadow="none" style:vertical-align="middle">
        <style:tab-stops>
          <style:tab-stop style:position="6.191cm"/>
        </style:tab-stops>
      </style:paragraph-properties>
      <style:text-properties style:use-window-font-color="true" loext:opacity="0%" style:font-name="Century Gothic1" fo:font-size="9pt" fo:font-style="normal" style:text-underline-style="none" fo:font-weight="normal" officeooo:rsid="0002ba08" officeooo:paragraph-rsid="023801ef" style:font-name-asian="SimSun" style:font-size-asian="9pt" style:font-style-asian="normal" style:font-weight-asian="normal" style:font-name-complex="Tahoma1" style:font-size-complex="9pt" style:font-style-complex="normal" style:font-weight-complex="normal"/>
    </style:style>
    <style:style style:name="P111" style:family="paragraph" style:parent-style-name="Standard" style:master-page-name="">
      <style:paragraph-properties fo:margin-left="0cm" fo:margin-right="0cm" fo:margin-top="0.011cm" fo:margin-bottom="0.011cm" style: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loext:opacity="0%" style:font-name="Arial" fo:font-size="9pt" fo:font-style="normal" style:text-underline-style="none" fo:font-weight="normal" officeooo:rsid="0002ba08" officeooo:paragraph-rsid="023ae714" style:font-name-asian="SimSun" style:font-size-asian="9pt" style:font-style-asian="normal" style:font-weight-asian="normal" style:font-name-complex="Tahoma2" style:font-size-complex="9pt" style:font-style-complex="normal" style:font-weight-complex="normal"/>
    </style:style>
    <style:style style:name="P112" style:family="paragraph" style:parent-style-name="Standard">
      <style:paragraph-properties fo:margin-left="0cm" fo:margin-right="0cm" fo:margin-top="0.011cm" fo:margin-bottom="0.011cm" style: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loext:opacity="0%" style:font-name="Arial" fo:font-size="9pt" fo:font-style="normal" style:text-underline-style="none" fo:font-weight="normal" officeooo:rsid="0002ba08" officeooo:paragraph-rsid="023ae714" style:font-name-asian="SimSun" style:font-size-asian="9pt" style:font-style-asian="normal" style:font-weight-asian="normal" style:font-name-complex="Tahoma2" style:font-size-complex="9pt" style:font-style-complex="normal" style:font-weight-complex="normal"/>
    </style:style>
    <style:style style:name="P113" style:family="paragraph" style:parent-style-name="Standard">
      <style:paragraph-properties fo:margin-left="0cm" fo:margin-right="0cm" fo:margin-top="0.011cm" fo:margin-bottom="0.011cm" style: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loext:opacity="0%" style:font-name="Arial" fo:font-size="9pt" fo:font-style="normal" style:text-underline-style="none" fo:font-weight="normal" officeooo:rsid="0002ba08" officeooo:paragraph-rsid="023801ef" style:font-name-asian="SimSun" style:font-size-asian="9pt" style:font-style-asian="normal" style:font-weight-asian="normal" style:font-name-complex="Tahoma2" style:font-size-complex="9pt" style:font-style-complex="normal" style:font-weight-complex="normal"/>
    </style:style>
    <style:style style:name="P114" style:family="paragraph" style:parent-style-name="Standard">
      <style:paragraph-properties fo:text-align="center" style:justify-single-word="false"/>
      <style:text-properties style:font-name="Century Gothic" fo:font-size="10pt" fo:language="en" fo:country="US" fo:font-weight="bold" officeooo:paragraph-rsid="023ab378" style:font-size-asian="10pt" style:font-weight-asian="bold" style:font-name-complex="Century Gothic" style:font-size-complex="10pt"/>
    </style:style>
    <style:style style:name="P115" style:family="paragraph" style:parent-style-name="Standard">
      <style:paragraph-properties fo:text-align="center" style:justify-single-word="false"/>
      <style:text-properties style:font-name="Century Gothic" fo:font-size="8pt" fo:language="en" fo:country="US" fo:font-weight="bold" officeooo:paragraph-rsid="023ab378" style:font-size-asian="8pt" style:font-weight-asian="bold" style:font-name-complex="Century Gothic" style:font-size-complex="9pt"/>
    </style:style>
    <style:style style:name="P116" style:family="paragraph" style:parent-style-name="Standard">
      <style:paragraph-properties fo:text-align="justify" style:justify-single-word="false"/>
      <style:text-properties style:font-name="Century Gothic" fo:font-size="10pt" fo:language="en" fo:country="US" fo:font-weight="bold" officeooo:paragraph-rsid="023ab378" style:font-size-asian="10pt" style:font-weight-asian="bold" style:font-name-complex="Century Gothic" style:font-size-complex="10pt"/>
    </style:style>
    <style:style style:name="P117" style:family="paragraph" style:parent-style-name="Standard">
      <style:paragraph-properties fo:text-align="justify" style:justify-single-word="false"/>
      <style:text-properties style:font-name="Century Gothic" fo:font-size="10pt" fo:language="en" fo:country="US" officeooo:paragraph-rsid="023ab378" style:font-size-asian="10pt" style:font-name-complex="Century Gothic" style:font-size-complex="10pt"/>
    </style:style>
    <style:style style:name="P118" style:family="paragraph" style:parent-style-name="Standard">
      <style:paragraph-properties fo:text-align="justify" style:justify-single-word="false">
        <style:tab-stops>
          <style:tab-stop style:position="5.186cm"/>
        </style:tab-stops>
      </style:paragraph-properties>
      <style:text-properties style:font-name="Century Gothic" fo:font-size="5pt" fo:font-weight="bold" officeooo:paragraph-rsid="023ab378" style:font-size-asian="5pt" style:font-weight-asian="bold" style:font-name-complex="Century Gothic" style:font-size-complex="5pt"/>
    </style:style>
    <style:style style:name="P119" style:family="paragraph" style:parent-style-name="Standard">
      <style:paragraph-properties fo:text-align="justify" style:justify-single-word="false"/>
      <style:text-properties style:font-name="Century Gothic" fo:font-size="10pt" fo:language="en" fo:country="GB" officeooo:paragraph-rsid="023ab378" style:font-size-asian="10pt" style:font-name-complex="Century Gothic" style:font-size-complex="10pt"/>
    </style:style>
    <style:style style:name="P120" style:family="paragraph" style:parent-style-name="Standard" style:list-style-name="WW8Num3">
      <style:paragraph-properties fo:text-align="justify" style:justify-single-word="false"/>
      <style:text-properties style:font-name="Century Gothic" fo:font-size="10pt" officeooo:paragraph-rsid="023ab378" style:font-size-asian="10pt" style:font-name-complex="Century Gothic" style:font-size-complex="10pt"/>
    </style:style>
    <style:style style:name="P121" style:family="paragraph" style:parent-style-name="Standard" style:list-style-name="WW8Num3">
      <style:text-properties style:font-name="Century Gothic" fo:font-size="10pt" fo:language="en" fo:country="US" officeooo:paragraph-rsid="023ab378" style:font-size-asian="10pt" style:font-name-complex="Century Gothic" style:font-size-complex="10pt"/>
    </style:style>
    <style:style style:name="P122" style:family="paragraph" style:parent-style-name="Standard">
      <style:paragraph-properties fo:margin-top="0cm" fo:margin-bottom="0.212cm" style:contextual-spacing="false" fo:text-align="justify" style:justify-single-word="false"/>
      <style:text-properties style:font-name="Century Gothic" fo:font-size="10pt" fo:language="en" fo:country="GB" officeooo:paragraph-rsid="023ab378" style:font-size-asian="10pt" style:font-name-complex="Century Gothic" style:font-size-complex="10pt"/>
    </style:style>
    <style:style style:name="P123" style:family="paragraph" style:parent-style-name="Standard">
      <style:paragraph-properties fo:text-align="justify" style:justify-single-word="false"/>
      <style:text-properties style:font-name="Century Gothic" fo:font-size="10pt" fo:language="en" fo:country="GB" fo:font-weight="bold" officeooo:paragraph-rsid="023ab378" style:font-size-asian="10pt" style:font-weight-asian="bold" style:font-name-complex="Century Gothic" style:font-size-complex="10pt"/>
    </style:style>
    <style:style style:name="P124" style:family="paragraph" style:parent-style-name="Standard">
      <style:paragraph-properties fo:text-align="justify" style:justify-single-word="false"/>
      <style:text-properties style:font-name="Century Gothic" fo:font-size="5pt" fo:language="en" fo:country="US" fo:font-weight="bold" officeooo:paragraph-rsid="023ab378" style:font-size-asian="5pt" style:font-weight-asian="bold" style:font-name-complex="Century Gothic" style:font-size-complex="5pt"/>
    </style:style>
    <style:style style:name="P125" style:family="paragraph" style:parent-style-name="Standard">
      <style:paragraph-properties fo:margin-top="0cm" fo:margin-bottom="0.212cm" style:contextual-spacing="false" fo:text-align="justify" style:justify-single-word="false"/>
      <style:text-properties style:font-name="Century Gothic" fo:font-size="10pt" fo:language="en" fo:country="US" officeooo:paragraph-rsid="023ab378" style:font-size-asian="10pt" style:font-name-complex="Century Gothic" style:font-size-complex="10pt"/>
    </style:style>
    <style:style style:name="P126" style:family="paragraph" style:parent-style-name="Standard">
      <style:paragraph-properties fo:text-align="justify" style:justify-single-word="false"/>
      <style:text-properties style:font-name="Century Gothic" fo:font-size="10pt" fo:language="en" fo:country="none" officeooo:paragraph-rsid="023ab378" style:font-size-asian="10pt" style:font-name-complex="Century Gothic" style:font-size-complex="10pt"/>
    </style:style>
    <style:style style:name="P127" style:family="paragraph" style:parent-style-name="Standard">
      <style:paragraph-properties fo:margin-top="0cm" fo:margin-bottom="0.212cm" style:contextual-spacing="false" fo:text-align="justify" style:justify-single-word="false"/>
      <style:text-properties style:font-name="Century Gothic" fo:font-size="10pt" fo:language="en" fo:country="none" officeooo:paragraph-rsid="023ab378" style:font-size-asian="10pt" style:font-name-complex="Century Gothic" style:font-size-complex="10pt"/>
    </style:style>
    <style:style style:name="P128" style:family="paragraph" style:parent-style-name="Standard" style:list-style-name="WW8Num2">
      <style:paragraph-properties fo:text-align="justify" style:justify-single-word="false"/>
      <style:text-properties style:font-name="Century Gothic" fo:font-size="10pt" fo:language="en" fo:country="US" officeooo:paragraph-rsid="023ab378" style:font-size-asian="10pt" style:font-name-complex="Century Gothic" style:font-size-complex="10pt"/>
    </style:style>
    <style:style style:name="P129" style:family="paragraph" style:parent-style-name="Standard">
      <style:paragraph-properties fo:text-align="justify" style:justify-single-word="false"/>
      <style:text-properties style:font-name="Century Gothic" fo:font-size="10pt" officeooo:paragraph-rsid="023ab378" style:font-size-asian="10pt" style:font-name-complex="Century Gothic" style:font-size-complex="10pt"/>
    </style:style>
    <style:style style:name="P130" style:family="paragraph" style:parent-style-name="Header">
      <loext:graphic-properties draw:fill="solid" draw:fill-color="#ffffff" draw:opacity="100%"/>
      <style:paragraph-properties fo:text-align="center" style:justify-single-word="false" fo:background-color="#ffffff">
        <style:tab-stops>
          <style:tab-stop style:position="2.963cm"/>
        </style:tab-stops>
      </style:paragraph-properties>
      <style:text-properties style:use-window-font-color="true" loext:opacity="0%" style:font-name="Arial" fo:font-size="10pt" fo:font-style="normal" style:text-underline-style="none" fo:font-weight="bold" officeooo:paragraph-rsid="023ab378" style:font-name-asian="SimSun" style:font-size-asian="10pt" style:font-style-asian="normal" style:font-weight-asian="bold" style:font-name-complex="Tahoma2" style:font-size-complex="10pt" style:font-style-complex="normal" style:font-weight-complex="bold"/>
    </style:style>
    <style:style style:name="P131" style:family="paragraph" style:parent-style-name="Header">
      <loext:graphic-properties draw:fill="solid" draw:fill-color="#ffffff" draw:opacity="100%"/>
      <style:paragraph-properties fo:text-align="center" style:justify-single-word="false" fo:background-color="#ffffff">
        <style:tab-stops>
          <style:tab-stop style:position="2.963cm"/>
        </style:tab-stops>
      </style:paragraph-properties>
      <style:text-properties style:use-window-font-color="true" loext:opacity="0%" style:font-name="Arial" fo:font-size="10pt" fo:font-style="normal" style:text-underline-style="none" fo:font-weight="normal" officeooo:paragraph-rsid="023ab378" style:font-name-asian="SimSun" style:font-size-asian="10pt" style:font-style-asian="normal" style:font-weight-asian="normal" style:font-name-complex="Tahoma2" style:font-size-complex="10pt" style:font-style-complex="normal" style:font-weight-complex="normal"/>
    </style:style>
    <style:style style:name="P132" style:family="paragraph" style:parent-style-name="Standard">
      <style:paragraph-properties fo:text-align="center" style:justify-single-word="false"/>
      <style:text-properties style:font-name="Century Gothic" fo:font-size="10pt" fo:language="en" fo:country="US" officeooo:paragraph-rsid="023ab378" style:font-size-asian="10pt" style:font-name-complex="Century Gothic" style:font-size-complex="10pt"/>
    </style:style>
    <style:style style:name="P133" style:family="paragraph" style:parent-style-name="Standard">
      <style:paragraph-properties fo:margin-left="0cm" fo:margin-right="0cm" fo:margin-top="0.011cm" fo:margin-bottom="0.011cm" style:contextual-spacing="false" fo:line-height="150%" fo:text-align="justify" style:justify-single-word="false" fo:text-indent="0cm" style:auto-text-indent="false" fo:padding="0cm" fo:border="none" style:shadow="none" style:vertical-align="middle">
        <style:tab-stops>
          <style:tab-stop style:position="8.001cm"/>
        </style:tab-stops>
      </style:paragraph-properties>
      <style:text-properties style:use-window-font-color="true" loext:opacity="0%" style:font-name="Century Gothic" fo:font-size="10pt" fo:language="en" fo:country="US" fo:font-style="normal" style:text-underline-style="none" fo:font-weight="normal" officeooo:rsid="0002ba08" officeooo:paragraph-rsid="023ab378" style:font-name-asian="SimSun" style:font-size-asian="10pt" style:font-style-asian="normal" style:font-weight-asian="normal" style:font-name-complex="Century Gothic" style:font-size-complex="10pt" style:font-style-complex="normal" style:font-weight-complex="normal"/>
    </style:style>
    <style:style style:name="P134" style:family="paragraph" style:parent-style-name="Standard" style:master-page-name="">
      <style:paragraph-properties fo:margin-left="0cm" fo:margin-right="0cm" fo:margin-top="0.011cm" fo:margin-bottom="0.011cm" style: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loext:opacity="0%" style:font-name="Arial" fo:font-size="9pt" fo:language="en" fo:country="US" fo:font-style="normal" style:text-underline-style="none" fo:font-weight="normal" officeooo:rsid="0002ba08" officeooo:paragraph-rsid="023ae714" style:font-name-asian="SimSun" style:font-size-asian="9pt" style:font-style-asian="normal" style:font-weight-asian="normal" style:font-name-complex="Tahoma2" style:font-size-complex="9pt" style:font-style-complex="normal" style:font-weight-complex="normal"/>
    </style:style>
    <style:style style:name="P135" style:family="paragraph" style:parent-style-name="Header">
      <style:paragraph-properties fo:margin-top="0.011cm" fo:margin-bottom="0.011cm" style:contextual-spacing="false" fo:line-height="100%" fo:text-align="start" style:justify-single-word="false"/>
      <style:text-properties style:use-window-font-color="true" loext:opacity="0%" style:font-name="Arial1" fo:font-size="6pt" fo:font-style="normal" style:text-underline-style="none" fo:font-weight="bold" officeooo:paragraph-rsid="0251e9bb" style:font-name-asian="SimSun" style:font-size-asian="6pt" style:font-style-asian="normal" style:font-weight-asian="bold" style:font-name-complex="Tahoma2" style:font-size-complex="6pt" style:font-style-complex="normal" style:font-weight-complex="bold"/>
    </style:style>
    <style:style style:name="P136" style:family="paragraph" style:parent-style-name="Frame_20_contents">
      <style:paragraph-properties fo:text-align="center" style:justify-single-word="false"/>
    </style:style>
    <style:style style:name="T1" style:family="text">
      <style:text-properties officeooo:rsid="014cbb96"/>
    </style:style>
    <style:style style:name="T2" style:family="text">
      <style:text-properties fo:color="#000000" loext:opacity="100%" style:text-underline-style="none"/>
    </style:style>
    <style:style style:name="T3" style:family="text">
      <style:text-properties fo:font-size="9pt" fo:font-weight="normal" style:font-size-asian="9pt" style:font-weight-asian="normal" style:font-size-complex="9pt" style:font-weight-complex="normal"/>
    </style:style>
    <style:style style:name="T4" style:family="text">
      <style:text-properties officeooo:rsid="0002ba08"/>
    </style:style>
    <style:style style:name="T5" style:family="text">
      <style:text-properties fo:font-size="7pt" fo:font-weight="normal" officeooo:rsid="0002ba08" style:font-size-asian="7pt" style:font-weight-asian="normal" style:font-size-complex="7pt" style:font-weight-complex="normal"/>
    </style:style>
    <style:style style:name="T6" style:family="text">
      <style:text-properties fo:font-size="6pt" style:font-size-asian="6pt" style:font-size-complex="6pt"/>
    </style:style>
    <style:style style:name="T7" style:family="text">
      <style:text-properties style:use-window-font-color="true" loext:opacity="0%" fo:font-style="normal" style:text-underline-style="none" fo:font-weight="normal" style:font-name-asian="SimSun" style:font-style-asian="normal" style:font-weight-asian="normal" style:font-name-complex="Tahoma2" style:font-style-complex="normal" style:font-weight-complex="normal"/>
    </style:style>
    <style:style style:name="T8" style:family="text">
      <style:text-properties fo:font-size="9pt" style:font-size-asian="9pt" style:font-size-complex="9pt"/>
    </style:style>
    <style:style style:name="T9" style:family="text">
      <style:text-properties officeooo:rsid="007771e8"/>
    </style:style>
    <style:style style:name="T10" style:family="text">
      <style:text-properties style:use-window-font-color="true" loext:opacity="0%" fo:font-size="6pt" fo:font-style="normal" style:text-underline-style="none" fo:font-weight="normal" style:font-name-asian="SimSun" style:font-size-asian="6pt" style:font-style-asian="normal" style:font-weight-asian="normal" style:font-name-complex="Tahoma2" style:font-size-complex="6pt" style:font-style-complex="normal" style:font-weight-complex="normal"/>
    </style:style>
    <style:style style:name="T11" style:family="text">
      <style:text-properties fo:font-size="9pt" officeooo:rsid="007771e8" style:font-size-asian="9pt" style:font-size-complex="9pt"/>
    </style:style>
    <style:style style:name="T12" style:family="text">
      <style:text-properties fo:font-size="8pt" style:font-size-asian="8pt" style:font-size-complex="8pt"/>
    </style:style>
    <style:style style:name="T13" style:family="text">
      <style:text-properties style:font-name="Ubuntu Light" fo:font-size="6pt" style:font-size-asian="6pt" style:font-size-complex="6pt"/>
    </style:style>
    <style:style style:name="T14" style:family="text">
      <style:text-properties fo:font-weight="bold" style:font-weight-asian="bold" style:font-weight-complex="bold"/>
    </style:style>
    <style:style style:name="T15" style:family="text">
      <style:text-properties style:font-name="Century Gothic1" fo:font-size="9pt" fo:font-weight="bold" style:font-size-asian="9pt" style:font-weight-asian="bold" style:font-name-complex="Tahoma1" style:font-size-complex="9pt"/>
    </style:style>
    <style:style style:name="T16" style:family="text">
      <style:text-properties style:font-name="Century Gothic1" fo:font-size="9pt" style:font-size-asian="9pt" style:font-name-complex="Tahoma1" style:font-size-complex="9pt"/>
    </style:style>
    <style:style style:name="T17" style:family="text">
      <style:text-properties style:font-name="Century Gothic1" fo:font-size="9pt" style:font-size-asian="9pt" style:font-name-complex="Tahoma1" style:font-size-complex="10pt"/>
    </style:style>
    <style:style style:name="T18" style:family="text">
      <style:text-properties style:font-name="Century Gothic1" fo:font-size="9pt" fo:font-weight="bold" style:font-size-asian="9pt" style:font-weight-asian="bold" style:font-name-complex="Tahoma1" style:font-size-complex="10pt"/>
    </style:style>
    <style:style style:name="T19" style:family="text">
      <style:text-properties style:font-name="Century Gothic1" fo:font-size="9pt" style:font-size-asian="9pt" style:font-name-complex="Century Gothic1"/>
    </style:style>
    <style:style style:name="T20" style:family="text">
      <style:text-properties style:font-name="Century Gothic1" fo:font-size="9pt" fo:font-weight="bold" officeooo:rsid="0248d3b8" style:font-size-asian="9pt" style:font-weight-asian="bold" style:font-name-complex="Century Gothic1"/>
    </style:style>
    <style:style style:name="T21" style:family="text">
      <style:text-properties style:font-name="Century Gothic1" fo:font-size="9pt" fo:font-weight="bold" style:font-size-asian="9pt" style:font-weight-asian="bold" style:font-name-complex="Century Gothic1"/>
    </style:style>
    <style:style style:name="T22" style:family="text">
      <style:text-properties style:font-name="Century Gothic1" fo:font-size="9pt" officeooo:rsid="006dbc43" style:font-size-asian="9pt" style:font-name-complex="Tahoma1" style:font-size-complex="9pt" style:font-style-complex="italic" style:font-weight-complex="bold"/>
    </style:style>
    <style:style style:name="T23" style:family="text">
      <style:text-properties style:font-name="Century Gothic1" fo:font-size="9pt" fo:font-weight="bold" officeooo:rsid="006dbc43" style:font-size-asian="9pt" style:font-weight-asian="bold" style:font-name-complex="Tahoma1" style:font-size-complex="9pt" style:font-style-complex="italic" style:font-weight-complex="bold"/>
    </style:style>
    <style:style style:name="fr1" style:family="graphic" style:parent-style-name="Frame">
      <style:graphic-properties fo:margin-left="0cm" fo:margin-right="0.101cm" style:vertical-pos="top" style:vertical-rel="baseline" style:horizontal-pos="center" style:horizontal-rel="paragraph" fo:padding="0cm" fo:border="none" style:shadow="none" draw:shadow-opacity="100%" loext:rel-width-rel="paragraph"/>
    </style:style>
    <style:style style:name="fr2" style:family="graphic" style:parent-style-name="Frame">
      <style:graphic-properties style:vertical-pos="top" style:vertical-rel="baseline" style:horizontal-pos="from-left" style:horizontal-rel="paragraph" fo:background-color="transparent" draw:fill="none" draw:opacity="0%" fo:padding="0cm" fo:border="none" style:shadow="none" draw:shadow-opacity="100%" loext:rel-width-rel="paragraph">
        <style:columns fo:column-count="1" fo:column-gap="0cm"/>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placeholder text:placeholder-type="text">&lt;for each="o in objects"&gt;</text:placeholder></text:p>
      <text:p text:style-name="P2"><text:placeholder text:placeholder-type="text">&lt;setLang(o.partner_id.lang or 'it_IT')&gt;</text:placeholder></text:p>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row table:style-name="Tabella3.1">
          <table:table-cell table:style-name="Tabella3.A1" office:value-type="string">
            <text:p text:style-name="P3"><text:placeholder text:placeholder-type="text">&lt;get_language('CLIENTE', getLang())&gt;</text:placeholder></text:p>
          </table:table-cell>
          <table:table-cell table:style-name="Tabella3.B1" office:value-type="string">
            <text:p text:style-name="P4"><text:placeholder text:placeholder-type="text">&lt;get_language('PARTITA IVA', getLang())&gt;</text:placeholder></text:p>
          </table:table-cell>
          <table:table-cell table:style-name="Tabella3.C1" office:value-type="string">
            <text:p text:style-name="P4"><text:placeholder text:placeholder-type="text">&lt;get_language('DOCUMENTO', getLang())&gt;</text:placeholder></text:p>
          </table:table-cell>
          <table:table-cell table:style-name="Tabella3.D1" table:number-rows-spanned="3" office:value-type="string">
            <text:p text:style-name="P5"/>
          </table:table-cell>
          <table:table-cell table:style-name="Tabella3.D1" table:number-rows-spanned="3" table:number-columns-spanned="2" office:value-type="string">
            <text:p text:style-name="P5"><text:placeholder text:placeholder-type="text">&lt;get_language('SPETT.LE', getLang())&gt;</text:placeholder></text:p>
            <text:p text:style-name="P6"><text:placeholder text:placeholder-type="text">&lt;o.partner_id.name&gt;</text:placeholder></text:p>
            <text:p text:style-name="P6"><text:placeholder text:placeholder-type="text">&lt;o.partner_id.street&gt;</text:placeholder></text:p>
          </table:table-cell>
          <table:covered-table-cell/>
        </table:table-row>
        <table:table-row table:style-name="Tabella3.2">
          <table:table-cell table:style-name="Tabella3.A2" office:value-type="string">
            <text:p text:style-name="P7"><text:placeholder text:placeholder-type="text">&lt;o.partner_id.sql_customer_code&gt;</text:placeholder><text:s/><text:placeholder text:placeholder-type="text">&lt;'&gt;&gt;' if o.uncovered_state in ('green', 'yellow') else '&lt;&lt;'&gt;</text:placeholder></text:p>
          </table:table-cell>
          <table:table-cell table:style-name="Tabella3.B2" office:value-type="string">
            <text:p text:style-name="P8"><text:placeholder text:placeholder-type="text">&lt;o.partner_id.vat if o.partner_id.vat else ''&gt;</text:placeholder><text:placeholder text:placeholder-type="text">&lt;'\n%s' %(o.partner_id.fiscalcode) if o.partner_id.fiscalcode else ''&gt;</text:placeholder></text:p>
          </table:table-cell>
          <table:table-cell table:style-name="Tabella3.C2" office:value-type="string">
            <text:p text:style-name="P9">FATTURA <text:span text:style-name="T1">PROFORMA</text:span></text:p>
          </table:table-cell>
          <table:covered-table-cell table:style-name="Tabella3.D1"/>
          <table:covered-table-cell table:style-name="Tabella3.D1"/>
          <table:covered-table-cell/>
        </table:table-row>
        <table:table-row table:style-name="Tabella3.3">
          <table:table-cell table:style-name="Tabella3.A3" table:number-columns-spanned="2" office:value-type="string">
            <text:p text:style-name="P4"><text:placeholder text:placeholder-type="text">&lt;get_language('CONDIZIONI DI PAGAMENTO', getLang())&gt;</text:placeholder></text:p>
          </table:table-cell>
          <table:covered-table-cell/>
          <table:table-cell table:style-name="Tabella3.C3" office:value-type="string">
            <text:p text:style-name="P4"><text:placeholder text:placeholder-type="text">&lt;get_language('NUMERO', getLang())&gt;</text:placeholder></text:p>
          </table:table-cell>
          <table:covered-table-cell table:style-name="Tabella3.D1"/>
          <table:covered-table-cell table:style-name="Tabella3.D1"/>
          <table:covered-table-cell/>
        </table:table-row>
        <table:table-row table:style-name="Tabella3.4">
          <table:table-cell table:style-name="Tabella3.A4" table:number-columns-spanned="2" office:value-type="string">
            <text:p text:style-name="P10"><text:placeholder text:placeholder-type="text">&lt;o.payment_term.name or ''&gt;</text:placeholder></text:p>
          </table:table-cell>
          <table:covered-table-cell/>
          <table:table-cell table:style-name="Tabella3.C4" office:value-type="string">
            <text:p text:style-name="P11"><text:placeholder text:placeholder-type="text">&lt;o.name&gt;</text:placeholder></text:p>
          </table:table-cell>
          <table:table-cell table:style-name="Tabella3.D1" office:value-type="string">
            <text:p text:style-name="P12"/>
          </table:table-cell>
          <table:table-cell table:style-name="Tabella3.D1" office:value-type="string">
            <text:p text:style-name="P12"><text:span text:style-name="T2"><text:placeholder text:placeholder-type="text">&lt;o.partner_id.zip&gt;</text:placeholder></text:span><text:span text:style-name="T2"><text:s/></text:span><text:span text:style-name="T2"><text:placeholder text:placeholder-type="text">&lt;o.partner_id.city&gt;</text:placeholder></text:span></text:p>
          </table:table-cell>
          <table:table-cell table:style-name="Tabella3.D1" office:value-type="string">
            <text:p text:style-name="P13"><text:placeholder text:placeholder-type="text">&lt;o.partner_id.state_id.code or o.partner_id.mexal_province or ''&gt;</text:placeholder></text:p>
          </table:table-cell>
        </table:table-row>
        <table:table-row table:style-name="Tabella3.5">
          <table:table-cell table:style-name="Tabella3.A5" office:value-type="string">
            <text:p text:style-name="P14"><text:placeholder text:placeholder-type="text">&lt;get_language('RIF. ORDINE CLIENTE', getLang())&gt;</text:placeholder></text:p>
          </table:table-cell>
          <table:table-cell table:style-name="Tabella3.B5" office:value-type="string">
            <text:p text:style-name="P14"><text:placeholder text:placeholder-type="text">&lt;get_language('CONSEGNA (SALVO IMPREVISTI)', getLang())&gt;</text:placeholder></text:p>
          </table:table-cell>
          <table:table-cell table:style-name="Tabella3.C5" office:value-type="string">
            <text:p text:style-name="P15"><text:placeholder text:placeholder-type="text">&lt;get_language('DATA', getLang())&gt;</text:placeholder></text:p>
          </table:table-cell>
          <table:table-cell table:style-name="Tabella3.D1" table:number-rows-spanned="2" office:value-type="string">
            <text:p text:style-name="P16"/>
          </table:table-cell>
          <table:table-cell table:style-name="Tabella3.D1" table:number-rows-spanned="2" table:number-columns-spanned="2" office:value-type="string">
            <text:p text:style-name="P16"><text:span text:style-name="T3"><text:placeholder text:placeholder-type="text">&lt;if test="o.destination_partner_id"&gt;</text:placeholder></text:span><text:span text:style-name="T4"><text:placeholder text:placeholder-type="text">&lt;get_language('DESTINATARIO', getLang())&gt;</text:placeholder></text:span><text:span text:style-name="T3"><text:placeholder text:placeholder-type="text">&lt;/if&gt;</text:placeholder></text:span></text:p>
            <text:p text:style-name="P17"><text:placeholder text:placeholder-type="text">&lt;o.destination_partner_id.name&gt;</text:placeholder></text:p>
            <text:p text:style-name="P17"><text:placeholder text:placeholder-type="text">&lt;o.destination_partner_id.street&gt;</text:placeholder></text:p>
          </table:table-cell>
          <table:covered-table-cell/>
        </table:table-row>
        <table:table-row table:style-name="Tabella3.6">
          <table:table-cell table:style-name="Tabella3.A6" office:value-type="string">
            <text:p text:style-name="P18"><text:placeholder text:placeholder-type="text">&lt;o.client_order_ref&gt;</text:placeholder></text:p>
          </table:table-cell>
          <table:table-cell table:style-name="Tabella3.B6" office:value-type="string">
            <text:p text:style-name="P19"><text:placeholder text:placeholder-type="text">&lt;formatLang(o.date_deadline, date=True) if o.date_deadline else ""&gt;</text:placeholder></text:p>
          </table:table-cell>
          <table:table-cell table:style-name="Tabella3.C6" office:value-type="string">
            <text:p text:style-name="P20"><text:placeholder text:placeholder-type="text">&lt;formatLang(o.date_order, date=True) if o.date_order else ""&gt;</text:placeholder></text:p>
          </table:table-cell>
          <table:covered-table-cell table:style-name="Tabella3.D1"/>
          <table:covered-table-cell table:style-name="Tabella3.D1"/>
          <table:covered-table-cell/>
        </table:table-row>
        <table:table-row table:style-name="Tabella3.7">
          <table:table-cell table:style-name="Tabella3.A7" table:number-columns-spanned="3" office:value-type="string">
            <text:p text:style-name="P21"><text:span text:style-name="T4"><text:placeholder text:placeholder-type="text">&lt;get_language('AGENTE', getLang())&gt;</text:placeholder></text:span>: <text:span text:style-name="T5"><text:placeholder text:placeholder-type="text">&lt;o.partner_id.agent_id.name&gt;</text:placeholder></text:span></text:p>
          </table:table-cell>
          <table:covered-table-cell/>
          <table:covered-table-cell/>
          <table:table-cell table:style-name="Tabella3.D1" office:value-type="string">
            <text:p text:style-name="P22"/>
          </table:table-cell>
          <table:table-cell table:style-name="Tabella3.D1" office:value-type="string">
            <text:p text:style-name="P22"><text:placeholder text:placeholder-type="text">&lt;o.destination_partner_id.zip&gt;</text:placeholder><text:s/><text:placeholder text:placeholder-type="text">&lt;o.destination_partner_id.city&gt;</text:placeholder></text:p>
          </table:table-cell>
          <table:table-cell table:style-name="Tabella3.D1" office:value-type="string">
            <text:p text:style-name="P22"><text:placeholder text:placeholder-type="text">&lt;o.destination_partner_id.state_id.code  or o.destination_partner_id.mexal_province or ''&gt;</text:placeholder></text:p>
          </table:table-cell>
        </table:table-row>
      </table:table>
      <text:p text:style-name="P23"/>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column table:style-name="Tabella1.G"/>
        <table:table-column table:style-name="Tabella1.H"/>
        <table:table-column table:style-name="Tabella1.I"/>
        <table:table-column table:style-name="Tabella1.J"/>
        <table:table-header-rows>
          <table:table-row>
            <table:table-cell table:style-name="Tabella1.A1" table:number-columns-spanned="2" office:value-type="string">
              <text:p text:style-name="P24"><text:placeholder text:placeholder-type="text">&lt;get_language('CODICE ARTICOLO', getLang())&gt;</text:placeholder><text:span text:style-name="T6"><text:placeholder text:placeholder-type="text">&lt;get_line_number(True)&gt;</text:placeholder></text:span></text:p>
            </table:table-cell>
            <table:covered-table-cell/>
            <table:table-cell table:style-name="Tabella1.A1" office:value-type="string">
              <text:p text:style-name="P25"><text:placeholder text:placeholder-type="text">&lt;get_language('DESCRIZIONE ARTICOLO', getLang())&gt;</text:placeholder><text:s/>/ <text:placeholder text:placeholder-type="text">&lt;get_language('COLORE', getLang())&gt;</text:placeholder></text:p>
            </table:table-cell>
            <table:table-cell table:style-name="Tabella1.A1" office:value-type="string">
              <text:p text:style-name="P26"><text:placeholder text:placeholder-type="text">&lt;get_language('COD. CLIENTE', getLang())&gt;</text:placeholder></text:p>
            </table:table-cell>
            <table:table-cell table:style-name="Tabella1.A1" office:value-type="string">
              <text:p text:style-name="P27">U.M.</text:p>
            </table:table-cell>
            <table:table-cell table:style-name="Tabella1.A1" office:value-type="string">
              <text:p text:style-name="P28"><text:placeholder text:placeholder-type="text">&lt;get_language('Q.TA\'', getLang()) if proforma_mode() == 'order' else get_language('RES.', getLang())&gt;</text:placeholder></text:p>
            </table:table-cell>
            <table:table-cell table:style-name="Tabella1.A1" office:value-type="string">
              <text:p text:style-name="P25"><text:placeholder text:placeholder-type="text">&lt;get_language('PREZZO UNIT.', getLang())&gt;</text:placeholder></text:p>
            </table:table-cell>
            <table:table-cell table:style-name="Tabella1.A1" office:value-type="string">
              <text:p text:style-name="P25"><text:placeholder text:placeholder-type="text">&lt;get_language('SCONTO', getLang())&gt;</text:placeholder></text:p>
            </table:table-cell>
            <table:table-cell table:style-name="Tabella1.A1" office:value-type="string">
              <text:p text:style-name="P25"><text:placeholder text:placeholder-type="text">&lt;get_language('IMPORTO', getLang())&gt;</text:placeholder></text:p>
            </table:table-cell>
            <table:table-cell table:style-name="Tabella1.J1" office:value-type="string">
              <text:p text:style-name="P25"><text:placeholder text:placeholder-type="text">&lt;get_language('ALIQ', getLang())&gt;</text:placeholder></text:p>
            </table:table-cell>
          </table:table-row>
        </table:table-header-rows>
        <table:table-row table:style-name="Tabella1.2">
          <table:table-cell table:style-name="Tabella1.A2" table:number-columns-spanned="10" office:value-type="string">
            <text:p text:style-name="P29"><text:placeholder text:placeholder-type="text">&lt;if test="o.text_note_pr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3" table:number-columns-spanned="2" office:value-type="string">
            <text:p text:style-name="P30"/>
          </table:table-cell>
          <table:covered-table-cell/>
          <table:table-cell table:style-name="Tabella1.C3" table:number-columns-spanned="2" office:value-type="string">
            <text:p text:style-name="P31"><text:placeholder text:placeholder-type="text">&lt;o.text_note_pre&gt;</text:placeholder></text:p>
          </table:table-cell>
          <table:covered-table-cell/>
          <table:table-cell table:style-name="Tabella1.E3" table:number-columns-spanned="6" office:value-type="string">
            <text:p text:style-name="P32"/>
          </table:table-cell>
          <table:covered-table-cell/>
          <table:covered-table-cell/>
          <table:covered-table-cell/>
          <table:covered-table-cell/>
          <table:covered-table-cell/>
        </table:table-row>
        <table:table-row table:style-name="Tabella1.2">
          <table:table-cell table:style-name="Tabella1.A2" table:number-columns-spanned="10" office:value-type="string">
            <text:p text:style-name="P29"><text:placeholder text:placeholder-type="text">&lt;/if&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5" table:number-columns-spanned="10" office:value-type="string">
            <text:p text:style-name="P33"><text:text-input text:description="&lt;for each=&quot;l in o.order_line&quot;&gt;">starts for loop line</text:text-input></text:p>
          </table:table-cell>
          <table:covered-table-cell/>
          <table:covered-table-cell/>
          <table:covered-table-cell/>
          <table:covered-table-cell/>
          <table:covered-table-cell/>
          <table:covered-table-cell/>
          <table:covered-table-cell/>
          <table:covered-table-cell/>
          <table:covered-table-cell/>
        </table:table-row>
        <table:table-row table:style-name="Tabella1.6">
          <table:table-cell table:style-name="Tabella1.A6" table:number-rows-spanned="2" office:value-type="string">
            <text:p text:style-name="P34"><text:placeholder text:placeholder-type="text">&lt;get_line_number()&gt;</text:placeholder></text:p>
          </table:table-cell>
          <table:table-cell table:style-name="Tabella1.B6" table:number-rows-spanned="2" office:value-type="string">
            <text:p text:style-name="P35"><text:placeholder text:placeholder-type="text">&lt;l.product_id.default_code or ''&gt;</text:placeholder></text:p>
          </table:table-cell>
          <table:table-cell table:style-name="Tabella1.C6" office:value-type="string">
            <text:p text:style-name="P36"><text:span text:style-name="T7"><text:placeholder text:placeholder-type="text">&lt;('%s\n' % l.text_note_pre.strip()) if l.text_note_pre else ''&gt;</text:placeholder></text:span><text:placeholder text:placeholder-type="text">&lt;l.name if l.use_text_description else (l.product_id.name or '')&gt;</text:placeholder></text:p>
          </table:table-cell>
          <table:table-cell table:style-name="Tabella1.D6" table:number-rows-spanned="2" office:value-type="string">
            <text:p text:style-name="P37"><text:placeholder text:placeholder-type="text">&lt;get_partic_description(o.partner_id.id, l.product_id.id) if o.partner_id.use_partic else ''&gt;</text:placeholder></text:p>
            <text:p text:style-name="P38"/>
          </table:table-cell>
          <table:table-cell table:style-name="Tabella1.E6" table:number-rows-spanned="2" office:value-type="string">
            <text:p text:style-name="P39"><text:s/><text:placeholder text:placeholder-type="text">&lt;l.product_uom.name&gt;</text:placeholder></text:p>
          </table:table-cell>
          <table:table-cell table:style-name="Tabella1.F6" table:number-rows-spanned="2" office:value-type="string">
            <text:p text:style-name="P40"><text:span text:style-name="T8"><text:placeholder text:placeholder-type="text">&lt;formatLang(l.product_uom_qty, digits=0) if proforma_mode() == 'order' else formatLang(l.product_uom_qty - l.delivered_qty, digits=0)&gt;</text:placeholder></text:span><text:soft-page-break/><text:s/></text:p>
          </table:table-cell>
          <table:table-cell table:style-name="Tabella1.G6" table:number-rows-spanned="2" office:value-type="string">
            <text:p text:style-name="P41"><text:span text:style-name="T9"><text:placeholder text:placeholder-type="text">&lt;o.pricelist_id.currency_id.symbol or ''&gt;</text:placeholder></text:span><text:s/><text:placeholder text:placeholder-type="text">&lt;formatLang(l.price_unit, digits=get_digits(dp='Account'))&gt;</text:placeholder><text:soft-page-break/></text:p>
          </table:table-cell>
          <table:table-cell table:style-name="Tabella1.H6" table:number-rows-spanned="2" office:value-type="string">
            <text:p text:style-name="P42"><text:placeholder text:placeholder-type="text">&lt;l.multi_discount_rates if l.multi_discount_rates else ''&gt;</text:placeholder></text:p>
          </table:table-cell>
          <table:table-cell table:style-name="Tabella1.I6" table:number-rows-spanned="2" office:value-type="string">
            <text:p text:style-name="P41"><text:span text:style-name="T9"><text:placeholder text:placeholder-type="text">&lt;o.pricelist_id.currency_id.symbol or ''&gt;</text:placeholder></text:span><text:s/><text:placeholder text:placeholder-type="text">&lt;formatLang(l.price_subtotal, digits=get_digits(dp='Account')) if proforma_mode == 'order' else  formatLang((l.product_uom_qty - l.delivered_qty) * l.price_unit * (100.0 - l.discount) / 100.0, digits=get_digits(dp='Account'))&gt;</text:placeholder><text:soft-page-break/></text:p>
          </table:table-cell>
          <table:table-cell table:style-name="Tabella1.J6" table:number-rows-spanned="2" office:value-type="string">
            <text:p text:style-name="P42"><text:placeholder text:placeholder-type="text">&lt;l.tax_id.report_description or l.tax_id.description&gt;</text:placeholder></text:p>
          </table:table-cell>
        </table:table-row>
        <table:table-row table:style-name="Tabella1.7">
          <table:covered-table-cell table:style-name="Tabella1.A6"/>
          <table:covered-table-cell table:style-name="Tabella1.B6"/>
          <table:table-cell table:style-name="Tabella1.C7" office:value-type="string">
            <text:p text:style-name="P43"><text:placeholder text:placeholder-type="text">&lt;('%s' % l.product_id.colour.strip()) if l.product_id.colour else ''&gt;</text:placeholder><text:span text:style-name="T7"><text:placeholder text:placeholder-type="text">&lt;('\n%s' % l.text_note_post.strip()) if l.text_note_post else ''&gt;</text:placeholder></text:span><text:span text:style-name="T10"><text:placeholder text:placeholder-type="text">&lt;"\n%s" % l.product_id.fsc_certified_id.text.strip() if l.product_id.fsc_certified_id and company.fsc_certified and company.fsc_from_date&lt;= o.date_order else ''&gt;</text:placeholder></text:span><text:span text:style-name="T10"><text:placeholder text:placeholder-type="text">&lt;"\n%s" % l.product_id.pefc_certified_id.text.strip() if l.product_id.pefc_certified_id and company.pefc_certified and company.pefc_from_date&lt;= o.date_order else ''&gt;</text:placeholder></text:span></text:p>
          </table:table-cell>
          <table:covered-table-cell table:style-name="Tabella1.D6"/>
          <table:covered-table-cell table:style-name="Tabella1.E6"/>
          <table:covered-table-cell table:style-name="Tabella1.F6"/>
          <table:covered-table-cell table:style-name="Tabella1.G6"/>
          <table:covered-table-cell table:style-name="Tabella1.H6"/>
          <table:covered-table-cell table:style-name="Tabella1.I6"/>
          <table:covered-table-cell table:style-name="Tabella1.J6"/>
        </table:table-row>
        <table:table-row table:style-name="Tabella1.2">
          <table:table-cell table:style-name="Tabella1.A8" table:number-columns-spanned="10" office:value-type="string">
            <text:p text:style-name="P44"><text:text-input text:description="&lt;/for&gt;">ends for loop line</text:text-input></text:p>
          </table:table-cell>
          <table:covered-table-cell/>
          <table:covered-table-cell/>
          <table:covered-table-cell/>
          <table:covered-table-cell/>
          <table:covered-table-cell/>
          <table:covered-table-cell/>
          <table:covered-table-cell/>
          <table:covered-table-cell/>
          <table:covered-table-cell/>
        </table:table-row>
      </table:table>
      <text:p text:style-name="P45"/>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F"/>
        <table:table-column table:style-name="Tabella2.G"/>
        <table:table-row table:style-name="Tabella2.1">
          <table:table-cell table:style-name="Tabella2.A1" office:value-type="string">
            <text:p text:style-name="P46"><text:placeholder text:placeholder-type="text">&lt;get_language('ALIQ', getLang())&gt;</text:placeholder></text:p>
          </table:table-cell>
          <table:table-cell table:style-name="Tabella2.A1" office:value-type="string">
            <text:p text:style-name="P47"><text:placeholder text:placeholder-type="text">&lt;get_language('IMPONIBILE', getLang())&gt;</text:placeholder></text:p>
          </table:table-cell>
          <table:table-cell table:style-name="Tabella2.A1" table:number-columns-spanned="2" office:value-type="string">
            <text:p text:style-name="P47"><text:placeholder text:placeholder-type="text">&lt;get_language('IMPOSTA', getLang())&gt;</text:placeholder></text:p>
          </table:table-cell>
          <table:covered-table-cell/>
          <table:table-cell table:style-name="Tabella2.E1" table:number-columns-spanned="2" office:value-type="string">
            <text:p text:style-name="P48"><text:placeholder text:placeholder-type="text">&lt;get_language('SPESE BANCA', getLang())&gt;</text:placeholder></text:p>
          </table:table-cell>
          <table:covered-table-cell/>
          <table:table-cell table:style-name="Tabella2.G1" office:value-type="string">
            <text:p text:style-name="P47"><text:placeholder text:placeholder-type="text">&lt;get_language('TOTALE IMPONIBILE', getLang())&gt;</text:placeholder></text:p>
          </table:table-cell>
        </table:table-row>
        <table:table-row table:style-name="Tabella2.2">
          <table:table-cell table:style-name="Tabella2.A2" table:number-rows-spanned="3" table:number-columns-spanned="4" office:value-type="string">
            <table:table table:name="Tabella6" table:style-name="Tabella6">
              <table:table-column table:style-name="Tabella6.A"/>
              <table:table-column table:style-name="Tabella6.B"/>
              <table:table-column table:style-name="Tabella6.C"/>
              <table:table-row>
                <table:table-cell table:style-name="Tabella6.A1" table:number-columns-spanned="3" office:value-type="string">
                  <text:p text:style-name="P49"><text:placeholder text:placeholder-type="text">&lt;if test="proforma_mode() == 'order'"&gt;</text:placeholder></text:p>
                </table:table-cell>
                <table:covered-table-cell/>
                <table:covered-table-cell/>
              </table:table-row>
              <table:table-row>
                <table:table-cell table:style-name="Tabella6.A1" table:number-columns-spanned="3" office:value-type="string">
                  <text:p text:style-name="P49"><text:placeholder text:placeholder-type="text">&lt;for each="tax,total in get_tax_line(o.order_line)"&gt;</text:placeholder></text:p>
                </table:table-cell>
                <table:covered-table-cell/>
                <table:covered-table-cell/>
              </table:table-row>
              <table:table-row table:style-name="Tabella6.3">
                <table:table-cell table:style-name="Tabella6.A3" office:value-type="string">
                  <text:p text:style-name="P50"><text:placeholder text:placeholder-type="text">&lt;tax.report_description or tax.description&gt;</text:placeholder></text:p>
                </table:table-cell>
                <table:table-cell table:style-name="Tabella6.B3" office:value-type="string">
                  <text:p text:style-name="P51"><text:span text:style-name="T9"><text:placeholder text:placeholder-type="text">&lt;o.pricelist_id.currency_id.symbol or ''&gt;</text:placeholder></text:span><text:span text:style-name="T11"><text:s/></text:span><text:placeholder text:placeholder-type="text">&lt;formatLang(total[0], digits=get_digits(dp='Account')) or '0,00'&gt;</text:placeholder></text:p>
                </table:table-cell>
                <table:table-cell table:style-name="Tabella6.B3" office:value-type="string">
                  <text:p text:style-name="P51"><text:span text:style-name="T9"><text:placeholder text:placeholder-type="text">&lt;o.pricelist_id.currency_id.symbol or ''&gt;</text:placeholder></text:span><text:span text:style-name="T11"><text:s/></text:span><text:placeholder text:placeholder-type="text">&lt;formatLang(total[1], digits=get_digits(dp='Account')) or '0,00'&gt;</text:placeholder></text:p>
                </table:table-cell>
              </table:table-row>
              <table:table-row>
                <table:table-cell table:style-name="Tabella6.A4" table:number-columns-spanned="3" office:value-type="string">
                  <text:p text:style-name="P52"><text:placeholder text:placeholder-type="text">&lt;/for&gt;</text:placeholder></text:p>
                </table:table-cell>
                <table:covered-table-cell/>
                <table:covered-table-cell/>
              </table:table-row>
              <table:table-row>
                <table:table-cell table:style-name="Tabella6.A4" table:number-columns-spanned="3" office:value-type="string">
                  <text:p text:style-name="P49"><text:placeholder text:placeholder-type="text">&lt;/if&gt;</text:placeholder></text:p>
                </table:table-cell>
                <table:covered-table-cell/>
                <table:covered-table-cell/>
              </table:table-row>
            </table:table>
            <text:p text:style-name="P53"/>
          </table:table-cell>
          <table:covered-table-cell/>
          <table:covered-table-cell/>
          <table:covered-table-cell/>
          <table:table-cell table:style-name="Tabella2.A2" table:number-columns-spanned="2" office:value-type="string">
            <text:p text:style-name="P54"/>
          </table:table-cell>
          <table:covered-table-cell/>
          <table:table-cell table:style-name="Tabella2.G2" office:value-type="string">
            <text:p text:style-name="P55"><text:placeholder text:placeholder-type="text">&lt;o.pricelist_id.currency_id.symbol or ''&gt;</text:placeholder><text:s/><text:span text:style-name="T12"><text:placeholder text:placeholder-type="text">&lt;(formatLang(o.amount_untaxed, digits=get_digits(dp='Account')) or '0,00') if proforma_mode() == 'order' else formatLang(get_imponibile_mode(o), digits=get_digits(dp='Account'))&gt;</text:placeholder></text:span></text:p>
          </table:table-cell>
        </table:table-row>
        <table:table-row table:style-name="Tabella2.3">
          <table:covered-table-cell table:style-name="Tabella2.A2"/>
          <table:covered-table-cell/>
          <table:covered-table-cell/>
          <table:covered-table-cell/>
          <table:table-cell table:style-name="Tabella2.E3" table:number-columns-spanned="2" office:value-type="string">
            <text:p text:style-name="P56"><text:placeholder text:placeholder-type="text">&lt;get_language('FIRMA', getLang())&gt;</text:placeholder></text:p>
          </table:table-cell>
          <table:covered-table-cell/>
          <table:table-cell table:style-name="Tabella2.G3" office:value-type="string">
            <text:p text:style-name="P47"><text:placeholder text:placeholder-type="text">&lt;get_language('TOTALE IMPOSTA', getLang())&gt;</text:placeholder></text:p>
          </table:table-cell>
        </table:table-row>
        <table:table-row table:style-name="Tabella2.4">
          <table:covered-table-cell table:style-name="Tabella2.A2"/>
          <table:covered-table-cell/>
          <table:covered-table-cell/>
          <table:covered-table-cell/>
          <table:table-cell table:style-name="Tabella2.E4" table:number-columns-spanned="2" office:value-type="string">
            <text:p text:style-name="P57"/>
          </table:table-cell>
          <table:covered-table-cell/>
          <table:table-cell table:style-name="Tabella2.G2" office:value-type="string">
            <text:p text:style-name="P55"><text:placeholder text:placeholder-type="text">&lt;o.pricelist_id.currency_id.symbol or ''&gt;</text:placeholder><text:span text:style-name="T12"><text:s/></text:span><text:span text:style-name="T12"><text:placeholder text:placeholder-type="text">&lt;(formatLang(o.amount_tax, digits=get_digits(dp='Account')) or '0,00') if proforma_mode() == 'order' else ''&gt;</text:placeholder></text:span></text:p>
          </table:table-cell>
        </table:table-row>
        <table:table-row table:style-name="Tabella2.5">
          <table:table-cell table:style-name="Tabella2.E1" table:number-columns-spanned="3" office:value-type="string">
            <text:p text:style-name="P58">VOLUME</text:p>
          </table:table-cell>
          <table:covered-table-cell/>
          <table:covered-table-cell/>
          <table:table-cell table:style-name="Tabella2.E1" table:number-columns-spanned="2" office:value-type="string">
            <text:p text:style-name="P59"><text:placeholder text:placeholder-type="text">&lt;get_language('LUNGHEZZA (LMT)', getLang())&gt;</text:placeholder></text:p>
          </table:table-cell>
          <table:covered-table-cell/>
          <table:table-cell table:style-name="Tabella2.F5" office:value-type="string">
            <text:p text:style-name="P59"><text:placeholder text:placeholder-type="text">&lt;get_language('PESO', getLang())&gt;</text:placeholder></text:p>
          </table:table-cell>
          <table:table-cell table:style-name="Tabella2.G1" office:value-type="string">
            <text:p text:style-name="P60"><text:placeholder text:placeholder-type="text">&lt;get_language('TOTALE FATTURA', getLang())&gt;</text:placeholder></text:p>
          </table:table-cell>
        </table:table-row>
        <table:table-row table:style-name="Tabella2.6">
          <table:table-cell table:style-name="Tabella2.A2" table:number-columns-spanned="3" office:value-type="string">
            <text:p text:style-name="P61"/>
          </table:table-cell>
          <table:covered-table-cell/>
          <table:covered-table-cell/>
          <table:table-cell table:style-name="Tabella2.A2" table:number-columns-spanned="2" office:value-type="string">
            <text:p text:style-name="P61"/>
          </table:table-cell>
          <table:covered-table-cell/>
          <table:table-cell table:style-name="Tabella2.E4" office:value-type="string">
            <text:p text:style-name="P61"/>
          </table:table-cell>
          <table:table-cell table:style-name="Tabella2.G6" office:value-type="string">
            <text:p text:style-name="P62"><text:placeholder text:placeholder-type="text">&lt;o.pricelist_id.currency_id.symbol or ''&gt;</text:placeholder><text:s/><text:placeholder text:placeholder-type="text">&lt;(formatLang(o.amount_total, digits=get_digits(dp='Account')) or '0,00') if proforma_mode() == 'order' else ''&gt;</text:placeholder></text:p>
          </table:table-cell>
        </table:table-row>
        <table:table-row table:style-name="Tabella2.7">
          <table:table-cell table:style-name="Tabella2.A7" table:number-columns-spanned="7" office:value-type="string">
            <text:p text:style-name="P63"/>
          </table:table-cell>
          <table:covered-table-cell/>
          <table:covered-table-cell/>
          <table:covered-table-cell/>
          <table:covered-table-cell/>
          <table:covered-table-cell/>
          <table:covered-table-cell/>
        </table:table-row>
        <text:soft-page-break/>
        <table:table-row table:style-name="Tabella2.8">
          <table:table-cell table:style-name="Tabella2.F5" table:number-columns-spanned="7" office:value-type="string">
            <text:p text:style-name="P64"><text:placeholder text:placeholder-type="text">&lt;get_language('NOTE', getLang())&gt;</text:placeholder></text:p>
          </table:table-cell>
          <table:covered-table-cell/>
          <table:covered-table-cell/>
          <table:covered-table-cell/>
          <table:covered-table-cell/>
          <table:covered-table-cell/>
          <table:covered-table-cell/>
        </table:table-row>
        <table:table-row table:style-name="Tabella2.9">
          <table:table-cell table:style-name="Tabella2.E3" table:number-columns-spanned="7" office:value-type="string">
            <text:p text:style-name="P65"><text:placeholder text:placeholder-type="text">&lt;if test="o.text_note_post"&gt;</text:placeholder></text:p>
          </table:table-cell>
          <table:covered-table-cell/>
          <table:covered-table-cell/>
          <table:covered-table-cell/>
          <table:covered-table-cell/>
          <table:covered-table-cell/>
          <table:covered-table-cell/>
        </table:table-row>
        <table:table-row table:style-name="Tabella2.10">
          <table:table-cell table:style-name="Tabella2.E3" table:number-columns-spanned="7" office:value-type="string">
            <text:p text:style-name="P66"><text:placeholder text:placeholder-type="text">&lt;o.text_note_post&gt;</text:placeholder></text:p>
          </table:table-cell>
          <table:covered-table-cell/>
          <table:covered-table-cell/>
          <table:covered-table-cell/>
          <table:covered-table-cell/>
          <table:covered-table-cell/>
          <table:covered-table-cell/>
        </table:table-row>
        <table:table-row table:style-name="Tabella2.11">
          <table:table-cell table:style-name="Tabella2.E3" table:number-columns-spanned="7" office:value-type="string">
            <text:p text:style-name="P65"><text:placeholder text:placeholder-type="text">&lt;/if&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67"><text:placeholder text:placeholder-type="text">&lt;return_note(o.partner_id.property_account_position.text_comment_invoice)&gt;</text:placeholder><text:placeholder text:placeholder-type="text">&lt;'\n%s' % company.xfc_document_note if company.pefc_certified or company.fsc_certified else ''&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68">Privacy: <text:s/><text:span text:style-name="T13"><text:placeholder text:placeholder-type="text">&lt;company.privacy_policy or ''&gt;</text:placeholder></text:span></text:p>
          </table:table-cell>
          <table:covered-table-cell/>
          <table:covered-table-cell/>
          <table:covered-table-cell/>
          <table:covered-table-cell/>
          <table:covered-table-cell/>
          <table:covered-table-cell/>
        </table:table-row>
      </table:table>
      <text:p text:style-name="P69"/>
      <table:table table:name="Tabella7" table:style-name="Tabella7">
        <table:table-column table:style-name="Tabella7.A"/>
        <table:table-column table:style-name="Tabella7.B"/>
        <table:table-row>
          <table:table-cell table:style-name="Tabella7.A1" office:value-type="string">
            <text:p text:style-name="P70"><text:span text:style-name="T14"><text:placeholder text:placeholder-type="text">&lt;"Importante: Al momento dello scarico va controllata l’integrità degli imballi. Qualsiasi difformità va segnalata sul DDT contestualmente allo scarico.Entro 4 giorni lavorativi dallo scarico va controllato il contenuto dei cartoni, ad evitare qualsivoglia danno occulto dovuto al trasporto. Ogni contestazione relativa a rotture non segnalate entro questo lasso di tempo non potrà essere accolta.Grazie per la collaborazione.\n" if o.partner_id.country_id.code == 'IT' else ''&gt;</text:placeholder></text:span><text:span text:style-name="T14"><text:placeholder text:placeholder-type="text">&lt;get_language("I NOSTRI PRODOTTI SONO STUDIATI E PREVISTI PER USO DOMESTICO. EVENTUALI VENDITE EFFETTUATE AD UTENTI PROFESSIONISTI (ES. BAR, RISTORANTI, DISCOTECHE, PISCINE, ECC.) COMPORTANO LA DECADENZA DI QUALSIASI GARANZIA SUL PRODOTTO.", getLang()) + '\n'&gt;</text:placeholder></text:span><text:span text:style-name="T14"><text:line-break/></text:span></text:p>
            <text:p text:style-name="P71"><text:placeholder text:placeholder-type="text">&lt;company.footer_note if company.footer_note else ''&gt;</text:placeholder></text:p>
          </table:table-cell>
          <table:table-cell table:style-name="Tabella7.A1" office:value-type="string">
            <text:p text:style-name="P72"/>
          </table:table-cell>
        </table:table-row>
      </table:table>
      <text:p text:style-name="P69"/>
      <text:p text:style-name="P73"><text:placeholder text:placeholder-type="text">&lt;if test="o.partner_id.show_codebar"&gt;</text:placeholder></text:p>
      <text:p text:style-name="P74"/>
      <table:table table:name="Tabella5" table:style-name="Tabella5">
        <table:table-column table:style-name="Tabella5.A"/>
        <table:table-column table:style-name="Tabella5.B"/>
        <table:table-column table:style-name="Tabella5.C"/>
        <table:table-header-rows>
          <table:table-row table:style-name="Tabella5.1">
            <table:table-cell table:style-name="Tabella5.A1" table:number-columns-spanned="3" office:value-type="string">
              <text:p text:style-name="P75">BARCODE</text:p>
            </table:table-cell>
            <table:covered-table-cell/>
            <table:covered-table-cell/>
          </table:table-row>
        </table:table-header-rows>
        <table:table-row table:style-name="Tabella5.1">
          <table:table-cell table:style-name="Tabella5.A2" office:value-type="string">
            <text:p text:style-name="P76"><text:placeholder text:placeholder-type="text">&lt;get_language('CODICE ARTICOLO', getLang())&gt;</text:placeholder></text:p>
          </table:table-cell>
          <table:table-cell table:style-name="Tabella5.A2" office:value-type="string">
            <text:p text:style-name="P76"><text:placeholder text:placeholder-type="text">&lt;get_language('DESCRIZIONE ARTICOLO', getLang())&gt;</text:placeholder></text:p>
          </table:table-cell>
          <table:table-cell table:style-name="Tabella5.C2" office:value-type="string">
            <text:p text:style-name="P77">EAN</text:p>
          </table:table-cell>
        </table:table-row>
        <table:table-row table:style-name="Tabella5.1">
          <table:table-cell table:style-name="Tabella5.A1" table:number-columns-spanned="3" office:value-type="string">
            <text:p text:style-name="P78"><text:text-input text:description="&lt;for each=&quot;l in o.order_line&quot;&gt;">starts for loop line</text:text-input></text:p>
          </table:table-cell>
          <table:covered-table-cell/>
          <table:covered-table-cell/>
        </table:table-row>
        <table:table-row table:style-name="Tabella5.4">
          <table:table-cell table:style-name="Tabella5.A4" table:number-rows-spanned="2" office:value-type="string">
            <text:p text:style-name="P79"><text:placeholder text:placeholder-type="text">&lt;l.product_id.default_code or ''&gt;</text:placeholder></text:p>
          </table:table-cell>
          <table:table-cell table:style-name="Tabella5.B4" office:value-type="string">
            <text:p text:style-name="P80"><text:placeholder text:placeholder-type="text">&lt;l.name if l.use_text_description else (l.product_id.name or '')&gt;</text:placeholder></text:p>
          </table:table-cell>
          <table:table-cell table:style-name="Tabella5.C4" table:number-rows-spanned="2" office:value-type="string">
            <text:p text:style-name="P81"><text:placeholder text:placeholder-type="text">&lt;(l.product_id.ean13 or l.product_id.supplier_ean13 or '') if o.partner_id.show_codebar else ''&gt;</text:placeholder></text:p>
          </table:table-cell>
        </table:table-row>
        <table:table-row table:style-name="Tabella5.5">
          <table:covered-table-cell table:style-name="Tabella5.A4"/>
          <table:table-cell table:style-name="Tabella5.B5" office:value-type="string">
            <text:p text:style-name="P80"><text:placeholder text:placeholder-type="text">&lt;('%s' % l.product_id.colour) if l.product_id.colour else ''&gt;</text:placeholder></text:p>
          </table:table-cell>
          <table:covered-table-cell table:style-name="Tabella5.C4"/>
        </table:table-row>
        <table:table-row table:style-name="Tabella5.1">
          <table:table-cell table:style-name="Tabella5.A6" table:number-columns-spanned="3" office:value-type="string">
            <text:p text:style-name="P82"><text:text-input text:description="&lt;/for&gt;">ends for loop line</text:text-input></text:p>
          </table:table-cell>
          <table:covered-table-cell/>
          <table:covered-table-cell/>
        </table:table-row>
      </table:table>
      <text:p text:style-name="P83"><text:placeholder text:placeholder-type="text">&lt;/if&gt;</text:placeholder></text:p>
      <text:p text:style-name="P84"><text:placeholder text:placeholder-type="text">&lt;if test="not o.partner_id.privacy_policy_signed"&gt;</text:placeholder></text:p>
      <text:p text:style-name="P85"/>
      <text:p text:style-name="P86"><text:placeholder text:placeholder-type="text">&lt;if test="o.partner_id.lang=='it_IT'"&gt;</text:placeholder></text:p>
      <text:p text:style-name="P87">INFORMATIVA SULLA PRIVACY</text:p>
      <text:p text:style-name="P88"><text:span text:style-name="T15">ai sensi dell’art. 13 del GDPR 679/2016 -</text:span><text:span text:style-name="T16"> </text:span><text:span text:style-name="T15">Regolamento del Parlamento Europeo e del Consiglio del 27 aprile 2016 relativamente alla protezione delle persone fisiche con riguardo al trattamento dei dati personali</text:span></text:p>
      <text:p text:style-name="P89"/>
      <text:p text:style-name="P90">Gentile Cliente, </text:p>
      <text:p text:style-name="P90">la presente per informarLa che i dati conferiti in occasione dei rapporti commerciali in essere saranno trattati nel pieno rispetto della normativa sulla privacy (GDPR 679/2016 - Regolamento del Parlamento Europeo e del Consiglio del 27 aprile 2016) relativamente alla protezione delle persone fisiche.</text:p>
      <text:p text:style-name="P90"/>
      <text:p text:style-name="P91">FINALITA’ DI TRATTAMENTO</text:p>
      <text:p text:style-name="P92"/>
      <text:p text:style-name="P90">I suoi dati saranno raccolti e trattati per le seguenti finalità:</text:p>
      <text:list text:style-name="WW8Num5">
        <text:list-item>
          <text:p text:style-name="P93">adempimento degli obblighi fiscali o contabili;</text:p>
        </text:list-item>
        <text:list-item>
          <text:p text:style-name="P93">espletamento degli obblighi contrattuali e delle esigenze di tipo operativo e gestionale, strettamente correlate agli obblighi contrattuali;</text:p>
        </text:list-item>
        <text:list-item>
          <text:p text:style-name="P93">gestione dei rapporti commerciali nella misura necessaria per espletare al meglio il servizio richiesto;</text:p>
        </text:list-item>
        <text:list-item>
          <text:p text:style-name="P93">di marketing, attraverso l’iscrizione al servizio di newsletter ed il conseguente invio di mail su attività e/o iniziative promozionali.</text:p>
        </text:list-item>
      </text:list>
      <text:p text:style-name="P91"/>
      <text:p text:style-name="P91">CONFERIMENTO DI DATI</text:p>
      <text:p text:style-name="P94"/>
      <text:p text:style-name="P95"><text:span text:style-name="T17">Ai sensi dell’art. 6 del GDPR 679/2016 il trattamento per le finalità di cui ai punti </text:span><text:span text:style-name="T18">a), b) e c)</text:span><text:span text:style-name="T17"> è effettuato dal Titolare nell’ambito delle sue legittime attività ed in adempimento agli obblighi previsti da leggi, regolamenti e dalla normativa comunitaria, ovvero da disposizioni impartite da Autorità legittimate dalla legge e da organi di vigilanza e controllo. Il conferimento dei dati pertanto è </text:span><text:span text:style-name="T18">obbligatorio</text:span><text:span text:style-name="T17">, L’eventuale rifiuto a conferire i dati o parte di essi avrà come conseguenza l’impossibilità di instaurare o proseguire il rapporto, nei limiti in cui tali dati sono necessari all’esecuzione dello stesso. </text:span></text:p>
      <text:p text:style-name="P95"><text:span text:style-name="T17">Il conferimento dell’indirizzo mail per l’iscrizione al servizio di newsletter, ovvero per le finalità di cui al punto </text:span><text:span text:style-name="T18">d)</text:span><text:span text:style-name="T17"> è </text:span><text:span text:style-name="T18">facoltativo</text:span><text:span text:style-name="T17"> ed in caso di diniego non ci saranno conseguenze di alcun tipo; in loro assenza non sarà possibile ricevere le nostre informazioni su offerte, promozioni, scontistiche, etc… comunicate tramite tale servizio.</text:span></text:p>
      <text:p text:style-name="P90"/>
      <text:p text:style-name="P91">MODALITA’ DI TRATTAMENTO E COMUNICAZIONE DEI DATI</text:p>
      <text:p text:style-name="P96"/>
      <text:p text:style-name="P90">I dati conferiti saranno trattati dai responsabili ed autorizzati al trattamento, debitamente designati, per il corretto adempimento delle finalità sopraindicate mediante strumenti elettronici e archivi cartacei, nonché con l'impiego di misure di sicurezza atte a garantirne la riservatezza e ad evitare indebiti accessi a soggetti non autorizzati.</text:p>
      <text:p text:style-name="P90">I vostri dati verranno archiviati in database del Titolare o in data base di fornitori di fiducia che agiscono in qualità di responsabili del trattamento.</text:p>
      <text:p text:style-name="P95"><text:span text:style-name="T17">Tali dati non saranno soggetti a diffusione e</text:span><text:span text:style-name="T19"> verranno trattati nei limiti e nei tempi necessari per l’espletamento degli obblighi di legge e per le finalità sopra indicate.</text:span></text:p>
      <text:p text:style-name="P95"><text:span text:style-name="T19">Per le finalità di marketing i suoi dati personali saranno trattati per il periodo di tempo consentito dalla legge e dalle </text:span><text:soft-page-break/><text:span text:style-name="T19">prescrizioni del Garante per la Protezione dei Dati Personali (Autorità di Controllo) e, dunque, per un periodo di </text:span><text:span text:style-name="T20">120</text:span><text:span text:style-name="T21"> mesi dalla relativa registrazione</text:span><text:span text:style-name="T19">, in occasione della prestazione originaria del consenso e/o dal relativo rinnovo.</text:span></text:p>
      <text:p text:style-name="P97"/>
      <text:p text:style-name="P90">I suoi dati potranno essere comunicati alle seguenti categorie di soggetti, in qualità di responsabili del trattamento esterno e/o titolari autonomi del trattamento:</text:p>
      <text:list text:style-name="WW8Num8">
        <text:list-item>
          <text:p text:style-name="P98"><text:span text:style-name="T19">le aziende del</text:span><text:span text:style-name="T21"> </text:span><text:span text:style-name="T19">gruppo FIAM</text:span><text:span text:style-name="T21"> </text:span><text:span text:style-name="T19">con la quale l’azienda condivide la rete informatica e/o parte del personale;</text:span></text:p>
        </text:list-item>
        <text:list-item>
          <text:p text:style-name="P99">consulenti esterni per tenuta contabilità ed adempimenti fiscali;</text:p>
        </text:list-item>
        <text:list-item>
          <text:p text:style-name="P99">esercenti la professione di avvocato per assistenza legale in ambito contrattuale e gestione del contenzioso;</text:p>
        </text:list-item>
        <text:list-item>
          <text:p text:style-name="P99">enti/società/liberi professionisti e collaboratori che partecipano allo svolgimento dell’attività del Titolare nei vari settori, per esigenze strettamente connesse alle finalità sopraindicate;</text:p>
        </text:list-item>
        <text:list-item>
          <text:p text:style-name="P99">istituti di credito.</text:p>
        </text:list-item>
      </text:list>
      <text:p text:style-name="P90"/>
      <text:p text:style-name="P91">ESERCIZIO DEI DIRITTI E TITOLARE DEL TRATTAMENTO DATI</text:p>
      <text:p text:style-name="P100"/>
      <text:p text:style-name="P101">In adempimento alla normativa vigente, in qualunque momento potete richiedere:</text:p>
      <text:list text:style-name="WW8Num15">
        <text:list-item>
          <text:p text:style-name="P102">La conferma dell'esistenza o meno dei vostri dati personali;</text:p>
        </text:list-item>
        <text:list-item>
          <text:p text:style-name="P102">Conoscere il contenuto e l'origine, le finalità e le modalità di trattamento;</text:p>
        </text:list-item>
        <text:list-item>
          <text:p text:style-name="P102">La logica applicata in caso di trattamento effettuato con l’ausilio di strumenti elettronici;</text:p>
        </text:list-item>
        <text:list-item>
          <text:p text:style-name="P102">Gli estremi identificativi del titolare, dei responsabili e dei soggetti o delle categorie di soggetti ai quali i vostri dati personali possono essere comunicati.</text:p>
        </text:list-item>
      </text:list>
      <text:p text:style-name="P101">Inoltre, è vostro diritto ottenere:</text:p>
      <text:list text:style-name="WW8Num11">
        <text:list-item>
          <text:p text:style-name="P103">L’accesso, la copia, la rettificazione, l'integrazione, la portabilità dei dati;</text:p>
        </text:list-item>
        <text:list-item>
          <text:p text:style-name="P103">La cancellazione (diritto all’oblio), la trasformazione in forma anonima o il blocco dei vostri dati trattati in violazione di legge;</text:p>
        </text:list-item>
        <text:list-item>
          <text:p text:style-name="P103">L’opposizione in ogni caso, per motivi legittimi, al trattamento dei dati pertinente allo scopo della raccolta.</text:p>
        </text:list-item>
      </text:list>
      <text:p text:style-name="P90">Ai sensi del Regolamento, avrete anche il diritto di proporre reclamo ad un’autorità di controllo.</text:p>
      <text:p text:style-name="P90">Per l’esercizio dei suoi diritti potrà rivolgere le sue richieste al titolare del trattamento:</text:p>
      <text:p text:style-name="P90"/>
      <text:p text:style-name="P104"><text:placeholder text:placeholder-type="text">&lt;company.name&gt;</text:placeholder></text:p>
      <text:p text:style-name="P105"><text:span text:style-name="T22"><text:placeholder text:placeholder-type="text">&lt;company.street&gt;</text:placeholder></text:span><text:span text:style-name="T22"><text:s/>- </text:span><text:span text:style-name="T22"><text:placeholder text:placeholder-type="text">&lt;company.zip&gt;</text:placeholder></text:span><text:span text:style-name="T22"><text:s/></text:span><text:span text:style-name="T22"><text:placeholder text:placeholder-type="text">&lt;company.city&gt;</text:placeholder></text:span><text:span text:style-name="T22"><text:s/>(</text:span><text:span text:style-name="T22"><text:placeholder text:placeholder-type="text">&lt;company.state_id.code&gt;</text:placeholder></text:span><text:span text:style-name="T22">) </text:span><text:span text:style-name="T22"><text:placeholder text:placeholder-type="text">&lt;company.country_id.name&gt;</text:placeholder></text:span><text:span text:style-name="T22"><text:s/><text:line-break/>T. </text:span><text:span text:style-name="T22"><text:placeholder text:placeholder-type="text">&lt;company.phone&gt;</text:placeholder></text:span><text:span text:style-name="T22"><text:s/>F. </text:span><text:span text:style-name="T22"><text:placeholder text:placeholder-type="text">&lt;company.fax&gt;</text:placeholder></text:span><text:span text:style-name="T22"><text:s/>- </text:span><text:span text:style-name="T22"><text:placeholder text:placeholder-type="text">&lt;company.email&gt;</text:placeholder></text:span></text:p>
      <text:p text:style-name="P106"/>
      <text:p text:style-name="P106">____________________________________________________________________________________</text:p>
      <text:p text:style-name="P107"/>
      <text:p text:style-name="P97"/>
      <text:p text:style-name="P108">L’interessato dichiara di avere ricevuto e letto l’informativa sul trattamento dei dati personali ai sensi della normativa vigente. </text:p>
      <text:p text:style-name="P109">Firma per presa visione dell’informativa ___________________________________</text:p>
      <text:p text:style-name="P108"/>
      <text:p text:style-name="P108"/>
      <text:p text:style-name="P95"><text:span text:style-name="T16">L’interessato acconsente al trattamento dei suoi dati per le finalità di </text:span><text:span text:style-name="T15">MARKETING</text:span><text:span text:style-name="T16"> e desidera iscriversi al servizio di newsletter al fine di ricevere informazioni su offerte, servizi, promozioni attraverso l’indirizzo mail fornito</text:span></text:p>
      <text:p text:style-name="P108"/>
      <text:p text:style-name="P95"><text:soft-page-break/><text:span text:style-name="T16">SI </text:span><text:bookmark text:name="Unknown"/><text:span text:style-name="T16"><text:tab/>NO </text:span><text:bookmark text:name="Unknown1"/></text:p>
      <text:p text:style-name="P108"/>
      <text:p text:style-name="P108"/>
      <text:p text:style-name="P110">Luogo data _____________________<text:tab/><text:tab/><text:tab/><text:tab/><text:tab/> <text:s text:c="2"/>Firma ___________________________________</text:p>
      <text:p text:style-name="P111"><text:placeholder text:placeholder-type="text">&lt;/if&gt;</text:placeholder></text:p>
      <text:p text:style-name="P112"><text:placeholder text:placeholder-type="text">&lt;if test="o.partner_id.lang=='en_US'"&gt;</text:placeholder></text:p>
      <text:p text:style-name="P113"/>
      <text:p text:style-name="P114">PRIVACY REPORT</text:p>
      <text:p text:style-name="P115">pursuant to Article 13 of the REGULATION (EU) 2016/679 OF THE EUROPEAN PARLIAMENT AND OF THE COUNCIL of 27 April 2016 on the protection of natural persons with regard to the processing of personal data and on the free movement of such data</text:p>
      <text:p text:style-name="P116"/>
      <text:p text:style-name="P117">Dear Customers/Suppliers,</text:p>
      <text:p text:style-name="P117">Hereby we would like to inform you that the processing of your personal data will be carried out by our Company according to current European laws and regulations (complying with: UE 2016/679 EU Parliament and April 27 2016 Council). In compliance with this law, the processing will be based on the principles of correctness, lawfulness and transparency in order to protect your confidentiality and rights.</text:p>
      <text:p text:style-name="P117"/>
      <text:p text:style-name="P116">PROCESSING PURPOSES</text:p>
      <text:p text:style-name="P118"><text:tab/></text:p>
      <text:p text:style-name="P119">Your data will be collected and processed for the following purposes:</text:p>
      <text:list text:style-name="WW8Num3">
        <text:list-item>
          <text:p text:style-name="P120">Taxation and accounting obligations;</text:p>
        </text:list-item>
        <text:list-item>
          <text:p text:style-name="P120">Operational and administrative requirements;</text:p>
        </text:list-item>
        <text:list-item>
          <text:p text:style-name="P121">Management of business relations related to the required service;</text:p>
        </text:list-item>
      </text:list>
      <text:p text:style-name="P116"/>
      <text:p text:style-name="P122">For data required to fulfil obligations envisaged by law, regulations and Community legislation or provisions issued by legally empowered authorities and vigilance and control bodies, and to perform our business activities and fulfil our accounting, taxation and corporate organisational obligations, we are not required to obtain your consent and failure to provide such data will fail estabilishing and/or continue business relationship, to the extent that said data are necessary for performance of the same.</text:p>
      <text:p text:style-name="P117"/>
      <text:p text:style-name="P123">DATA PROCESSING AND COMMUNICATION</text:p>
      <text:p text:style-name="P124"/>
      <text:p text:style-name="P125">Your data will be processed by the Processors and employees in charge for. This personnel has been trained to guarantee a proper processing, through electronical devices and /or paper forms, in order to safeguard privacy and secrecy with appropriate measures. These data will not be broadcasted.</text:p>
      <text:p text:style-name="P126">Your data will be stored in secure databases on our servers, or on the servers of our trusted suppliers acting as <text:soft-page-break/>data controllers.</text:p>
      <text:p text:style-name="P127">These will be processed within time and limits needed for the fulfillment of legal obligations and for the purposes indicated above.</text:p>
      <text:p text:style-name="P117">Your data might be communicated to the following, in charge as External Consultant:</text:p>
      <text:list text:style-name="WW8Num2">
        <text:list-item>
          <text:p text:style-name="P128">accountants for bookkeeping and taxation obligations;</text:p>
        </text:list-item>
        <text:list-item>
          <text:p text:style-name="P128">attorneys for legal assistance for contractual purposes and management of litigation;</text:p>
        </text:list-item>
        <text:list-item>
          <text:p text:style-name="P128">entities/companies cooperating with our company in various sectors, for reasons strictly connected to the purposes set forth in point 1;</text:p>
        </text:list-item>
        <text:list-item>
          <text:p text:style-name="P128">banks and credit institutions.</text:p>
        </text:list-item>
      </text:list>
      <text:p text:style-name="P117"/>
      <text:p text:style-name="P123">EXERCISING RIGHTS and DATA CONTROLLER</text:p>
      <text:p text:style-name="P116"/>
      <text:p text:style-name="P117">At any time you will be able to exercise your rights as set out in the regulation UE 2016/679 EU Parliament and April 27 2016 Council, referred to in articles 15 to 21.</text:p>
      <text:p text:style-name="P116"/>
      <text:p text:style-name="P126">You will also have the right to lodge a complaint with a supervisory authority.</text:p>
      <text:p text:style-name="P117"/>
      <text:p text:style-name="P119">You may contact the processing controller and persons in charge in order to exercise your rights.</text:p>
      <text:p text:style-name="P117"/>
      <text:p text:style-name="P129">The data controller is:</text:p>
      <text:p text:style-name="P130"><text:placeholder text:placeholder-type="text">&lt;company.name&gt;</text:placeholder></text:p>
      <text:p text:style-name="P131"><text:span text:style-name="T23"><text:placeholder text:placeholder-type="text">&lt;company.street&gt;</text:placeholder></text:span><text:span text:style-name="T23"><text:s/>- </text:span><text:span text:style-name="T23"><text:placeholder text:placeholder-type="text">&lt;company.zip&gt;</text:placeholder></text:span><text:span text:style-name="T23"><text:s/></text:span><text:span text:style-name="T23"><text:placeholder text:placeholder-type="text">&lt;company.city&gt;</text:placeholder></text:span><text:span text:style-name="T23"><text:s/>(</text:span><text:span text:style-name="T23"><text:placeholder text:placeholder-type="text">&lt;company.state_id.code&gt;</text:placeholder></text:span><text:span text:style-name="T23">) </text:span><text:span text:style-name="T23"><text:placeholder text:placeholder-type="text">&lt;company.country_id.name&gt;</text:placeholder></text:span><text:span text:style-name="T23"><text:s/><text:line-break/>T. </text:span><text:span text:style-name="T23"><text:placeholder text:placeholder-type="text">&lt;company.phone&gt;</text:placeholder></text:span><text:span text:style-name="T23"><text:s/>F. </text:span><text:span text:style-name="T23"><text:placeholder text:placeholder-type="text">&lt;company.fax&gt;</text:placeholder></text:span><text:span text:style-name="T23"><text:s/>- </text:span><text:span text:style-name="T23"><text:placeholder text:placeholder-type="text">&lt;company.email&gt;</text:placeholder></text:span></text:p>
      <text:p text:style-name="P132">___________________________________________________________________________________</text:p>
      <text:p text:style-name="P117"/>
      <text:p text:style-name="P125">By signing below, I acknowledge that I read the privacy notice above and consent to the collection, use and disclosure of my personal information as described in it.</text:p>
      <text:p text:style-name="P117"/>
      <text:p text:style-name="P117"/>
      <text:p text:style-name="P133">Place and date _____________________<text:tab/>Signature ______________________________</text:p>
      <text:p text:style-name="P134"><text:placeholder text:placeholder-type="text">&lt;/if&gt;</text:placeholder></text:p>
      <text:p text:style-name="P134"><text:placeholder text:placeholder-type="text">&lt;/if&gt;</text:placeholder></text:p>
      <text:p text:style-name="P135"><text:placeholder text:placeholder-type="text">&lt;/for&gt;</text:placehold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ndale Mono" svg:font-family="'Andale Mono'" style:font-pitch="fixed"/>
    <style:font-face style:name="Arial" svg:font-family="Arial" style:font-family-generic="swiss"/>
    <style:font-face style:name="Arial1" svg:font-family="Arial" style:font-family-generic="swiss" style:font-pitch="variable"/>
    <style:font-face style:name="Arial2" svg:font-family="Arial" style:font-adornments="Regular"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Century Gothic1" svg:font-family="'Century Gothic', 'Century Gothic'" style:font-family-generic="swiss" style:font-pitch="variable"/>
    <style:font-face style:name="Courier New" svg:font-family="'Courier New'" style:font-family-generic="modern"/>
    <style:font-face style:name="OpenSymbol" svg:font-family="OpenSymbol"/>
    <style:font-face style:name="SimSun" svg:font-family="SimSun" style:font-family-generic="system" style:font-pitch="variable"/>
    <style:font-face style:name="Symbol" svg:font-family="Symbol" style:font-family-generic="roman" style:font-pitch="variable" style:font-charset="x-symbol"/>
    <style:font-face style:name="Symbol1" svg:font-family="Symbol" style:font-family-generic="roman" style:font-pitch="variable"/>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Ubuntu Light" svg:font-family="'Ubuntu Light'" style:font-adornments="Light"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SimSun" style:font-size-asian="12pt" style:language-asian="zh" style:country-asian="CN" style:font-name-complex="Tahoma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SimSun" style:font-size-asian="12pt" style:language-asian="zh" style:country-asian="CN" style:font-name-complex="Tahoma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center" style:justify-single-word="false" style:page-number="auto" style:vertical-align="middle"/>
      <style:text-properties style:font-name="Arial2" fo:font-family="Arial" style:font-style-name="Regular" style:font-family-generic="swiss" style:font-pitch="variable" fo:font-size="10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SimSun" style:font-family-asian="SimSun"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text-properties fo:font-size="12pt" fo:font-style="italic" fo:font-weight="bold"/>
    </style:style>
    <style:style style:name="Table_20_Contents" style:display-name="Table Contents" style:family="paragraph" style:parent-style-name="Standard" style:class="extra" style:master-page-name="">
      <style:paragraph-properties fo:text-align="end" style:justify-single-word="false" style:page-number="auto" text:number-lines="false" text:line-number="0"/>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text-align="center" style:justify-single-word="false" text:number-lines="false" text:line-number="0" style:vertical-align="middle">
        <style:tab-stops>
          <style:tab-stop style:position="8.5cm" style:type="center"/>
          <style:tab-stop style:position="17cm" style:type="right"/>
        </style:tab-stops>
      </style:paragraph-properties>
      <style:text-properties style:font-name="Arial2" fo:font-family="Arial" style:font-style-name="Regular" style:font-family-generic="swiss" style:font-pitch="variabl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Regular" style:font-family-generic="swiss" style:font-pitch="variable"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Regular" style:font-family-generic="swiss" style:font-pitch="variable" fo:font-size="10pt"/>
    </style:style>
    <style:style style:name="Heading_20_10" style:display-name="Heading 10" style:family="paragraph" style:parent-style-name="Heading" style:next-style-name="Text_20_body" style:default-outline-level="10" style:class="chapter">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rp_5f_header" style:display-name="terp_header" style:family="paragraph" style:parent-style-name="Heading" style:class="text">
      <style:paragraph-properties fo:text-align="start" style:justify-single-word="false"/>
      <style:text-properties fo:font-size="12pt" fo:font-weight="bold" style:font-size-asian="14.5pt" style:font-weight-asian="bold" style:font-size-complex="14.5pt" style:font-weight-complex="bold"/>
    </style:style>
    <style:style style:name="terp_5f_default_5f_8" style:display-name="terp_default_8" style:family="paragraph" style:parent-style-name="terp_5f_header">
      <style:paragraph-properties fo:margin-left="0cm" fo:margin-right="0cm" fo:margin-top="0cm" fo:margin-bottom="0cm" style:contextual-spacing="false" fo:text-indent="0cm" style:auto-text-indent="false"/>
      <style:text-properties fo:font-size="8pt" fo:font-weight="normal" style:font-size-asian="8pt" style:font-weight-asian="normal" style:font-size-complex="8pt" style:font-weight-complex="normal"/>
    </style:style>
    <style:style style:name="terp_5f_default_5f_Bold_5f_8" style:display-name="terp_default_Bold_8" style:family="paragraph" style:parent-style-name="terp_5f_default_5f_8" style:master-page-name="">
      <style:paragraph-properties style:page-number="auto"/>
      <style:text-properties fo:font-weight="bold"/>
    </style:style>
    <style:style style:name="terp_5f_default_5f_Bold_5f_9" style:display-name="terp_default_Bold_9" style:family="paragraph" style:parent-style-name="terp_5f_default_5f_Bold_5f_8">
      <style:paragraph-properties fo:margin-left="-0.101cm" fo:margin-right="0cm" fo:margin-top="0cm" fo:margin-bottom="0cm" style:contextual-spacing="false" fo:text-indent="0cm" style:auto-text-indent="false"/>
      <style:text-properties fo:font-size="9pt"/>
    </style:style>
    <style:style style:name="terp_5f_default_5f_9" style:display-name="terp_default_9" style:family="paragraph" style:parent-style-name="terp_5f_default_5f_8">
      <style:text-properties fo:font-size="9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Paragrafo_20_elenco" style:display-name="Paragrafo elenco" style:family="paragraph" style:parent-style-name="Standard">
      <style:paragraph-properties fo:margin-left="1.27cm" fo:margin-right="0cm" fo:margin-top="0cm" fo:margin-bottom="0.282cm" style:contextual-spacing="true" fo:line-height="107%"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loext:opacity="100%" style:text-underline-style="dotted" style:text-underline-width="auto" style:text-underline-color="font-color"/>
    </style:style>
    <style:style style:name="WW8Num5z0" style:family="text">
      <style:text-properties style:font-name="Century Gothic1" fo:font-family="'Century Gothic', 'Century Gothic'" style:font-family-generic="swiss" style:font-pitch="variable" fo:font-size="9pt" style:font-size-asian="9pt" style:font-name-complex="Century Gothic1" style:font-family-complex="'Century Gothic', 'Century Gothic'" style:font-family-generic-complex="swiss" style:font-pitch-complex="variable" style:font-size-complex="10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8z0"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3z0" style:family="text">
      <style:text-properties style:font-name="Century Gothic" fo:font-family="'Century Gothic'" style:font-family-generic="swiss" style:font-pitch="variable" fo:font-size="10pt" fo:language="en" fo:country="US" style:font-size-asian="10pt" style:font-name-complex="Tahoma1" style:font-family-complex="Tahoma" style:font-family-generic-complex="swiss" style:font-pitch-complex="variable" style:font-size-complex="10pt"/>
    </style:style>
    <style:style style:name="WW8Num2z0" style:family="text">
      <style:text-properties style:font-name="Symbol" fo:font-family="Symbol" style:font-family-generic="roman" style:font-pitch="variable" style:font-charset="x-symbol" fo:font-size="10pt" fo:language="en" fo:country="US" style:font-size-asian="10pt" style:font-name-complex="Symbol" style:font-family-complex="Symbol" style:font-family-generic-complex="roman" style:font-pitch-complex="variable" style:font-charset-complex="x-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number text:level="1" text:style-name="WW8Num5z0"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Times New Roman"/>
      </text:list-level-style-bullet>
      <text:list-level-style-number text:level="2" text:style-name="WW8Num8z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5z1" loext:num-list-format="%2%."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5z0"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8Num15z1" loext:num-list-format="%5%."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5z0"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8Num15z1" loext:num-list-format="%8%."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5z0"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1z1" loext:num-list-format="%2%."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1z0"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8Num11z1" loext:num-list-format="%5%."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1z0"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8Num11z1" loext:num-list-format="%8%."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1z0"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la4" style:family="table">
      <style:table-properties style:width="19.001cm" table:align="center"/>
    </style:style>
    <style:style style:name="Tabella4.A" style:family="table-column">
      <style:table-column-properties style:column-width="4.001cm"/>
    </style:style>
    <style:style style:name="Tabella4.B" style:family="table-column">
      <style:table-column-properties style:column-width="11.081cm"/>
    </style:style>
    <style:style style:name="Tabella4.C" style:family="table-column">
      <style:table-column-properties style:column-width="3.919cm"/>
    </style:style>
    <style:style style:name="Tabella4.1" style:family="table-row">
      <style:table-row-properties style:row-height="3.701cm"/>
    </style:style>
    <style:style style:name="Tabella4.A1" style:family="table-cell">
      <style:table-cell-properties fo:background-color="transparent" fo:padding="0.097cm" fo:border="none">
        <style:background-image/>
      </style:table-cell-properties>
    </style:style>
    <style:style style:name="Tabella4.B1" style:family="table-cell">
      <style:table-cell-properties fo:background-color="transparent" fo:padding-left="0.3cm" fo:padding-right="0.101cm" fo:padding-top="0.101cm" fo:padding-bottom="0.101cm" fo:border="none">
        <style:background-image/>
      </style:table-cell-properties>
    </style:style>
    <style:style style:name="Tabella8" style:family="table">
      <style:table-properties style:width="19.001cm" table:align="margins"/>
    </style:style>
    <style:style style:name="Tabella8.A" style:family="table-column">
      <style:table-column-properties style:column-width="3.798cm" style:rel-column-width="13098*"/>
    </style:style>
    <style:style style:name="Tabella8.B" style:family="table-column">
      <style:table-column-properties style:column-width="15.203cm" style:rel-column-width="52437*"/>
    </style:style>
    <style:style style:name="Tabella8.A1" style:family="table-cell">
      <style:table-cell-properties fo:padding="0.049cm" fo:border="none"/>
    </style:style>
    <style:style style:name="MP1" style:family="paragraph" style:parent-style-name="Header">
      <style:paragraph-properties fo:text-align="center" style:justify-single-word="false">
        <style:tab-stops>
          <style:tab-stop style:position="2.963cm"/>
        </style:tab-stops>
      </style:paragraph-properties>
      <style:text-properties style:use-window-font-color="true" loext:opacity="0%" style:font-name="Arial" fo:font-size="10pt" fo:font-style="normal" style:text-underline-style="solid" style:text-underline-width="auto" style:text-underline-color="font-color" fo:font-weight="bold" officeooo:paragraph-rsid="01972af4" style:font-name-asian="SimSun" style:font-size-asian="8.75pt" style:font-style-asian="normal" style:font-weight-asian="bold" style:font-name-complex="Tahoma2" style:font-size-complex="10pt" style:font-style-complex="normal" style:font-weight-complex="bold"/>
    </style:style>
    <style:style style:name="MP2" style:family="paragraph" style:parent-style-name="Header">
      <style:paragraph-properties fo:text-align="center" style:justify-single-word="false">
        <style:tab-stops>
          <style:tab-stop style:position="2.963cm"/>
        </style:tab-stops>
      </style:paragraph-properties>
      <style:text-properties fo:color="#666666" loext:opacity="100%" style:font-name="Arial"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2" style:font-size-complex="10pt" style:font-style-complex="normal" style:font-weight-complex="bold"/>
    </style:style>
    <style:style style:name="MP3" style:family="paragraph" style:parent-style-name="Header">
      <style:paragraph-properties fo:text-align="center" style:justify-single-word="false">
        <style:tab-stops>
          <style:tab-stop style:position="2.963cm"/>
        </style:tab-stops>
      </style:paragraph-properties>
      <style:text-properties fo:color="#666666" loext:opacity="100%" style:font-name="Arial" fo:font-size="20pt" fo:font-style="normal" style:text-underline-style="solid" style:text-underline-width="auto" style:text-underline-color="font-color" fo:font-weight="bold" officeooo:paragraph-rsid="01bf39e9" style:font-name-asian="SimSun" style:font-size-asian="20pt" style:font-style-asian="normal" style:font-weight-asian="bold" style:font-name-complex="Tahoma2" style:font-size-complex="20pt" style:font-style-complex="normal" style:font-weight-complex="bold"/>
    </style:style>
    <style:style style:name="MP4" style:family="paragraph" style:parent-style-name="Header">
      <style:paragraph-properties fo:text-align="end" style:justify-single-word="false">
        <style:tab-stops/>
      </style:paragraph-properties>
      <style:text-properties style:use-window-font-color="true" loext:opacity="0%" style:font-name="Arial" fo:font-size="13pt" fo:font-style="normal" style:text-underline-style="none" fo:font-weight="normal" officeooo:rsid="006fb9aa" officeooo:paragraph-rsid="0203c9a2" style:font-name-asian="SimSun" style:font-size-asian="13pt" style:font-style-asian="normal" style:font-weight-asian="normal" style:font-name-complex="Tahoma2" style:font-size-complex="13pt" style:font-style-complex="normal" style:font-weight-complex="normal"/>
    </style:style>
    <style:style style:name="MP5" style:family="paragraph" style:parent-style-name="Header">
      <style:paragraph-properties fo:text-align="end" style:justify-single-word="false">
        <style:tab-stops>
          <style:tab-stop style:position="2.963cm"/>
        </style:tab-stops>
      </style:paragraph-properties>
      <style:text-properties style:use-window-font-color="true" loext:opacity="0%" style:font-name="Arial" fo:font-size="10pt" fo:font-style="normal" style:text-underline-style="none" fo:font-weight="normal" officeooo:paragraph-rsid="0181cf92" style:font-name-asian="SimSun" style:font-size-asian="10pt" style:font-style-asian="normal" style:font-weight-asian="normal" style:font-name-complex="Tahoma2" style:font-size-complex="10pt" style:font-style-complex="normal" style:font-weight-complex="normal"/>
    </style:style>
    <style:style style:name="MP6" style:family="paragraph" style:parent-style-name="Frame_20_contents">
      <style:paragraph-properties fo:text-align="center" style:justify-single-word="false"/>
    </style:style>
    <style:style style:name="MP7"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MP8" style:family="paragraph" style:parent-style-name="Table_20_Contents">
      <style:paragraph-properties fo:text-align="start" style:justify-single-word="false"/>
      <style:text-properties officeooo:paragraph-rsid="020a71be" style:font-name-asian="SimSun" style:font-size-asian="10pt" style:font-name-complex="Tahoma2" style:font-size-complex="10pt"/>
    </style:style>
    <style:style style:name="MP9"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loext:opacity="0%" style:font-name="Arial" fo:font-size="9.5pt" fo:font-style="normal" style:text-underline-style="none" fo:font-weight="bold" officeooo:paragraph-rsid="0205a999" style:font-name-asian="SimSun" style:font-size-asian="9.5pt" style:font-style-asian="normal" style:font-weight-asian="bold" style:font-name-complex="Tahoma2" style:font-size-complex="9.5pt" style:font-style-complex="normal" style:font-weight-complex="bold"/>
    </style:style>
    <style:style style:name="MP10" style:family="paragraph" style:parent-style-name="Header">
      <style:paragraph-properties fo:text-align="center" style:justify-single-word="false">
        <style:tab-stops>
          <style:tab-stop style:position="2.963cm"/>
        </style:tab-stops>
      </style:paragraph-properties>
      <style:text-properties style:use-window-font-color="true" loext:opacity="0%" style:font-name="Arial" fo:font-size="10pt" fo:font-style="normal" style:text-underline-style="none" fo:font-weight="normal" officeooo:paragraph-rsid="0205a999" style:font-name-asian="SimSun" style:font-size-asian="10pt" style:font-style-asian="normal" style:font-weight-asian="normal" style:font-name-complex="Tahoma2" style:font-size-complex="10pt" style:font-style-complex="normal" style:font-weight-complex="normal"/>
    </style:style>
    <style:style style:name="MP11" style:family="paragraph" style:parent-style-name="Header">
      <style:paragraph-properties fo:text-align="center" style:justify-single-word="false">
        <style:tab-stops>
          <style:tab-stop style:position="2.963cm"/>
        </style:tab-stops>
      </style:paragraph-properties>
      <style:text-properties style:use-window-font-color="true" loext:opacity="0%" style:font-name="Arial" fo:font-size="10pt" fo:font-style="normal" style:text-underline-style="none" fo:font-weight="normal" officeooo:paragraph-rsid="024ce1c6" style:font-name-asian="SimSun" style:font-size-asian="10pt" style:font-style-asian="normal" style:font-weight-asian="normal" style:font-name-complex="Tahoma2" style:font-size-complex="10pt" style:font-style-complex="normal" style:font-weight-complex="normal"/>
    </style:style>
    <style:style style:name="MP12"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loext:opacity="0%" style:font-name="Arial" fo:font-size="10pt" fo:font-style="normal" style:text-underline-style="none" fo:font-weight="normal" officeooo:paragraph-rsid="01c6057c" style:font-name-asian="SimSun" style:font-size-asian="10pt" style:font-style-asian="normal" style:font-weight-asian="normal" style:font-name-complex="Tahoma2" style:font-size-complex="10pt" style:font-style-complex="normal" style:font-weight-complex="normal"/>
    </style:style>
    <style:style style:name="MT1" style:family="text">
      <style:text-properties style:use-window-font-color="true" loext:opacity="0%" style:font-name="Arial"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MT2" style:family="text">
      <style:text-properties officeooo:rsid="006fb9aa"/>
    </style:style>
    <style:style style:name="MT3" style:family="text">
      <style:text-properties fo:font-weight="bold" style:font-weight-asian="bold" style:font-weight-complex="bold"/>
    </style:style>
    <style:style style:name="MT4" style:family="text">
      <style:text-properties fo:font-size="9pt" officeooo:rsid="006dbc43" style:font-size-asian="9pt" style:font-size-complex="9pt"/>
    </style:style>
    <style:style style:name="MT5" style:family="text">
      <style:text-properties style:font-name="Arial1" fo:font-size="9pt" officeooo:rsid="006dbc43" style:font-size-asian="9pt" style:font-size-complex="9pt"/>
    </style:style>
    <style:style style:name="MT6" style:family="text">
      <style:text-properties fo:font-size="9pt" officeooo:rsid="006fb9aa" style:font-size-asian="9pt" style:font-size-complex="9pt"/>
    </style:style>
    <style:style style:name="MT7" style:family="text">
      <style:text-properties fo:font-size="8pt" officeooo:rsid="006fb9aa" style:font-size-asian="8pt" style:font-size-complex="8pt"/>
    </style:style>
    <style:style style:name="Mfr1" style:family="graphic" style:parent-style-name="Frame">
      <style:graphic-properties style:vertical-pos="top" style:vertical-rel="baseline" style:horizontal-pos="from-left" style:horizontal-rel="paragraph" fo:background-color="transparent" draw:fill="none" draw:opacity="0%" fo:padding="0cm" fo:border="none" style:shadow="none" draw:shadow-opacity="100%" loext:rel-width-rel="paragraph">
        <style:columns fo:column-count="1" fo:column-gap="0cm"/>
      </style:graphic-properties>
    </style:style>
    <style:style style:name="Mfr2" style:family="graphic" style:parent-style-name="Frame">
      <style:graphic-properties fo:margin-left="0cm" fo:margin-right="0.101cm" style:vertical-pos="top" style:vertical-rel="baseline" style:horizontal-pos="center" style:horizontal-rel="paragraph" fo:padding="0cm" fo:border="none" style:shadow="none" draw:shadow-opacity="100%" loext:rel-width-rel="paragraph"/>
    </style:style>
    <style:page-layout style:name="Mpm1">
      <style:page-layout-properties fo:page-width="21.001cm" fo:page-height="29.7cm" style:num-format="1" style:print-orientation="portrait" fo:margin-top="1cm" fo:margin-bottom="1.42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svg:height="3.789cm" fo:margin-left="0cm" fo:margin-right="0cm" fo:margin-bottom="0.499cm" style:dynamic-spacing="false"/>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MP1"/>
              <text:p text:style-name="MP2"/>
              <text:p text:style-name="MP3"><text:placeholder text:placeholder-type="text">&lt;company.header2&gt;</text:placeholder></text:p>
            </table:table-cell>
            <table:table-cell table:style-name="Tabella4.B1" office:value-type="string">
              <text:p text:style-name="MP4"><text:s text:c="4"/></text:p>
            </table:table-cell>
            <table:table-cell table:style-name="Tabella4.B1" office:value-type="string">
              <text:p text:style-name="MP5"><draw:frame draw:style-name="Mfr1" draw:name="image:asimage(company.logo)" text:anchor-type="as-char" svg:width="2.886cm" style:rel-width="82%" svg:height="2.889cm" style:rel-height="scale-min" draw:z-index="8"><draw:text-box><text:p text:style-name="MP6"/></draw:text-box></draw:frame></text:p>
            </table:table-cell>
          </table:table-row>
        </table:table>
        <text:p text:style-name="MP7"/>
      </style:header>
      <style:footer>
        <table:table table:name="Tabella8" table:style-name="Tabella8">
          <table:table-column table:style-name="Tabella8.A"/>
          <table:table-column table:style-name="Tabella8.B"/>
          <table:table-row>
            <table:table-cell table:style-name="Tabella8.A1" office:value-type="string">
              <text:p text:style-name="MP8"><text:span text:style-name="MT1"><text:placeholder text:placeholder-type="text">&lt;if test="company.pefc_certified"&gt;</text:placeholder></text:span><draw:frame draw:style-name="Mfr2" draw:name="image:asimage(company.pefc_logo) " text:anchor-type="as-char" svg:width="1.478cm" style:rel-width="40%" svg:height="1.461cm" style:rel-height="scale-min" draw:z-index="17"><draw:text-box><text:p text:style-name="Frame_20_contents"/></draw:text-box></draw:frame><text:span text:style-name="MT1"><text:placeholder text:placeholder-type="text">&lt;/if&gt;</text:placeholder></text:span><text:span text:style-name="MT1"><text:placeholder text:placeholder-type="text">&lt;if test="company.fsc_certified"&gt;</text:placeholder></text:span><text:s text:c="4"/><draw:frame draw:style-name="Mfr2" draw:name="image:asimage(company.fsc_logo) " text:anchor-type="as-char" svg:width="1.478cm" style:rel-width="40%" svg:height="1.459cm" style:rel-height="scale-min" draw:z-index="26"><draw:text-box><text:p text:style-name="Frame_20_contents"/></draw:text-box></draw:frame><text:span text:style-name="MT1"><text:placeholder text:placeholder-type="text">&lt;/if&gt;</text:placeholder></text:span></text:p>
            </table:table-cell>
            <table:table-cell table:style-name="Tabella8.A1" office:value-type="string">
              <text:p text:style-name="MP9"><text:span text:style-name="MT2">Pag. </text:span><text:span text:style-name="MT2"><text:page-number text:select-page="current">9</text:page-number></text:span><text:span text:style-name="MT2"><text:s/>di </text:span><text:span text:style-name="MT2"><text:page-count>9</text:page-count></text:span></text:p>
              <text:p text:style-name="MP10"/>
              <text:p text:style-name="MP10"><text:span text:style-name="MT3"><text:placeholder text:placeholder-type="text">&lt;company.name&gt;</text:placeholder></text:span><text:span text:style-name="MT3"><text:line-break/></text:span><text:span text:style-name="MT4"><text:placeholder text:placeholder-type="text">&lt;company.street&gt;</text:placeholder></text:span><text:span text:style-name="MT4"> - </text:span><text:span text:style-name="MT4"><text:placeholder text:placeholder-type="text">&lt;company.zip&gt;</text:placeholder></text:span><text:span text:style-name="MT4"><text:s/></text:span><text:span text:style-name="MT4"><text:placeholder text:placeholder-type="text">&lt;company.city&gt;</text:placeholder></text:span><text:span text:style-name="MT4"><text:s/>(</text:span><text:span text:style-name="MT4"><text:placeholder text:placeholder-type="text">&lt;company.state_id.code&gt;</text:placeholder></text:span><text:span text:style-name="MT4">) </text:span><text:span text:style-name="MT4"><text:placeholder text:placeholder-type="text">&lt;company.country_id.name&gt;</text:placeholder></text:span><text:span text:style-name="MT4"><text:s/><text:line-break/>T. </text:span><text:span text:style-name="MT4"><text:placeholder text:placeholder-type="text">&lt;company.phone&gt;</text:placeholder></text:span><text:span text:style-name="MT4"><text:s/>F. </text:span><text:span text:style-name="MT4"><text:placeholder text:placeholder-type="text">&lt;company.fax&gt;</text:placeholder></text:span><text:span text:style-name="MT4"><text:s/>- </text:span><text:span text:style-name="MT4"><text:placeholder text:placeholder-type="text">&lt;company.email&gt;</text:placeholder></text:span></text:p>
              <text:p text:style-name="MP11"><text:span text:style-name="MT4">C.F. - P. IVA <text:s/></text:span><text:span text:style-name="MT4"><text:placeholder text:placeholder-type="text">&lt;company.vat&gt;</text:placeholder></text:span><text:span text:style-name="MT4"><text:s/>- R.E.A. n. </text:span><text:span text:style-name="MT4"><text:placeholder text:placeholder-type="text">&lt;company.header_rea&gt;</text:placeholder></text:span><text:span text:style-name="MT5"><text:placeholder text:placeholder-type="text">&lt;(' - AEE n. %s' % company.header_aee) if company.header_aee else ''&gt;</text:placeholder></text:span><text:span text:style-name="MT5"><text:placeholder text:placeholder-type="text">&lt;(' - Cod. Mecc. %s' % company.header_mecc) if company.header_mecc else ''&gt;</text:placeholder></text:span><text:span text:style-name="MT4"><text:s/>- C</text:span><text:span text:style-name="MT6">ap. Soc. € </text:span><text:span text:style-name="MT7"><text:placeholder text:placeholder-type="text">&lt;formatLang(company.header_capital, digits=0)&gt;</text:placeholder></text:span></text:p>
            </table:table-cell>
          </table:table-row>
        </table:table>
        <text:p text:style-name="MP1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0-06-01T12:19:36.49</meta:creation-date>
    <dc:date>2025-10-27T15:20:45.012243667</dc:date>
    <meta:editing-duration>P7DT3H12M15S</meta:editing-duration>
    <meta:editing-cycles>1110</meta:editing-cycles>
    <meta:generator>LibreOffice/25.2.6.2$Linux_X86_64 LibreOffice_project/40d1a0e1d5bdf1afaeae24d9ece32bbb00fa66a4</meta:generator>
    <meta:document-statistic meta:table-count="8" meta:image-count="0" meta:object-count="0" meta:page-count="9" meta:paragraph-count="183" meta:word-count="1866" meta:character-count="15736" meta:non-whitespace-character-count="14051"/>
    <meta:user-defined meta:name="Info 1"/>
    <meta:user-defined meta:name="Info 2"/>
    <meta:user-defined meta:name="Info 3"/>
    <meta:user-defined meta:name="Info 4"/>
  </office:meta>
</office:document-meta>
</file>